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164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0.859cm"/>
    </style:style>
    <style:style style:name="co13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5.4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/>
          <table:table-cell office:value-type="string">
            <text:p>Rural/Urban</text:p>
          </table:table-cell>
          <table:table-cell/>
          <table:table-cell office:value-type="string">
            <text:p>Mud</text:p>
          </table:table-cell>
          <table:table-cell table:number-columns-repeated="2"/>
          <table:table-cell office:value-type="string">
            <text:p>Wood, Bamboo</text:p>
          </table:table-cell>
          <table:table-cell table:number-columns-repeated="2"/>
          <table:table-cell office:value-type="string">
            <text:p>Brick</text:p>
          </table:table-cell>
          <table:table-cell table:number-columns-repeated="2"/>
          <table:table-cell office:value-type="string">
            <text:p>Stone</text:p>
          </table:table-cell>
          <table:table-cell table:number-columns-repeated="2"/>
          <table:table-cell office:value-type="string">
            <text:p>Cement</text:p>
          </table:table-cell>
          <table:table-cell table:number-columns-repeated="2"/>
          <table:table-cell office:value-type="string">
            <text:p>Mosaic, Floor tiles</text:p>
          </table:table-cell>
          <table:table-cell table:number-columns-repeated="2"/>
          <table:table-cell office:value-type="string">
            <text:p>Any other material</text:p>
          </table:table-cell>
          <table:table-cell table:number-columns-repeated="3"/>
        </table:table-row>
        <table:table-row table:style-name="ro2">
          <table:table-cell office:value-type="string">
            <text:p>STATE - ANDHRA PRADESH <text:s/>28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7á997á880</text:p>
          </table:table-cell>
          <table:table-cell table:formula="of:=SUBSTITUTE([.D2];&quot;á&quot;;&quot;&quot;)" office:value-type="string" office:string-value="7997880">
            <text:p>7997880</text:p>
          </table:table-cell>
          <table:table-cell office:value-type="string">
            <text:p>','</text:p>
          </table:table-cell>
          <table:table-cell office:value-type="string">
            <text:p>45á420</text:p>
          </table:table-cell>
          <table:table-cell table:formula="of:=SUBSTITUTE([.G2];&quot;á&quot;;&quot;&quot;)" office:value-type="string" office:string-value="45420">
            <text:p>45420</text:p>
          </table:table-cell>
          <table:table-cell office:value-type="string">
            <text:p>' ,'</text:p>
          </table:table-cell>
          <table:table-cell office:value-type="string">
            <text:p>94á488</text:p>
          </table:table-cell>
          <table:table-cell table:formula="of:=SUBSTITUTE([.J2];&quot;á&quot;;&quot;&quot;)" office:value-type="string" office:string-value="94488">
            <text:p>94488</text:p>
          </table:table-cell>
          <table:table-cell office:value-type="string">
            <text:p>','</text:p>
          </table:table-cell>
          <table:table-cell office:value-type="string">
            <text:p>3á829á081</text:p>
          </table:table-cell>
          <table:table-cell table:formula="of:=SUBSTITUTE([.M2];&quot;á&quot;;&quot;&quot;)" office:value-type="string" office:string-value="3829081">
            <text:p>3829081</text:p>
          </table:table-cell>
          <table:table-cell office:value-type="string">
            <text:p>','</text:p>
          </table:table-cell>
          <table:table-cell office:value-type="string">
            <text:p>2á931á084</text:p>
          </table:table-cell>
          <table:table-cell table:formula="of:=SUBSTITUTE([.P2];&quot;á&quot;;&quot;&quot;)" office:value-type="string" office:string-value="2931084">
            <text:p>2931084</text:p>
          </table:table-cell>
          <table:table-cell office:value-type="string">
            <text:p>','</text:p>
          </table:table-cell>
          <table:table-cell office:value-type="string">
            <text:p>84á033</text:p>
          </table:table-cell>
          <table:table-cell table:formula="of:=SUBSTITUTE([.S2];&quot;á&quot;;&quot;&quot;)" office:value-type="string" office:string-value="84033">
            <text:p>84033</text:p>
          </table:table-cell>
          <table:table-cell office:value-type="string">
            <text:p>','</text:p>
          </table:table-cell>
          <table:table-cell office:value-type="string">
            <text:p>48á655</text:p>
          </table:table-cell>
          <table:table-cell table:formula="of:=SUBSTITUTE([.V2];&quot;á&quot;;&quot;&quot;)" office:value-type="string" office:string-value="48655">
            <text:p>48655</text:p>
          </table:table-cell>
          <table:table-cell office:value-type="string">
            <text:p>'),</text:p>
          </table:table-cell>
          <table:table-cell table:formula="of:=CONCATENATE([.C2];[.E2];[.F2];[.H2];[.I2];[.K2];[.L2];[.N2];[.O2];[.Q2];[.R2];[.T2];[.U2];[.W2];[.X2])" office:value-type="string" office:string-value="('7997880','45420' ,'94488','3829081','2931084','84033','48655'),">
            <text:p>('7997880','45420' ,'94488','3829081','2931084','84033','48655'),</text:p>
          </table:table-cell>
        </table:table-row>
        <table:table-row table:style-name="ro1">
          <table:table-cell office:value-type="string">
            <text:p>STATE - ANDHRA PRADESH <text:s/>28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496á367</text:p>
          </table:table-cell>
          <table:table-cell table:formula="of:=SUBSTITUTE([.D3];&quot;á&quot;;&quot;&quot;)" office:value-type="string" office:string-value="496367">
            <text:p>496367</text:p>
          </table:table-cell>
          <table:table-cell office:value-type="string">
            <text:p>','</text:p>
          </table:table-cell>
          <table:table-cell office:value-type="string">
            <text:p>10á447</text:p>
          </table:table-cell>
          <table:table-cell table:formula="of:=SUBSTITUTE([.G3];&quot;á&quot;;&quot;&quot;)" office:value-type="string" office:string-value="10447">
            <text:p>10447</text:p>
          </table:table-cell>
          <table:table-cell office:value-type="string">
            <text:p>' ,'</text:p>
          </table:table-cell>
          <table:table-cell office:value-type="string">
            <text:p>28á101</text:p>
          </table:table-cell>
          <table:table-cell table:formula="of:=SUBSTITUTE([.J3];&quot;á&quot;;&quot;&quot;)" office:value-type="string" office:string-value="28101">
            <text:p>28101</text:p>
          </table:table-cell>
          <table:table-cell office:value-type="string">
            <text:p>','</text:p>
          </table:table-cell>
          <table:table-cell office:value-type="string">
            <text:p>2á362á869</text:p>
          </table:table-cell>
          <table:table-cell table:formula="of:=SUBSTITUTE([.M3];&quot;á&quot;;&quot;&quot;)" office:value-type="string" office:string-value="2362869">
            <text:p>2362869</text:p>
          </table:table-cell>
          <table:table-cell office:value-type="string">
            <text:p>','</text:p>
          </table:table-cell>
          <table:table-cell office:value-type="string">
            <text:p>1á558á039</text:p>
          </table:table-cell>
          <table:table-cell table:formula="of:=SUBSTITUTE([.P3];&quot;á&quot;;&quot;&quot;)" office:value-type="string" office:string-value="1558039">
            <text:p>1558039</text:p>
          </table:table-cell>
          <table:table-cell office:value-type="string">
            <text:p>','</text:p>
          </table:table-cell>
          <table:table-cell office:value-type="string">
            <text:p>473á033</text:p>
          </table:table-cell>
          <table:table-cell table:formula="of:=SUBSTITUTE([.S3];&quot;á&quot;;&quot;&quot;)" office:value-type="string" office:string-value="473033">
            <text:p>473033</text:p>
          </table:table-cell>
          <table:table-cell office:value-type="string">
            <text:p>','</text:p>
          </table:table-cell>
          <table:table-cell office:value-type="string">
            <text:p>50á847</text:p>
          </table:table-cell>
          <table:table-cell table:formula="of:=SUBSTITUTE([.V3];&quot;á&quot;;&quot;&quot;)" office:value-type="string" office:string-value="50847">
            <text:p>50847</text:p>
          </table:table-cell>
          <table:table-cell office:value-type="string">
            <text:p>'),</text:p>
          </table:table-cell>
          <table:table-cell table:formula="of:=CONCATENATE([.C3];[.E3];[.F3];[.H3];[.I3];[.K3];[.L3];[.N3];[.O3];[.Q3];[.R3];[.T3];[.U3];[.W3];[.X3])" office:value-type="string" office:string-value="('496367','10447' ,'28101','2362869','1558039','473033','50847'),">
            <text:p>('496367','10447' ,'28101','2362869','1558039','473033','50847'),</text:p>
          </table:table-cell>
        </table:table-row>
        <table:table-row table:style-name="ro2">
          <table:table-cell office:value-type="string">
            <text:p>STATE - ARUNACHAL PRADESH <text:s/>12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62á617</text:p>
          </table:table-cell>
          <table:table-cell table:formula="of:=SUBSTITUTE([.D4];&quot;á&quot;;&quot;&quot;)" office:value-type="string" office:string-value="62617">
            <text:p>62617</text:p>
          </table:table-cell>
          <table:table-cell office:value-type="string">
            <text:p>','</text:p>
          </table:table-cell>
          <table:table-cell office:value-type="string">
            <text:p>116á707</text:p>
          </table:table-cell>
          <table:table-cell table:formula="of:=SUBSTITUTE([.G4];&quot;á&quot;;&quot;&quot;)" office:value-type="string" office:string-value="116707">
            <text:p>116707</text:p>
          </table:table-cell>
          <table:table-cell office:value-type="string">
            <text:p>' ,'</text:p>
          </table:table-cell>
          <table:table-cell office:value-type="float" office:value="292">
            <text:p>292</text:p>
          </table:table-cell>
          <table:table-cell table:formula="of:=SUBSTITUTE([.J4];&quot;á&quot;;&quot;&quot;)" office:value-type="string" office:string-value="292">
            <text:p>292</text:p>
          </table:table-cell>
          <table:table-cell office:value-type="string">
            <text:p>','</text:p>
          </table:table-cell>
          <table:table-cell office:value-type="float" office:value="401">
            <text:p>401</text:p>
          </table:table-cell>
          <table:table-cell table:formula="of:=SUBSTITUTE([.M4];&quot;á&quot;;&quot;&quot;)" office:value-type="string" office:string-value="401">
            <text:p>401</text:p>
          </table:table-cell>
          <table:table-cell office:value-type="string">
            <text:p>','</text:p>
          </table:table-cell>
          <table:table-cell office:value-type="string">
            <text:p>37á272</text:p>
          </table:table-cell>
          <table:table-cell table:formula="of:=SUBSTITUTE([.P4];&quot;á&quot;;&quot;&quot;)" office:value-type="string" office:string-value="37272">
            <text:p>37272</text:p>
          </table:table-cell>
          <table:table-cell office:value-type="string">
            <text:p>','</text:p>
          </table:table-cell>
          <table:table-cell office:value-type="float" office:value="89">
            <text:p>89</text:p>
          </table:table-cell>
          <table:table-cell table:formula="of:=SUBSTITUTE([.S4];&quot;á&quot;;&quot;&quot;)" office:value-type="string" office:string-value="89">
            <text:p>89</text:p>
          </table:table-cell>
          <table:table-cell office:value-type="string">
            <text:p>','</text:p>
          </table:table-cell>
          <table:table-cell office:value-type="float" office:value="388">
            <text:p>388</text:p>
          </table:table-cell>
          <table:table-cell table:formula="of:=SUBSTITUTE([.V4];&quot;á&quot;;&quot;&quot;)" office:value-type="string" office:string-value="388">
            <text:p>388</text:p>
          </table:table-cell>
          <table:table-cell office:value-type="string">
            <text:p>'),</text:p>
          </table:table-cell>
          <table:table-cell table:formula="of:=CONCATENATE([.C4];[.E4];[.F4];[.H4];[.I4];[.K4];[.L4];[.N4];[.O4];[.Q4];[.R4];[.T4];[.U4];[.W4];[.X4])" office:value-type="string" office:string-value="('62617','116707' ,'292','401','37272','89','388'),">
            <text:p>('62617','116707' ,'292','401','37272','89','388'),</text:p>
          </table:table-cell>
        </table:table-row>
        <table:table-row table:style-name="ro1">
          <table:table-cell office:value-type="string">
            <text:p>STATE - ARUNACHAL PRADESH <text:s/>12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0á571</text:p>
          </table:table-cell>
          <table:table-cell table:formula="of:=SUBSTITUTE([.D5];&quot;á&quot;;&quot;&quot;)" office:value-type="string" office:string-value="20571">
            <text:p>20571</text:p>
          </table:table-cell>
          <table:table-cell office:value-type="string">
            <text:p>','</text:p>
          </table:table-cell>
          <table:table-cell office:value-type="string">
            <text:p>10á794</text:p>
          </table:table-cell>
          <table:table-cell table:formula="of:=SUBSTITUTE([.G5];&quot;á&quot;;&quot;&quot;)" office:value-type="string" office:string-value="10794">
            <text:p>10794</text:p>
          </table:table-cell>
          <table:table-cell office:value-type="string">
            <text:p>' ,'</text:p>
          </table:table-cell>
          <table:table-cell office:value-type="float" office:value="309">
            <text:p>309</text:p>
          </table:table-cell>
          <table:table-cell table:formula="of:=SUBSTITUTE([.J5];&quot;á&quot;;&quot;&quot;)" office:value-type="string" office:string-value="309">
            <text:p>309</text:p>
          </table:table-cell>
          <table:table-cell office:value-type="string">
            <text:p>','</text:p>
          </table:table-cell>
          <table:table-cell office:value-type="float" office:value="377">
            <text:p>377</text:p>
          </table:table-cell>
          <table:table-cell table:formula="of:=SUBSTITUTE([.M5];&quot;á&quot;;&quot;&quot;)" office:value-type="string" office:string-value="377">
            <text:p>377</text:p>
          </table:table-cell>
          <table:table-cell office:value-type="string">
            <text:p>','</text:p>
          </table:table-cell>
          <table:table-cell office:value-type="string">
            <text:p>33á669</text:p>
          </table:table-cell>
          <table:table-cell table:formula="of:=SUBSTITUTE([.P5];&quot;á&quot;;&quot;&quot;)" office:value-type="string" office:string-value="33669">
            <text:p>33669</text:p>
          </table:table-cell>
          <table:table-cell office:value-type="string">
            <text:p>','</text:p>
          </table:table-cell>
          <table:table-cell office:value-type="float" office:value="147">
            <text:p>147</text:p>
          </table:table-cell>
          <table:table-cell table:formula="of:=SUBSTITUTE([.S5];&quot;á&quot;;&quot;&quot;)" office:value-type="string" office:string-value="147">
            <text:p>147</text:p>
          </table:table-cell>
          <table:table-cell office:value-type="string">
            <text:p>','</text:p>
          </table:table-cell>
          <table:table-cell office:value-type="float" office:value="127">
            <text:p>127</text:p>
          </table:table-cell>
          <table:table-cell table:formula="of:=SUBSTITUTE([.V5];&quot;á&quot;;&quot;&quot;)" office:value-type="string" office:string-value="127">
            <text:p>127</text:p>
          </table:table-cell>
          <table:table-cell office:value-type="string">
            <text:p>'),</text:p>
          </table:table-cell>
          <table:table-cell table:formula="of:=CONCATENATE([.C5];[.E5];[.F5];[.H5];[.I5];[.K5];[.L5];[.N5];[.O5];[.Q5];[.R5];[.T5];[.U5];[.W5];[.X5])" office:value-type="string" office:string-value="('20571','10794' ,'309','377','33669','147','127'),">
            <text:p>('20571','10794' ,'309','377','33669','147','127'),</text:p>
          </table:table-cell>
        </table:table-row>
        <table:table-row table:style-name="ro2">
          <table:table-cell office:value-type="string">
            <text:p>STATE - ASSAM <text:s/>18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á536á303</text:p>
          </table:table-cell>
          <table:table-cell table:formula="of:=SUBSTITUTE([.D6];&quot;á&quot;;&quot;&quot;)" office:value-type="string" office:string-value="4536303">
            <text:p>4536303</text:p>
          </table:table-cell>
          <table:table-cell office:value-type="string">
            <text:p>','</text:p>
          </table:table-cell>
          <table:table-cell office:value-type="string">
            <text:p>190á347</text:p>
          </table:table-cell>
          <table:table-cell table:formula="of:=SUBSTITUTE([.G6];&quot;á&quot;;&quot;&quot;)" office:value-type="string" office:string-value="190347">
            <text:p>190347</text:p>
          </table:table-cell>
          <table:table-cell office:value-type="string">
            <text:p>' ,'</text:p>
          </table:table-cell>
          <table:table-cell office:value-type="string">
            <text:p>49á671</text:p>
          </table:table-cell>
          <table:table-cell table:formula="of:=SUBSTITUTE([.J6];&quot;á&quot;;&quot;&quot;)" office:value-type="string" office:string-value="49671">
            <text:p>49671</text:p>
          </table:table-cell>
          <table:table-cell office:value-type="string">
            <text:p>','</text:p>
          </table:table-cell>
          <table:table-cell office:value-type="string">
            <text:p>19á399</text:p>
          </table:table-cell>
          <table:table-cell table:formula="of:=SUBSTITUTE([.M6];&quot;á&quot;;&quot;&quot;)" office:value-type="string" office:string-value="19399">
            <text:p>19399</text:p>
          </table:table-cell>
          <table:table-cell office:value-type="string">
            <text:p>','</text:p>
          </table:table-cell>
          <table:table-cell office:value-type="string">
            <text:p>387á350</text:p>
          </table:table-cell>
          <table:table-cell table:formula="of:=SUBSTITUTE([.P6];&quot;á&quot;;&quot;&quot;)" office:value-type="string" office:string-value="387350">
            <text:p>387350</text:p>
          </table:table-cell>
          <table:table-cell office:value-type="string">
            <text:p>','</text:p>
          </table:table-cell>
          <table:table-cell office:value-type="string">
            <text:p>8á810</text:p>
          </table:table-cell>
          <table:table-cell table:formula="of:=SUBSTITUTE([.S6];&quot;á&quot;;&quot;&quot;)" office:value-type="string" office:string-value="8810">
            <text:p>8810</text:p>
          </table:table-cell>
          <table:table-cell office:value-type="string">
            <text:p>','</text:p>
          </table:table-cell>
          <table:table-cell office:value-type="string">
            <text:p>2á410</text:p>
          </table:table-cell>
          <table:table-cell table:formula="of:=SUBSTITUTE([.V6];&quot;á&quot;;&quot;&quot;)" office:value-type="string" office:string-value="2410">
            <text:p>2410</text:p>
          </table:table-cell>
          <table:table-cell office:value-type="string">
            <text:p>'),</text:p>
          </table:table-cell>
          <table:table-cell table:formula="of:=CONCATENATE([.C6];[.E6];[.F6];[.H6];[.I6];[.K6];[.L6];[.N6];[.O6];[.Q6];[.R6];[.T6];[.U6];[.W6];[.X6])" office:value-type="string" office:string-value="('4536303','190347' ,'49671','19399','387350','8810','2410'),">
            <text:p>('4536303','190347' ,'49671','19399','387350','8810','2410'),</text:p>
          </table:table-cell>
        </table:table-row>
        <table:table-row table:style-name="ro1">
          <table:table-cell office:value-type="string">
            <text:p>STATE - ASSAM <text:s/>18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89á088</text:p>
          </table:table-cell>
          <table:table-cell table:formula="of:=SUBSTITUTE([.D7];&quot;á&quot;;&quot;&quot;)" office:value-type="string" office:string-value="389088">
            <text:p>389088</text:p>
          </table:table-cell>
          <table:table-cell office:value-type="string">
            <text:p>','</text:p>
          </table:table-cell>
          <table:table-cell office:value-type="string">
            <text:p>18á905</text:p>
          </table:table-cell>
          <table:table-cell table:formula="of:=SUBSTITUTE([.G7];&quot;á&quot;;&quot;&quot;)" office:value-type="string" office:string-value="18905">
            <text:p>18905</text:p>
          </table:table-cell>
          <table:table-cell office:value-type="string">
            <text:p>' ,'</text:p>
          </table:table-cell>
          <table:table-cell office:value-type="string">
            <text:p>27á090</text:p>
          </table:table-cell>
          <table:table-cell table:formula="of:=SUBSTITUTE([.J7];&quot;á&quot;;&quot;&quot;)" office:value-type="string" office:string-value="27090">
            <text:p>27090</text:p>
          </table:table-cell>
          <table:table-cell office:value-type="string">
            <text:p>','</text:p>
          </table:table-cell>
          <table:table-cell office:value-type="string">
            <text:p>11á562</text:p>
          </table:table-cell>
          <table:table-cell table:formula="of:=SUBSTITUTE([.M7];&quot;á&quot;;&quot;&quot;)" office:value-type="string" office:string-value="11562">
            <text:p>11562</text:p>
          </table:table-cell>
          <table:table-cell office:value-type="string">
            <text:p>','</text:p>
          </table:table-cell>
          <table:table-cell office:value-type="string">
            <text:p>503á712</text:p>
          </table:table-cell>
          <table:table-cell table:formula="of:=SUBSTITUTE([.P7];&quot;á&quot;;&quot;&quot;)" office:value-type="string" office:string-value="503712">
            <text:p>503712</text:p>
          </table:table-cell>
          <table:table-cell office:value-type="string">
            <text:p>','</text:p>
          </table:table-cell>
          <table:table-cell office:value-type="string">
            <text:p>23á629</text:p>
          </table:table-cell>
          <table:table-cell table:formula="of:=SUBSTITUTE([.S7];&quot;á&quot;;&quot;&quot;)" office:value-type="string" office:string-value="23629">
            <text:p>23629</text:p>
          </table:table-cell>
          <table:table-cell office:value-type="string">
            <text:p>','</text:p>
          </table:table-cell>
          <table:table-cell office:value-type="float" office:value="718">
            <text:p>718</text:p>
          </table:table-cell>
          <table:table-cell table:formula="of:=SUBSTITUTE([.V7];&quot;á&quot;;&quot;&quot;)" office:value-type="string" office:string-value="718">
            <text:p>718</text:p>
          </table:table-cell>
          <table:table-cell office:value-type="string">
            <text:p>'),</text:p>
          </table:table-cell>
          <table:table-cell table:formula="of:=CONCATENATE([.C7];[.E7];[.F7];[.H7];[.I7];[.K7];[.L7];[.N7];[.O7];[.Q7];[.R7];[.T7];[.U7];[.W7];[.X7])" office:value-type="string" office:string-value="('389088','18905' ,'27090','11562','503712','23629','718'),">
            <text:p>('389088','18905' ,'27090','11562','503712','23629','718'),</text:p>
          </table:table-cell>
        </table:table-row>
        <table:table-row table:style-name="ro2">
          <table:table-cell office:value-type="string">
            <text:p>STATE - BIHAR <text:s/>10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2á768á815</text:p>
          </table:table-cell>
          <table:table-cell table:formula="of:=SUBSTITUTE([.D8];&quot;á&quot;;&quot;&quot;)" office:value-type="string" office:string-value="12768815">
            <text:p>12768815</text:p>
          </table:table-cell>
          <table:table-cell office:value-type="string">
            <text:p>','</text:p>
          </table:table-cell>
          <table:table-cell office:value-type="string">
            <text:p>86á920</text:p>
          </table:table-cell>
          <table:table-cell table:formula="of:=SUBSTITUTE([.G8];&quot;á&quot;;&quot;&quot;)" office:value-type="string" office:string-value="86920">
            <text:p>86920</text:p>
          </table:table-cell>
          <table:table-cell office:value-type="string">
            <text:p>' ,'</text:p>
          </table:table-cell>
          <table:table-cell office:value-type="string">
            <text:p>344á648</text:p>
          </table:table-cell>
          <table:table-cell table:formula="of:=SUBSTITUTE([.J8];&quot;á&quot;;&quot;&quot;)" office:value-type="string" office:string-value="344648">
            <text:p>344648</text:p>
          </table:table-cell>
          <table:table-cell office:value-type="string">
            <text:p>','</text:p>
          </table:table-cell>
          <table:table-cell office:value-type="string">
            <text:p>35á388</text:p>
          </table:table-cell>
          <table:table-cell table:formula="of:=SUBSTITUTE([.M8];&quot;á&quot;;&quot;&quot;)" office:value-type="string" office:string-value="35388">
            <text:p>35388</text:p>
          </table:table-cell>
          <table:table-cell office:value-type="string">
            <text:p>','</text:p>
          </table:table-cell>
          <table:table-cell office:value-type="string">
            <text:p>1á305á839</text:p>
          </table:table-cell>
          <table:table-cell table:formula="of:=SUBSTITUTE([.P8];&quot;á&quot;;&quot;&quot;)" office:value-type="string" office:string-value="1305839">
            <text:p>1305839</text:p>
          </table:table-cell>
          <table:table-cell office:value-type="string">
            <text:p>','</text:p>
          </table:table-cell>
          <table:table-cell office:value-type="string">
            <text:p>27á232</text:p>
          </table:table-cell>
          <table:table-cell table:formula="of:=SUBSTITUTE([.S8];&quot;á&quot;;&quot;&quot;)" office:value-type="string" office:string-value="27232">
            <text:p>27232</text:p>
          </table:table-cell>
          <table:table-cell office:value-type="string">
            <text:p>','</text:p>
          </table:table-cell>
          <table:table-cell office:value-type="string">
            <text:p>7á064</text:p>
          </table:table-cell>
          <table:table-cell table:formula="of:=SUBSTITUTE([.V8];&quot;á&quot;;&quot;&quot;)" office:value-type="string" office:string-value="7064">
            <text:p>7064</text:p>
          </table:table-cell>
          <table:table-cell office:value-type="string">
            <text:p>'),</text:p>
          </table:table-cell>
          <table:table-cell table:formula="of:=CONCATENATE([.C8];[.E8];[.F8];[.H8];[.I8];[.K8];[.L8];[.N8];[.O8];[.Q8];[.R8];[.T8];[.U8];[.W8];[.X8])" office:value-type="string" office:string-value="('12768815','86920' ,'344648','35388','1305839','27232','7064'),">
            <text:p>('12768815','86920' ,'344648','35388','1305839','27232','7064'),</text:p>
          </table:table-cell>
        </table:table-row>
        <table:table-row table:style-name="ro1">
          <table:table-cell office:value-type="string">
            <text:p>STATE - BIHAR <text:s/>10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621á004</text:p>
          </table:table-cell>
          <table:table-cell table:formula="of:=SUBSTITUTE([.D9];&quot;á&quot;;&quot;&quot;)" office:value-type="string" office:string-value="621004">
            <text:p>621004</text:p>
          </table:table-cell>
          <table:table-cell office:value-type="string">
            <text:p>','</text:p>
          </table:table-cell>
          <table:table-cell office:value-type="string">
            <text:p>13á685</text:p>
          </table:table-cell>
          <table:table-cell table:formula="of:=SUBSTITUTE([.G9];&quot;á&quot;;&quot;&quot;)" office:value-type="string" office:string-value="13685">
            <text:p>13685</text:p>
          </table:table-cell>
          <table:table-cell office:value-type="string">
            <text:p>' ,'</text:p>
          </table:table-cell>
          <table:table-cell office:value-type="string">
            <text:p>82á412</text:p>
          </table:table-cell>
          <table:table-cell table:formula="of:=SUBSTITUTE([.J9];&quot;á&quot;;&quot;&quot;)" office:value-type="string" office:string-value="82412">
            <text:p>82412</text:p>
          </table:table-cell>
          <table:table-cell office:value-type="string">
            <text:p>','</text:p>
          </table:table-cell>
          <table:table-cell office:value-type="string">
            <text:p>10á721</text:p>
          </table:table-cell>
          <table:table-cell table:formula="of:=SUBSTITUTE([.M9];&quot;á&quot;;&quot;&quot;)" office:value-type="string" office:string-value="10721">
            <text:p>10721</text:p>
          </table:table-cell>
          <table:table-cell office:value-type="string">
            <text:p>','</text:p>
          </table:table-cell>
          <table:table-cell office:value-type="string">
            <text:p>948á452</text:p>
          </table:table-cell>
          <table:table-cell table:formula="of:=SUBSTITUTE([.P9];&quot;á&quot;;&quot;&quot;)" office:value-type="string" office:string-value="948452">
            <text:p>948452</text:p>
          </table:table-cell>
          <table:table-cell office:value-type="string">
            <text:p>','</text:p>
          </table:table-cell>
          <table:table-cell office:value-type="string">
            <text:p>63á331</text:p>
          </table:table-cell>
          <table:table-cell table:formula="of:=SUBSTITUTE([.S9];&quot;á&quot;;&quot;&quot;)" office:value-type="string" office:string-value="63331">
            <text:p>63331</text:p>
          </table:table-cell>
          <table:table-cell office:value-type="string">
            <text:p>','</text:p>
          </table:table-cell>
          <table:table-cell office:value-type="string">
            <text:p>1á016</text:p>
          </table:table-cell>
          <table:table-cell table:formula="of:=SUBSTITUTE([.V9];&quot;á&quot;;&quot;&quot;)" office:value-type="string" office:string-value="1016">
            <text:p>1016</text:p>
          </table:table-cell>
          <table:table-cell office:value-type="string">
            <text:p>'),</text:p>
          </table:table-cell>
          <table:table-cell table:formula="of:=CONCATENATE([.C9];[.E9];[.F9];[.H9];[.I9];[.K9];[.L9];[.N9];[.O9];[.Q9];[.R9];[.T9];[.U9];[.W9];[.X9])" office:value-type="string" office:string-value="('621004','13685' ,'82412','10721','948452','63331','1016'),">
            <text:p>('621004','13685' ,'82412','10721','948452','63331','1016'),</text:p>
          </table:table-cell>
        </table:table-row>
        <table:table-row table:style-name="ro2">
          <table:table-cell office:value-type="string">
            <text:p>STATE - CHHATTISGARH <text:s/>22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3á591á454</text:p>
          </table:table-cell>
          <table:table-cell table:formula="of:=SUBSTITUTE([.D10];&quot;á&quot;;&quot;&quot;)" office:value-type="string" office:string-value="3591454">
            <text:p>3591454</text:p>
          </table:table-cell>
          <table:table-cell office:value-type="string">
            <text:p>','</text:p>
          </table:table-cell>
          <table:table-cell office:value-type="string">
            <text:p>7á716</text:p>
          </table:table-cell>
          <table:table-cell table:formula="of:=SUBSTITUTE([.G10];&quot;á&quot;;&quot;&quot;)" office:value-type="string" office:string-value="7716">
            <text:p>7716</text:p>
          </table:table-cell>
          <table:table-cell office:value-type="string">
            <text:p>' ,'</text:p>
          </table:table-cell>
          <table:table-cell office:value-type="string">
            <text:p>9á415</text:p>
          </table:table-cell>
          <table:table-cell table:formula="of:=SUBSTITUTE([.J10];&quot;á&quot;;&quot;&quot;)" office:value-type="string" office:string-value="9415">
            <text:p>9415</text:p>
          </table:table-cell>
          <table:table-cell office:value-type="string">
            <text:p>','</text:p>
          </table:table-cell>
          <table:table-cell office:value-type="string">
            <text:p>149á724</text:p>
          </table:table-cell>
          <table:table-cell table:formula="of:=SUBSTITUTE([.M10];&quot;á&quot;;&quot;&quot;)" office:value-type="string" office:string-value="149724">
            <text:p>149724</text:p>
          </table:table-cell>
          <table:table-cell office:value-type="string">
            <text:p>','</text:p>
          </table:table-cell>
          <table:table-cell office:value-type="string">
            <text:p>248á636</text:p>
          </table:table-cell>
          <table:table-cell table:formula="of:=SUBSTITUTE([.P10];&quot;á&quot;;&quot;&quot;)" office:value-type="string" office:string-value="248636">
            <text:p>248636</text:p>
          </table:table-cell>
          <table:table-cell office:value-type="string">
            <text:p>','</text:p>
          </table:table-cell>
          <table:table-cell office:value-type="string">
            <text:p>8á881</text:p>
          </table:table-cell>
          <table:table-cell table:formula="of:=SUBSTITUTE([.S10];&quot;á&quot;;&quot;&quot;)" office:value-type="string" office:string-value="8881">
            <text:p>8881</text:p>
          </table:table-cell>
          <table:table-cell office:value-type="string">
            <text:p>','</text:p>
          </table:table-cell>
          <table:table-cell office:value-type="string">
            <text:p>1á896</text:p>
          </table:table-cell>
          <table:table-cell table:formula="of:=SUBSTITUTE([.V10];&quot;á&quot;;&quot;&quot;)" office:value-type="string" office:string-value="1896">
            <text:p>1896</text:p>
          </table:table-cell>
          <table:table-cell office:value-type="string">
            <text:p>'),</text:p>
          </table:table-cell>
          <table:table-cell table:formula="of:=CONCATENATE([.C10];[.E10];[.F10];[.H10];[.I10];[.K10];[.L10];[.N10];[.O10];[.Q10];[.R10];[.T10];[.U10];[.W10];[.X10])" office:value-type="string" office:string-value="('3591454','7716' ,'9415','149724','248636','8881','1896'),">
            <text:p>('3591454','7716' ,'9415','149724','248636','8881','1896'),</text:p>
          </table:table-cell>
        </table:table-row>
        <table:table-row table:style-name="ro1">
          <table:table-cell office:value-type="string">
            <text:p>STATE - CHHATTISGARH <text:s/>22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53á191</text:p>
          </table:table-cell>
          <table:table-cell table:formula="of:=SUBSTITUTE([.D11];&quot;á&quot;;&quot;&quot;)" office:value-type="string" office:string-value="353191">
            <text:p>353191</text:p>
          </table:table-cell>
          <table:table-cell office:value-type="string">
            <text:p>','</text:p>
          </table:table-cell>
          <table:table-cell office:value-type="string">
            <text:p>2á506</text:p>
          </table:table-cell>
          <table:table-cell table:formula="of:=SUBSTITUTE([.G11];&quot;á&quot;;&quot;&quot;)" office:value-type="string" office:string-value="2506">
            <text:p>2506</text:p>
          </table:table-cell>
          <table:table-cell office:value-type="string">
            <text:p>' ,'</text:p>
          </table:table-cell>
          <table:table-cell office:value-type="string">
            <text:p>6á200</text:p>
          </table:table-cell>
          <table:table-cell table:formula="of:=SUBSTITUTE([.J11];&quot;á&quot;;&quot;&quot;)" office:value-type="string" office:string-value="6200">
            <text:p>6200</text:p>
          </table:table-cell>
          <table:table-cell office:value-type="string">
            <text:p>','</text:p>
          </table:table-cell>
          <table:table-cell office:value-type="string">
            <text:p>127á069</text:p>
          </table:table-cell>
          <table:table-cell table:formula="of:=SUBSTITUTE([.M11];&quot;á&quot;;&quot;&quot;)" office:value-type="string" office:string-value="127069">
            <text:p>127069</text:p>
          </table:table-cell>
          <table:table-cell office:value-type="string">
            <text:p>','</text:p>
          </table:table-cell>
          <table:table-cell office:value-type="string">
            <text:p>423á907</text:p>
          </table:table-cell>
          <table:table-cell table:formula="of:=SUBSTITUTE([.P11];&quot;á&quot;;&quot;&quot;)" office:value-type="string" office:string-value="423907">
            <text:p>423907</text:p>
          </table:table-cell>
          <table:table-cell office:value-type="string">
            <text:p>','</text:p>
          </table:table-cell>
          <table:table-cell office:value-type="string">
            <text:p>67á147</text:p>
          </table:table-cell>
          <table:table-cell table:formula="of:=SUBSTITUTE([.S11];&quot;á&quot;;&quot;&quot;)" office:value-type="string" office:string-value="67147">
            <text:p>67147</text:p>
          </table:table-cell>
          <table:table-cell office:value-type="string">
            <text:p>','</text:p>
          </table:table-cell>
          <table:table-cell office:value-type="float" office:value="984">
            <text:p>984</text:p>
          </table:table-cell>
          <table:table-cell table:formula="of:=SUBSTITUTE([.V11];&quot;á&quot;;&quot;&quot;)" office:value-type="string" office:string-value="984">
            <text:p>984</text:p>
          </table:table-cell>
          <table:table-cell office:value-type="string">
            <text:p>'),</text:p>
          </table:table-cell>
          <table:table-cell table:formula="of:=CONCATENATE([.C11];[.E11];[.F11];[.H11];[.I11];[.K11];[.L11];[.N11];[.O11];[.Q11];[.R11];[.T11];[.U11];[.W11];[.X11])" office:value-type="string" office:string-value="('353191','2506' ,'6200','127069','423907','67147','984'),">
            <text:p>('353191','2506' ,'6200','127069','423907','67147','984'),</text:p>
          </table:table-cell>
        </table:table-row>
        <table:table-row table:style-name="ro2">
          <table:table-cell office:value-type="string">
            <text:p>STATE - GOA <text:s/>30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05á529</text:p>
          </table:table-cell>
          <table:table-cell table:formula="of:=SUBSTITUTE([.D12];&quot;á&quot;;&quot;&quot;)" office:value-type="string" office:string-value="105529">
            <text:p>105529</text:p>
          </table:table-cell>
          <table:table-cell office:value-type="string">
            <text:p>','</text:p>
          </table:table-cell>
          <table:table-cell office:value-type="float" office:value="391">
            <text:p>391</text:p>
          </table:table-cell>
          <table:table-cell table:formula="of:=SUBSTITUTE([.G12];&quot;á&quot;;&quot;&quot;)" office:value-type="string" office:string-value="391">
            <text:p>391</text:p>
          </table:table-cell>
          <table:table-cell office:value-type="string">
            <text:p>' ,'</text:p>
          </table:table-cell>
          <table:table-cell office:value-type="float" office:value="850">
            <text:p>850</text:p>
          </table:table-cell>
          <table:table-cell table:formula="of:=SUBSTITUTE([.J12];&quot;á&quot;;&quot;&quot;)" office:value-type="string" office:string-value="850">
            <text:p>850</text:p>
          </table:table-cell>
          <table:table-cell office:value-type="string">
            <text:p>','</text:p>
          </table:table-cell>
          <table:table-cell office:value-type="string">
            <text:p>1á245</text:p>
          </table:table-cell>
          <table:table-cell table:formula="of:=SUBSTITUTE([.M12];&quot;á&quot;;&quot;&quot;)" office:value-type="string" office:string-value="1245">
            <text:p>1245</text:p>
          </table:table-cell>
          <table:table-cell office:value-type="string">
            <text:p>','</text:p>
          </table:table-cell>
          <table:table-cell office:value-type="string">
            <text:p>77á329</text:p>
          </table:table-cell>
          <table:table-cell table:formula="of:=SUBSTITUTE([.P12];&quot;á&quot;;&quot;&quot;)" office:value-type="string" office:string-value="77329">
            <text:p>77329</text:p>
          </table:table-cell>
          <table:table-cell office:value-type="string">
            <text:p>','</text:p>
          </table:table-cell>
          <table:table-cell office:value-type="string">
            <text:p>38á726</text:p>
          </table:table-cell>
          <table:table-cell table:formula="of:=SUBSTITUTE([.S12];&quot;á&quot;;&quot;&quot;)" office:value-type="string" office:string-value="38726">
            <text:p>38726</text:p>
          </table:table-cell>
          <table:table-cell office:value-type="string">
            <text:p>','</text:p>
          </table:table-cell>
          <table:table-cell office:value-type="float" office:value="613">
            <text:p>613</text:p>
          </table:table-cell>
          <table:table-cell table:formula="of:=SUBSTITUTE([.V12];&quot;á&quot;;&quot;&quot;)" office:value-type="string" office:string-value="613">
            <text:p>613</text:p>
          </table:table-cell>
          <table:table-cell office:value-type="string">
            <text:p>'),</text:p>
          </table:table-cell>
          <table:table-cell table:formula="of:=CONCATENATE([.C12];[.E12];[.F12];[.H12];[.I12];[.K12];[.L12];[.N12];[.O12];[.Q12];[.R12];[.T12];[.U12];[.W12];[.X12])" office:value-type="string" office:string-value="('105529','391' ,'850','1245','77329','38726','613'),">
            <text:p>('105529','391' ,'850','1245','77329','38726','613'),</text:p>
          </table:table-cell>
        </table:table-row>
        <table:table-row table:style-name="ro1">
          <table:table-cell office:value-type="string">
            <text:p>STATE - GOA <text:s/>30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6á384</text:p>
          </table:table-cell>
          <table:table-cell table:formula="of:=SUBSTITUTE([.D13];&quot;á&quot;;&quot;&quot;)" office:value-type="string" office:string-value="36384">
            <text:p>36384</text:p>
          </table:table-cell>
          <table:table-cell office:value-type="string">
            <text:p>','</text:p>
          </table:table-cell>
          <table:table-cell office:value-type="float" office:value="704">
            <text:p>704</text:p>
          </table:table-cell>
          <table:table-cell table:formula="of:=SUBSTITUTE([.G13];&quot;á&quot;;&quot;&quot;)" office:value-type="string" office:string-value="704">
            <text:p>704</text:p>
          </table:table-cell>
          <table:table-cell office:value-type="string">
            <text:p>' ,'</text:p>
          </table:table-cell>
          <table:table-cell office:value-type="string">
            <text:p>1á034</text:p>
          </table:table-cell>
          <table:table-cell table:formula="of:=SUBSTITUTE([.J13];&quot;á&quot;;&quot;&quot;)" office:value-type="string" office:string-value="1034">
            <text:p>1034</text:p>
          </table:table-cell>
          <table:table-cell office:value-type="string">
            <text:p>','</text:p>
          </table:table-cell>
          <table:table-cell office:value-type="string">
            <text:p>1á393</text:p>
          </table:table-cell>
          <table:table-cell table:formula="of:=SUBSTITUTE([.M13];&quot;á&quot;;&quot;&quot;)" office:value-type="string" office:string-value="1393">
            <text:p>1393</text:p>
          </table:table-cell>
          <table:table-cell office:value-type="string">
            <text:p>','</text:p>
          </table:table-cell>
          <table:table-cell office:value-type="string">
            <text:p>99á997</text:p>
          </table:table-cell>
          <table:table-cell table:formula="of:=SUBSTITUTE([.P13];&quot;á&quot;;&quot;&quot;)" office:value-type="string" office:string-value="99997">
            <text:p>99997</text:p>
          </table:table-cell>
          <table:table-cell office:value-type="string">
            <text:p>','</text:p>
          </table:table-cell>
          <table:table-cell office:value-type="string">
            <text:p>93á363</text:p>
          </table:table-cell>
          <table:table-cell table:formula="of:=SUBSTITUTE([.S13];&quot;á&quot;;&quot;&quot;)" office:value-type="string" office:string-value="93363">
            <text:p>93363</text:p>
          </table:table-cell>
          <table:table-cell office:value-type="string">
            <text:p>','</text:p>
          </table:table-cell>
          <table:table-cell office:value-type="string">
            <text:p>1á310</text:p>
          </table:table-cell>
          <table:table-cell table:formula="of:=SUBSTITUTE([.V13];&quot;á&quot;;&quot;&quot;)" office:value-type="string" office:string-value="1310">
            <text:p>1310</text:p>
          </table:table-cell>
          <table:table-cell office:value-type="string">
            <text:p>'),</text:p>
          </table:table-cell>
          <table:table-cell table:formula="of:=CONCATENATE([.C13];[.E13];[.F13];[.H13];[.I13];[.K13];[.L13];[.N13];[.O13];[.Q13];[.R13];[.T13];[.U13];[.W13];[.X13])" office:value-type="string" office:string-value="('36384','704' ,'1034','1393','99997','93363','1310'),">
            <text:p>('36384','704' ,'1034','1393','99997','93363','1310'),</text:p>
          </table:table-cell>
        </table:table-row>
        <table:table-row table:style-name="ro2">
          <table:table-cell office:value-type="string">
            <text:p>STATE - GUJARAT <text:s/>24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á452á316</text:p>
          </table:table-cell>
          <table:table-cell table:formula="of:=SUBSTITUTE([.D14];&quot;á&quot;;&quot;&quot;)" office:value-type="string" office:string-value="4452316">
            <text:p>4452316</text:p>
          </table:table-cell>
          <table:table-cell office:value-type="string">
            <text:p>','</text:p>
          </table:table-cell>
          <table:table-cell office:value-type="string">
            <text:p>19á276</text:p>
          </table:table-cell>
          <table:table-cell table:formula="of:=SUBSTITUTE([.G14];&quot;á&quot;;&quot;&quot;)" office:value-type="string" office:string-value="19276">
            <text:p>19276</text:p>
          </table:table-cell>
          <table:table-cell office:value-type="string">
            <text:p>' ,'</text:p>
          </table:table-cell>
          <table:table-cell office:value-type="string">
            <text:p>33á951</text:p>
          </table:table-cell>
          <table:table-cell table:formula="of:=SUBSTITUTE([.J14];&quot;á&quot;;&quot;&quot;)" office:value-type="string" office:string-value="33951">
            <text:p>33951</text:p>
          </table:table-cell>
          <table:table-cell office:value-type="string">
            <text:p>','</text:p>
          </table:table-cell>
          <table:table-cell office:value-type="string">
            <text:p>327á585</text:p>
          </table:table-cell>
          <table:table-cell table:formula="of:=SUBSTITUTE([.M14];&quot;á&quot;;&quot;&quot;)" office:value-type="string" office:string-value="327585">
            <text:p>327585</text:p>
          </table:table-cell>
          <table:table-cell office:value-type="string">
            <text:p>','</text:p>
          </table:table-cell>
          <table:table-cell office:value-type="string">
            <text:p>1á819á712</text:p>
          </table:table-cell>
          <table:table-cell table:formula="of:=SUBSTITUTE([.P14];&quot;á&quot;;&quot;&quot;)" office:value-type="string" office:string-value="1819712">
            <text:p>1819712</text:p>
          </table:table-cell>
          <table:table-cell office:value-type="string">
            <text:p>','</text:p>
          </table:table-cell>
          <table:table-cell office:value-type="string">
            <text:p>857á525</text:p>
          </table:table-cell>
          <table:table-cell table:formula="of:=SUBSTITUTE([.S14];&quot;á&quot;;&quot;&quot;)" office:value-type="string" office:string-value="857525">
            <text:p>857525</text:p>
          </table:table-cell>
          <table:table-cell office:value-type="string">
            <text:p>','</text:p>
          </table:table-cell>
          <table:table-cell office:value-type="string">
            <text:p>14á808</text:p>
          </table:table-cell>
          <table:table-cell table:formula="of:=SUBSTITUTE([.V14];&quot;á&quot;;&quot;&quot;)" office:value-type="string" office:string-value="14808">
            <text:p>14808</text:p>
          </table:table-cell>
          <table:table-cell office:value-type="string">
            <text:p>'),</text:p>
          </table:table-cell>
          <table:table-cell table:formula="of:=CONCATENATE([.C14];[.E14];[.F14];[.H14];[.I14];[.K14];[.L14];[.N14];[.O14];[.Q14];[.R14];[.T14];[.U14];[.W14];[.X14])" office:value-type="string" office:string-value="('4452316','19276' ,'33951','327585','1819712','857525','14808'),">
            <text:p>('4452316','19276' ,'33951','327585','1819712','857525','14808'),</text:p>
          </table:table-cell>
        </table:table-row>
        <table:table-row table:style-name="ro1">
          <table:table-cell office:value-type="string">
            <text:p>STATE - GUJARAT <text:s/>24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76á692</text:p>
          </table:table-cell>
          <table:table-cell table:formula="of:=SUBSTITUTE([.D15];&quot;á&quot;;&quot;&quot;)" office:value-type="string" office:string-value="376692">
            <text:p>376692</text:p>
          </table:table-cell>
          <table:table-cell office:value-type="string">
            <text:p>','</text:p>
          </table:table-cell>
          <table:table-cell office:value-type="string">
            <text:p>13á349</text:p>
          </table:table-cell>
          <table:table-cell table:formula="of:=SUBSTITUTE([.G15];&quot;á&quot;;&quot;&quot;)" office:value-type="string" office:string-value="13349">
            <text:p>13349</text:p>
          </table:table-cell>
          <table:table-cell office:value-type="string">
            <text:p>' ,'</text:p>
          </table:table-cell>
          <table:table-cell office:value-type="string">
            <text:p>21á264</text:p>
          </table:table-cell>
          <table:table-cell table:formula="of:=SUBSTITUTE([.J15];&quot;á&quot;;&quot;&quot;)" office:value-type="string" office:string-value="21264">
            <text:p>21264</text:p>
          </table:table-cell>
          <table:table-cell office:value-type="string">
            <text:p>','</text:p>
          </table:table-cell>
          <table:table-cell office:value-type="string">
            <text:p>568á100</text:p>
          </table:table-cell>
          <table:table-cell table:formula="of:=SUBSTITUTE([.M15];&quot;á&quot;;&quot;&quot;)" office:value-type="string" office:string-value="568100">
            <text:p>568100</text:p>
          </table:table-cell>
          <table:table-cell office:value-type="string">
            <text:p>','</text:p>
          </table:table-cell>
          <table:table-cell office:value-type="string">
            <text:p>1á357á705</text:p>
          </table:table-cell>
          <table:table-cell table:formula="of:=SUBSTITUTE([.P15];&quot;á&quot;;&quot;&quot;)" office:value-type="string" office:string-value="1357705">
            <text:p>1357705</text:p>
          </table:table-cell>
          <table:table-cell office:value-type="string">
            <text:p>','</text:p>
          </table:table-cell>
          <table:table-cell office:value-type="string">
            <text:p>2á558á329</text:p>
          </table:table-cell>
          <table:table-cell table:formula="of:=SUBSTITUTE([.S15];&quot;á&quot;;&quot;&quot;)" office:value-type="string" office:string-value="2558329">
            <text:p>2558329</text:p>
          </table:table-cell>
          <table:table-cell office:value-type="string">
            <text:p>','</text:p>
          </table:table-cell>
          <table:table-cell office:value-type="string">
            <text:p>26á383</text:p>
          </table:table-cell>
          <table:table-cell table:formula="of:=SUBSTITUTE([.V15];&quot;á&quot;;&quot;&quot;)" office:value-type="string" office:string-value="26383">
            <text:p>26383</text:p>
          </table:table-cell>
          <table:table-cell office:value-type="string">
            <text:p>'),</text:p>
          </table:table-cell>
          <table:table-cell table:formula="of:=CONCATENATE([.C15];[.E15];[.F15];[.H15];[.I15];[.K15];[.L15];[.N15];[.O15];[.Q15];[.R15];[.T15];[.U15];[.W15];[.X15])" office:value-type="string" office:string-value="('376692','13349' ,'21264','568100','1357705','2558329','26383'),">
            <text:p>('376692','13349' ,'21264','568100','1357705','2558329','26383'),</text:p>
          </table:table-cell>
        </table:table-row>
        <table:table-row table:style-name="ro2">
          <table:table-cell office:value-type="string">
            <text:p>STATE - HARYANA <text:s/>06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916á218</text:p>
          </table:table-cell>
          <table:table-cell table:formula="of:=SUBSTITUTE([.D16];&quot;á&quot;;&quot;&quot;)" office:value-type="string" office:string-value="1916218">
            <text:p>1916218</text:p>
          </table:table-cell>
          <table:table-cell office:value-type="string">
            <text:p>','</text:p>
          </table:table-cell>
          <table:table-cell office:value-type="string">
            <text:p>5á375</text:p>
          </table:table-cell>
          <table:table-cell table:formula="of:=SUBSTITUTE([.G16];&quot;á&quot;;&quot;&quot;)" office:value-type="string" office:string-value="5375">
            <text:p>5375</text:p>
          </table:table-cell>
          <table:table-cell office:value-type="string">
            <text:p>' ,'</text:p>
          </table:table-cell>
          <table:table-cell office:value-type="string">
            <text:p>520á770</text:p>
          </table:table-cell>
          <table:table-cell table:formula="of:=SUBSTITUTE([.J16];&quot;á&quot;;&quot;&quot;)" office:value-type="string" office:string-value="520770">
            <text:p>520770</text:p>
          </table:table-cell>
          <table:table-cell office:value-type="string">
            <text:p>','</text:p>
          </table:table-cell>
          <table:table-cell office:value-type="string">
            <text:p>35á181</text:p>
          </table:table-cell>
          <table:table-cell table:formula="of:=SUBSTITUTE([.M16];&quot;á&quot;;&quot;&quot;)" office:value-type="string" office:string-value="35181">
            <text:p>35181</text:p>
          </table:table-cell>
          <table:table-cell office:value-type="string">
            <text:p>','</text:p>
          </table:table-cell>
          <table:table-cell office:value-type="string">
            <text:p>1á003á792</text:p>
          </table:table-cell>
          <table:table-cell table:formula="of:=SUBSTITUTE([.P16];&quot;á&quot;;&quot;&quot;)" office:value-type="string" office:string-value="1003792">
            <text:p>1003792</text:p>
          </table:table-cell>
          <table:table-cell office:value-type="string">
            <text:p>','</text:p>
          </table:table-cell>
          <table:table-cell office:value-type="string">
            <text:p>56á099</text:p>
          </table:table-cell>
          <table:table-cell table:formula="of:=SUBSTITUTE([.S16];&quot;á&quot;;&quot;&quot;)" office:value-type="string" office:string-value="56099">
            <text:p>56099</text:p>
          </table:table-cell>
          <table:table-cell office:value-type="string">
            <text:p>','</text:p>
          </table:table-cell>
          <table:table-cell office:value-type="string">
            <text:p>7á049</text:p>
          </table:table-cell>
          <table:table-cell table:formula="of:=SUBSTITUTE([.V16];&quot;á&quot;;&quot;&quot;)" office:value-type="string" office:string-value="7049">
            <text:p>7049</text:p>
          </table:table-cell>
          <table:table-cell office:value-type="string">
            <text:p>'),</text:p>
          </table:table-cell>
          <table:table-cell table:formula="of:=CONCATENATE([.C16];[.E16];[.F16];[.H16];[.I16];[.K16];[.L16];[.N16];[.O16];[.Q16];[.R16];[.T16];[.U16];[.W16];[.X16])" office:value-type="string" office:string-value="('1916218','5375' ,'520770','35181','1003792','56099','7049'),">
            <text:p>('1916218','5375' ,'520770','35181','1003792','56099','7049'),</text:p>
          </table:table-cell>
        </table:table-row>
        <table:table-row table:style-name="ro1">
          <table:table-cell office:value-type="string">
            <text:p>STATE - HARYANA <text:s/>06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20á096</text:p>
          </table:table-cell>
          <table:table-cell table:formula="of:=SUBSTITUTE([.D17];&quot;á&quot;;&quot;&quot;)" office:value-type="string" office:string-value="220096">
            <text:p>220096</text:p>
          </table:table-cell>
          <table:table-cell office:value-type="string">
            <text:p>','</text:p>
          </table:table-cell>
          <table:table-cell office:value-type="string">
            <text:p>3á282</text:p>
          </table:table-cell>
          <table:table-cell table:formula="of:=SUBSTITUTE([.G17];&quot;á&quot;;&quot;&quot;)" office:value-type="string" office:string-value="3282">
            <text:p>3282</text:p>
          </table:table-cell>
          <table:table-cell office:value-type="string">
            <text:p>' ,'</text:p>
          </table:table-cell>
          <table:table-cell office:value-type="string">
            <text:p>155á829</text:p>
          </table:table-cell>
          <table:table-cell table:formula="of:=SUBSTITUTE([.J17];&quot;á&quot;;&quot;&quot;)" office:value-type="string" office:string-value="155829">
            <text:p>155829</text:p>
          </table:table-cell>
          <table:table-cell office:value-type="string">
            <text:p>','</text:p>
          </table:table-cell>
          <table:table-cell office:value-type="string">
            <text:p>78á591</text:p>
          </table:table-cell>
          <table:table-cell table:formula="of:=SUBSTITUTE([.M17];&quot;á&quot;;&quot;&quot;)" office:value-type="string" office:string-value="78591">
            <text:p>78591</text:p>
          </table:table-cell>
          <table:table-cell office:value-type="string">
            <text:p>','</text:p>
          </table:table-cell>
          <table:table-cell office:value-type="string">
            <text:p>976á468</text:p>
          </table:table-cell>
          <table:table-cell table:formula="of:=SUBSTITUTE([.P17];&quot;á&quot;;&quot;&quot;)" office:value-type="string" office:string-value="976468">
            <text:p>976468</text:p>
          </table:table-cell>
          <table:table-cell office:value-type="string">
            <text:p>','</text:p>
          </table:table-cell>
          <table:table-cell office:value-type="string">
            <text:p>119á526</text:p>
          </table:table-cell>
          <table:table-cell table:formula="of:=SUBSTITUTE([.S17];&quot;á&quot;;&quot;&quot;)" office:value-type="string" office:string-value="119526">
            <text:p>119526</text:p>
          </table:table-cell>
          <table:table-cell office:value-type="string">
            <text:p>','</text:p>
          </table:table-cell>
          <table:table-cell office:value-type="string">
            <text:p>7á999</text:p>
          </table:table-cell>
          <table:table-cell table:formula="of:=SUBSTITUTE([.V17];&quot;á&quot;;&quot;&quot;)" office:value-type="string" office:string-value="7999">
            <text:p>7999</text:p>
          </table:table-cell>
          <table:table-cell office:value-type="string">
            <text:p>'),</text:p>
          </table:table-cell>
          <table:table-cell table:formula="of:=CONCATENATE([.C17];[.E17];[.F17];[.H17];[.I17];[.K17];[.L17];[.N17];[.O17];[.Q17];[.R17];[.T17];[.U17];[.W17];[.X17])" office:value-type="string" office:string-value="('220096','3282' ,'155829','78591','976468','119526','7999'),">
            <text:p>('220096','3282' ,'155829','78591','976468','119526','7999'),</text:p>
          </table:table-cell>
        </table:table-row>
        <table:table-row table:style-name="ro2">
          <table:table-cell office:value-type="string">
            <text:p>STATE - HIMACHAL PRADESH <text:s/>02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297á320</text:p>
          </table:table-cell>
          <table:table-cell table:formula="of:=SUBSTITUTE([.D18];&quot;á&quot;;&quot;&quot;)" office:value-type="string" office:string-value="1297320">
            <text:p>1297320</text:p>
          </table:table-cell>
          <table:table-cell office:value-type="string">
            <text:p>','</text:p>
          </table:table-cell>
          <table:table-cell office:value-type="string">
            <text:p>228á996</text:p>
          </table:table-cell>
          <table:table-cell table:formula="of:=SUBSTITUTE([.G18];&quot;á&quot;;&quot;&quot;)" office:value-type="string" office:string-value="228996">
            <text:p>228996</text:p>
          </table:table-cell>
          <table:table-cell office:value-type="string">
            <text:p>' ,'</text:p>
          </table:table-cell>
          <table:table-cell office:value-type="string">
            <text:p>6á528</text:p>
          </table:table-cell>
          <table:table-cell table:formula="of:=SUBSTITUTE([.J18];&quot;á&quot;;&quot;&quot;)" office:value-type="string" office:string-value="6528">
            <text:p>6528</text:p>
          </table:table-cell>
          <table:table-cell office:value-type="string">
            <text:p>','</text:p>
          </table:table-cell>
          <table:table-cell office:value-type="string">
            <text:p>50á324</text:p>
          </table:table-cell>
          <table:table-cell table:formula="of:=SUBSTITUTE([.M18];&quot;á&quot;;&quot;&quot;)" office:value-type="string" office:string-value="50324">
            <text:p>50324</text:p>
          </table:table-cell>
          <table:table-cell office:value-type="string">
            <text:p>','</text:p>
          </table:table-cell>
          <table:table-cell office:value-type="string">
            <text:p>571á209</text:p>
          </table:table-cell>
          <table:table-cell table:formula="of:=SUBSTITUTE([.P18];&quot;á&quot;;&quot;&quot;)" office:value-type="string" office:string-value="571209">
            <text:p>571209</text:p>
          </table:table-cell>
          <table:table-cell office:value-type="string">
            <text:p>','</text:p>
          </table:table-cell>
          <table:table-cell office:value-type="string">
            <text:p>10á132</text:p>
          </table:table-cell>
          <table:table-cell table:formula="of:=SUBSTITUTE([.S18];&quot;á&quot;;&quot;&quot;)" office:value-type="string" office:string-value="10132">
            <text:p>10132</text:p>
          </table:table-cell>
          <table:table-cell office:value-type="string">
            <text:p>','</text:p>
          </table:table-cell>
          <table:table-cell office:value-type="string">
            <text:p>3á830</text:p>
          </table:table-cell>
          <table:table-cell table:formula="of:=SUBSTITUTE([.V18];&quot;á&quot;;&quot;&quot;)" office:value-type="string" office:string-value="3830">
            <text:p>3830</text:p>
          </table:table-cell>
          <table:table-cell office:value-type="string">
            <text:p>'),</text:p>
          </table:table-cell>
          <table:table-cell table:formula="of:=CONCATENATE([.C18];[.E18];[.F18];[.H18];[.I18];[.K18];[.L18];[.N18];[.O18];[.Q18];[.R18];[.T18];[.U18];[.W18];[.X18])" office:value-type="string" office:string-value="('1297320','228996' ,'6528','50324','571209','10132','3830'),">
            <text:p>('1297320','228996' ,'6528','50324','571209','10132','3830'),</text:p>
          </table:table-cell>
        </table:table-row>
        <table:table-row table:style-name="ro1">
          <table:table-cell office:value-type="string">
            <text:p>STATE - HIMACHAL PRADESH <text:s/>02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8á127</text:p>
          </table:table-cell>
          <table:table-cell table:formula="of:=SUBSTITUTE([.D19];&quot;á&quot;;&quot;&quot;)" office:value-type="string" office:string-value="28127">
            <text:p>28127</text:p>
          </table:table-cell>
          <table:table-cell office:value-type="string">
            <text:p>','</text:p>
          </table:table-cell>
          <table:table-cell office:value-type="string">
            <text:p>7á030</text:p>
          </table:table-cell>
          <table:table-cell table:formula="of:=SUBSTITUTE([.G19];&quot;á&quot;;&quot;&quot;)" office:value-type="string" office:string-value="7030">
            <text:p>7030</text:p>
          </table:table-cell>
          <table:table-cell office:value-type="string">
            <text:p>' ,'</text:p>
          </table:table-cell>
          <table:table-cell office:value-type="string">
            <text:p>1á518</text:p>
          </table:table-cell>
          <table:table-cell table:formula="of:=SUBSTITUTE([.J19];&quot;á&quot;;&quot;&quot;)" office:value-type="string" office:string-value="1518">
            <text:p>1518</text:p>
          </table:table-cell>
          <table:table-cell office:value-type="string">
            <text:p>','</text:p>
          </table:table-cell>
          <table:table-cell office:value-type="string">
            <text:p>1á879</text:p>
          </table:table-cell>
          <table:table-cell table:formula="of:=SUBSTITUTE([.M19];&quot;á&quot;;&quot;&quot;)" office:value-type="string" office:string-value="1879">
            <text:p>1879</text:p>
          </table:table-cell>
          <table:table-cell office:value-type="string">
            <text:p>','</text:p>
          </table:table-cell>
          <table:table-cell office:value-type="string">
            <text:p>192á280</text:p>
          </table:table-cell>
          <table:table-cell table:formula="of:=SUBSTITUTE([.P19];&quot;á&quot;;&quot;&quot;)" office:value-type="string" office:string-value="192280">
            <text:p>192280</text:p>
          </table:table-cell>
          <table:table-cell office:value-type="string">
            <text:p>','</text:p>
          </table:table-cell>
          <table:table-cell office:value-type="string">
            <text:p>9á034</text:p>
          </table:table-cell>
          <table:table-cell table:formula="of:=SUBSTITUTE([.S19];&quot;á&quot;;&quot;&quot;)" office:value-type="string" office:string-value="9034">
            <text:p>9034</text:p>
          </table:table-cell>
          <table:table-cell office:value-type="string">
            <text:p>','</text:p>
          </table:table-cell>
          <table:table-cell office:value-type="float" office:value="715">
            <text:p>715</text:p>
          </table:table-cell>
          <table:table-cell table:formula="of:=SUBSTITUTE([.V19];&quot;á&quot;;&quot;&quot;)" office:value-type="string" office:string-value="715">
            <text:p>715</text:p>
          </table:table-cell>
          <table:table-cell office:value-type="string">
            <text:p>'),</text:p>
          </table:table-cell>
          <table:table-cell table:formula="of:=CONCATENATE([.C19];[.E19];[.F19];[.H19];[.I19];[.K19];[.L19];[.N19];[.O19];[.Q19];[.R19];[.T19];[.U19];[.W19];[.X19])" office:value-type="string" office:string-value="('28127','7030' ,'1518','1879','192280','9034','715'),">
            <text:p>('28127','7030' ,'1518','1879','192280','9034','715'),</text:p>
          </table:table-cell>
        </table:table-row>
        <table:table-row table:style-name="ro2">
          <table:table-cell office:value-type="string">
            <text:p>STATE - JAMMU &amp; KASHMIR <text:s/>01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555á302</text:p>
          </table:table-cell>
          <table:table-cell table:formula="of:=SUBSTITUTE([.D20];&quot;á&quot;;&quot;&quot;)" office:value-type="string" office:string-value="1555302">
            <text:p>1555302</text:p>
          </table:table-cell>
          <table:table-cell office:value-type="string">
            <text:p>','</text:p>
          </table:table-cell>
          <table:table-cell office:value-type="string">
            <text:p>151á794</text:p>
          </table:table-cell>
          <table:table-cell table:formula="of:=SUBSTITUTE([.G20];&quot;á&quot;;&quot;&quot;)" office:value-type="string" office:string-value="151794">
            <text:p>151794</text:p>
          </table:table-cell>
          <table:table-cell office:value-type="string">
            <text:p>' ,'</text:p>
          </table:table-cell>
          <table:table-cell office:value-type="string">
            <text:p>9á660</text:p>
          </table:table-cell>
          <table:table-cell table:formula="of:=SUBSTITUTE([.J20];&quot;á&quot;;&quot;&quot;)" office:value-type="string" office:string-value="9660">
            <text:p>9660</text:p>
          </table:table-cell>
          <table:table-cell office:value-type="string">
            <text:p>','</text:p>
          </table:table-cell>
          <table:table-cell office:value-type="string">
            <text:p>8á926</text:p>
          </table:table-cell>
          <table:table-cell table:formula="of:=SUBSTITUTE([.M20];&quot;á&quot;;&quot;&quot;)" office:value-type="string" office:string-value="8926">
            <text:p>8926</text:p>
          </table:table-cell>
          <table:table-cell office:value-type="string">
            <text:p>','</text:p>
          </table:table-cell>
          <table:table-cell office:value-type="string">
            <text:p>391á929</text:p>
          </table:table-cell>
          <table:table-cell table:formula="of:=SUBSTITUTE([.P20];&quot;á&quot;;&quot;&quot;)" office:value-type="string" office:string-value="391929">
            <text:p>391929</text:p>
          </table:table-cell>
          <table:table-cell office:value-type="string">
            <text:p>','</text:p>
          </table:table-cell>
          <table:table-cell office:value-type="string">
            <text:p>4á661</text:p>
          </table:table-cell>
          <table:table-cell table:formula="of:=SUBSTITUTE([.S20];&quot;á&quot;;&quot;&quot;)" office:value-type="string" office:string-value="4661">
            <text:p>4661</text:p>
          </table:table-cell>
          <table:table-cell office:value-type="string">
            <text:p>','</text:p>
          </table:table-cell>
          <table:table-cell office:value-type="string">
            <text:p>3á214</text:p>
          </table:table-cell>
          <table:table-cell table:formula="of:=SUBSTITUTE([.V20];&quot;á&quot;;&quot;&quot;)" office:value-type="string" office:string-value="3214">
            <text:p>3214</text:p>
          </table:table-cell>
          <table:table-cell office:value-type="string">
            <text:p>'),</text:p>
          </table:table-cell>
          <table:table-cell table:formula="of:=CONCATENATE([.C20];[.E20];[.F20];[.H20];[.I20];[.K20];[.L20];[.N20];[.O20];[.Q20];[.R20];[.T20];[.U20];[.W20];[.X20])" office:value-type="string" office:string-value="('1555302','151794' ,'9660','8926','391929','4661','3214'),">
            <text:p>('1555302','151794' ,'9660','8926','391929','4661','3214'),</text:p>
          </table:table-cell>
        </table:table-row>
        <table:table-row table:style-name="ro1">
          <table:table-cell office:value-type="string">
            <text:p>STATE - JAMMU &amp; KASHMIR <text:s/>01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30á680</text:p>
          </table:table-cell>
          <table:table-cell table:formula="of:=SUBSTITUTE([.D21];&quot;á&quot;;&quot;&quot;)" office:value-type="string" office:string-value="130680">
            <text:p>130680</text:p>
          </table:table-cell>
          <table:table-cell office:value-type="string">
            <text:p>','</text:p>
          </table:table-cell>
          <table:table-cell office:value-type="string">
            <text:p>20á299</text:p>
          </table:table-cell>
          <table:table-cell table:formula="of:=SUBSTITUTE([.G21];&quot;á&quot;;&quot;&quot;)" office:value-type="string" office:string-value="20299">
            <text:p>20299</text:p>
          </table:table-cell>
          <table:table-cell office:value-type="string">
            <text:p>' ,'</text:p>
          </table:table-cell>
          <table:table-cell office:value-type="string">
            <text:p>5á125</text:p>
          </table:table-cell>
          <table:table-cell table:formula="of:=SUBSTITUTE([.J21];&quot;á&quot;;&quot;&quot;)" office:value-type="string" office:string-value="5125">
            <text:p>5125</text:p>
          </table:table-cell>
          <table:table-cell office:value-type="string">
            <text:p>','</text:p>
          </table:table-cell>
          <table:table-cell office:value-type="string">
            <text:p>3á239</text:p>
          </table:table-cell>
          <table:table-cell table:formula="of:=SUBSTITUTE([.M21];&quot;á&quot;;&quot;&quot;)" office:value-type="string" office:string-value="3239">
            <text:p>3239</text:p>
          </table:table-cell>
          <table:table-cell office:value-type="string">
            <text:p>','</text:p>
          </table:table-cell>
          <table:table-cell office:value-type="string">
            <text:p>464á219</text:p>
          </table:table-cell>
          <table:table-cell table:formula="of:=SUBSTITUTE([.P21];&quot;á&quot;;&quot;&quot;)" office:value-type="string" office:string-value="464219">
            <text:p>464219</text:p>
          </table:table-cell>
          <table:table-cell office:value-type="string">
            <text:p>','</text:p>
          </table:table-cell>
          <table:table-cell office:value-type="string">
            <text:p>17á996</text:p>
          </table:table-cell>
          <table:table-cell table:formula="of:=SUBSTITUTE([.S21];&quot;á&quot;;&quot;&quot;)" office:value-type="string" office:string-value="17996">
            <text:p>17996</text:p>
          </table:table-cell>
          <table:table-cell office:value-type="string">
            <text:p>','</text:p>
          </table:table-cell>
          <table:table-cell office:value-type="string">
            <text:p>1á508</text:p>
          </table:table-cell>
          <table:table-cell table:formula="of:=SUBSTITUTE([.V21];&quot;á&quot;;&quot;&quot;)" office:value-type="string" office:string-value="1508">
            <text:p>1508</text:p>
          </table:table-cell>
          <table:table-cell office:value-type="string">
            <text:p>'),</text:p>
          </table:table-cell>
          <table:table-cell table:formula="of:=CONCATENATE([.C21];[.E21];[.F21];[.H21];[.I21];[.K21];[.L21];[.N21];[.O21];[.Q21];[.R21];[.T21];[.U21];[.W21];[.X21])" office:value-type="string" office:string-value="('130680','20299' ,'5125','3239','464219','17996','1508'),">
            <text:p>('130680','20299' ,'5125','3239','464219','17996','1508'),</text:p>
          </table:table-cell>
        </table:table-row>
        <table:table-row table:style-name="ro2">
          <table:table-cell office:value-type="string">
            <text:p>STATE - JHARKHAND <text:s/>20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3á801á701</text:p>
          </table:table-cell>
          <table:table-cell table:formula="of:=SUBSTITUTE([.D22];&quot;á&quot;;&quot;&quot;)" office:value-type="string" office:string-value="3801701">
            <text:p>3801701</text:p>
          </table:table-cell>
          <table:table-cell office:value-type="string">
            <text:p>','</text:p>
          </table:table-cell>
          <table:table-cell office:value-type="string">
            <text:p>6á243</text:p>
          </table:table-cell>
          <table:table-cell table:formula="of:=SUBSTITUTE([.G22];&quot;á&quot;;&quot;&quot;)" office:value-type="string" office:string-value="6243">
            <text:p>6243</text:p>
          </table:table-cell>
          <table:table-cell office:value-type="string">
            <text:p>' ,'</text:p>
          </table:table-cell>
          <table:table-cell office:value-type="string">
            <text:p>48á437</text:p>
          </table:table-cell>
          <table:table-cell table:formula="of:=SUBSTITUTE([.J22];&quot;á&quot;;&quot;&quot;)" office:value-type="string" office:string-value="48437">
            <text:p>48437</text:p>
          </table:table-cell>
          <table:table-cell office:value-type="string">
            <text:p>','</text:p>
          </table:table-cell>
          <table:table-cell office:value-type="string">
            <text:p>6á281</text:p>
          </table:table-cell>
          <table:table-cell table:formula="of:=SUBSTITUTE([.M22];&quot;á&quot;;&quot;&quot;)" office:value-type="string" office:string-value="6281">
            <text:p>6281</text:p>
          </table:table-cell>
          <table:table-cell office:value-type="string">
            <text:p>','</text:p>
          </table:table-cell>
          <table:table-cell office:value-type="string">
            <text:p>619á037</text:p>
          </table:table-cell>
          <table:table-cell table:formula="of:=SUBSTITUTE([.P22];&quot;á&quot;;&quot;&quot;)" office:value-type="string" office:string-value="619037">
            <text:p>619037</text:p>
          </table:table-cell>
          <table:table-cell office:value-type="string">
            <text:p>','</text:p>
          </table:table-cell>
          <table:table-cell office:value-type="string">
            <text:p>4á861</text:p>
          </table:table-cell>
          <table:table-cell table:formula="of:=SUBSTITUTE([.S22];&quot;á&quot;;&quot;&quot;)" office:value-type="string" office:string-value="4861">
            <text:p>4861</text:p>
          </table:table-cell>
          <table:table-cell office:value-type="string">
            <text:p>','</text:p>
          </table:table-cell>
          <table:table-cell office:value-type="string">
            <text:p>2á647</text:p>
          </table:table-cell>
          <table:table-cell table:formula="of:=SUBSTITUTE([.V22];&quot;á&quot;;&quot;&quot;)" office:value-type="string" office:string-value="2647">
            <text:p>2647</text:p>
          </table:table-cell>
          <table:table-cell office:value-type="string">
            <text:p>'),</text:p>
          </table:table-cell>
          <table:table-cell table:formula="of:=CONCATENATE([.C22];[.E22];[.F22];[.H22];[.I22];[.K22];[.L22];[.N22];[.O22];[.Q22];[.R22];[.T22];[.U22];[.W22];[.X22])" office:value-type="string" office:string-value="('3801701','6243' ,'48437','6281','619037','4861','2647'),">
            <text:p>('3801701','6243' ,'48437','6281','619037','4861','2647'),</text:p>
          </table:table-cell>
        </table:table-row>
        <table:table-row table:style-name="ro1">
          <table:table-cell office:value-type="string">
            <text:p>STATE - JHARKHAND <text:s/>20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39á473</text:p>
          </table:table-cell>
          <table:table-cell table:formula="of:=SUBSTITUTE([.D23];&quot;á&quot;;&quot;&quot;)" office:value-type="string" office:string-value="339473">
            <text:p>339473</text:p>
          </table:table-cell>
          <table:table-cell office:value-type="string">
            <text:p>','</text:p>
          </table:table-cell>
          <table:table-cell office:value-type="string">
            <text:p>6á704</text:p>
          </table:table-cell>
          <table:table-cell table:formula="of:=SUBSTITUTE([.G23];&quot;á&quot;;&quot;&quot;)" office:value-type="string" office:string-value="6704">
            <text:p>6704</text:p>
          </table:table-cell>
          <table:table-cell office:value-type="string">
            <text:p>' ,'</text:p>
          </table:table-cell>
          <table:table-cell office:value-type="string">
            <text:p>27á843</text:p>
          </table:table-cell>
          <table:table-cell table:formula="of:=SUBSTITUTE([.J23];&quot;á&quot;;&quot;&quot;)" office:value-type="string" office:string-value="27843">
            <text:p>27843</text:p>
          </table:table-cell>
          <table:table-cell office:value-type="string">
            <text:p>','</text:p>
          </table:table-cell>
          <table:table-cell office:value-type="string">
            <text:p>4á361</text:p>
          </table:table-cell>
          <table:table-cell table:formula="of:=SUBSTITUTE([.M23];&quot;á&quot;;&quot;&quot;)" office:value-type="string" office:string-value="4361">
            <text:p>4361</text:p>
          </table:table-cell>
          <table:table-cell office:value-type="string">
            <text:p>','</text:p>
          </table:table-cell>
          <table:table-cell office:value-type="string">
            <text:p>935á525</text:p>
          </table:table-cell>
          <table:table-cell table:formula="of:=SUBSTITUTE([.P23];&quot;á&quot;;&quot;&quot;)" office:value-type="string" office:string-value="935525">
            <text:p>935525</text:p>
          </table:table-cell>
          <table:table-cell office:value-type="string">
            <text:p>','</text:p>
          </table:table-cell>
          <table:table-cell office:value-type="string">
            <text:p>34á438</text:p>
          </table:table-cell>
          <table:table-cell table:formula="of:=SUBSTITUTE([.S23];&quot;á&quot;;&quot;&quot;)" office:value-type="string" office:string-value="34438">
            <text:p>34438</text:p>
          </table:table-cell>
          <table:table-cell office:value-type="string">
            <text:p>','</text:p>
          </table:table-cell>
          <table:table-cell office:value-type="float" office:value="971">
            <text:p>971</text:p>
          </table:table-cell>
          <table:table-cell table:formula="of:=SUBSTITUTE([.V23];&quot;á&quot;;&quot;&quot;)" office:value-type="string" office:string-value="971">
            <text:p>971</text:p>
          </table:table-cell>
          <table:table-cell office:value-type="string">
            <text:p>'),</text:p>
          </table:table-cell>
          <table:table-cell table:formula="of:=CONCATENATE([.C23];[.E23];[.F23];[.H23];[.I23];[.K23];[.L23];[.N23];[.O23];[.Q23];[.R23];[.T23];[.U23];[.W23];[.X23])" office:value-type="string" office:string-value="('339473','6704' ,'27843','4361','935525','34438','971'),">
            <text:p>('339473','6704' ,'27843','4361','935525','34438','971'),</text:p>
          </table:table-cell>
        </table:table-row>
        <table:table-row table:style-name="ro2">
          <table:table-cell office:value-type="string">
            <text:p>STATE - KARNATAKA <text:s/>29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á910á985</text:p>
          </table:table-cell>
          <table:table-cell table:formula="of:=SUBSTITUTE([.D24];&quot;á&quot;;&quot;&quot;)" office:value-type="string" office:string-value="4910985">
            <text:p>4910985</text:p>
          </table:table-cell>
          <table:table-cell office:value-type="string">
            <text:p>','</text:p>
          </table:table-cell>
          <table:table-cell office:value-type="string">
            <text:p>41á439</text:p>
          </table:table-cell>
          <table:table-cell table:formula="of:=SUBSTITUTE([.G24];&quot;á&quot;;&quot;&quot;)" office:value-type="string" office:string-value="41439">
            <text:p>41439</text:p>
          </table:table-cell>
          <table:table-cell office:value-type="string">
            <text:p>' ,'</text:p>
          </table:table-cell>
          <table:table-cell office:value-type="string">
            <text:p>41á400</text:p>
          </table:table-cell>
          <table:table-cell table:formula="of:=SUBSTITUTE([.J24];&quot;á&quot;;&quot;&quot;)" office:value-type="string" office:string-value="41400">
            <text:p>41400</text:p>
          </table:table-cell>
          <table:table-cell office:value-type="string">
            <text:p>','</text:p>
          </table:table-cell>
          <table:table-cell office:value-type="string">
            <text:p>1á418á565</text:p>
          </table:table-cell>
          <table:table-cell table:formula="of:=SUBSTITUTE([.M24];&quot;á&quot;;&quot;&quot;)" office:value-type="string" office:string-value="1418565">
            <text:p>1418565</text:p>
          </table:table-cell>
          <table:table-cell office:value-type="string">
            <text:p>','</text:p>
          </table:table-cell>
          <table:table-cell office:value-type="string">
            <text:p>2á407á358</text:p>
          </table:table-cell>
          <table:table-cell table:formula="of:=SUBSTITUTE([.P24];&quot;á&quot;;&quot;&quot;)" office:value-type="string" office:string-value="2407358">
            <text:p>2407358</text:p>
          </table:table-cell>
          <table:table-cell office:value-type="string">
            <text:p>','</text:p>
          </table:table-cell>
          <table:table-cell office:value-type="string">
            <text:p>132á880</text:p>
          </table:table-cell>
          <table:table-cell table:formula="of:=SUBSTITUTE([.S24];&quot;á&quot;;&quot;&quot;)" office:value-type="string" office:string-value="132880">
            <text:p>132880</text:p>
          </table:table-cell>
          <table:table-cell office:value-type="string">
            <text:p>','</text:p>
          </table:table-cell>
          <table:table-cell office:value-type="string">
            <text:p>45á854</text:p>
          </table:table-cell>
          <table:table-cell table:formula="of:=SUBSTITUTE([.V24];&quot;á&quot;;&quot;&quot;)" office:value-type="string" office:string-value="45854">
            <text:p>45854</text:p>
          </table:table-cell>
          <table:table-cell office:value-type="string">
            <text:p>'),</text:p>
          </table:table-cell>
          <table:table-cell table:formula="of:=CONCATENATE([.C24];[.E24];[.F24];[.H24];[.I24];[.K24];[.L24];[.N24];[.O24];[.Q24];[.R24];[.T24];[.U24];[.W24];[.X24])" office:value-type="string" office:string-value="('4910985','41439' ,'41400','1418565','2407358','132880','45854'),">
            <text:p>('4910985','41439' ,'41400','1418565','2407358','132880','45854'),</text:p>
          </table:table-cell>
        </table:table-row>
        <table:table-row table:style-name="ro1">
          <table:table-cell office:value-type="string">
            <text:p>STATE - KARNATAKA <text:s/>29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534á482</text:p>
          </table:table-cell>
          <table:table-cell table:formula="of:=SUBSTITUTE([.D25];&quot;á&quot;;&quot;&quot;)" office:value-type="string" office:string-value="534482">
            <text:p>534482</text:p>
          </table:table-cell>
          <table:table-cell office:value-type="string">
            <text:p>','</text:p>
          </table:table-cell>
          <table:table-cell office:value-type="string">
            <text:p>17á031</text:p>
          </table:table-cell>
          <table:table-cell table:formula="of:=SUBSTITUTE([.G25];&quot;á&quot;;&quot;&quot;)" office:value-type="string" office:string-value="17031">
            <text:p>17031</text:p>
          </table:table-cell>
          <table:table-cell office:value-type="string">
            <text:p>' ,'</text:p>
          </table:table-cell>
          <table:table-cell office:value-type="string">
            <text:p>23á660</text:p>
          </table:table-cell>
          <table:table-cell table:formula="of:=SUBSTITUTE([.J25];&quot;á&quot;;&quot;&quot;)" office:value-type="string" office:string-value="23660">
            <text:p>23660</text:p>
          </table:table-cell>
          <table:table-cell office:value-type="string">
            <text:p>','</text:p>
          </table:table-cell>
          <table:table-cell office:value-type="string">
            <text:p>853á468</text:p>
          </table:table-cell>
          <table:table-cell table:formula="of:=SUBSTITUTE([.M25];&quot;á&quot;;&quot;&quot;)" office:value-type="string" office:string-value="853468">
            <text:p>853468</text:p>
          </table:table-cell>
          <table:table-cell office:value-type="string">
            <text:p>','</text:p>
          </table:table-cell>
          <table:table-cell office:value-type="string">
            <text:p>2á467á362</text:p>
          </table:table-cell>
          <table:table-cell table:formula="of:=SUBSTITUTE([.P25];&quot;á&quot;;&quot;&quot;)" office:value-type="string" office:string-value="2467362">
            <text:p>2467362</text:p>
          </table:table-cell>
          <table:table-cell office:value-type="string">
            <text:p>','</text:p>
          </table:table-cell>
          <table:table-cell office:value-type="string">
            <text:p>912á206</text:p>
          </table:table-cell>
          <table:table-cell table:formula="of:=SUBSTITUTE([.S25];&quot;á&quot;;&quot;&quot;)" office:value-type="string" office:string-value="912206">
            <text:p>912206</text:p>
          </table:table-cell>
          <table:table-cell office:value-type="string">
            <text:p>','</text:p>
          </table:table-cell>
          <table:table-cell office:value-type="string">
            <text:p>23á406</text:p>
          </table:table-cell>
          <table:table-cell table:formula="of:=SUBSTITUTE([.V25];&quot;á&quot;;&quot;&quot;)" office:value-type="string" office:string-value="23406">
            <text:p>23406</text:p>
          </table:table-cell>
          <table:table-cell office:value-type="string">
            <text:p>'),</text:p>
          </table:table-cell>
          <table:table-cell table:formula="of:=CONCATENATE([.C25];[.E25];[.F25];[.H25];[.I25];[.K25];[.L25];[.N25];[.O25];[.Q25];[.R25];[.T25];[.U25];[.W25];[.X25])" office:value-type="string" office:string-value="('534482','17031' ,'23660','853468','2467362','912206','23406'),">
            <text:p>('534482','17031' ,'23660','853468','2467362','912206','23406'),</text:p>
          </table:table-cell>
        </table:table-row>
        <table:table-row table:style-name="ro2">
          <table:table-cell office:value-type="string">
            <text:p>STATE - KERALA <text:s/>32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791á236</text:p>
          </table:table-cell>
          <table:table-cell table:formula="of:=SUBSTITUTE([.D26];&quot;á&quot;;&quot;&quot;)" office:value-type="string" office:string-value="1791236">
            <text:p>1791236</text:p>
          </table:table-cell>
          <table:table-cell office:value-type="string">
            <text:p>','</text:p>
          </table:table-cell>
          <table:table-cell office:value-type="string">
            <text:p>21á667</text:p>
          </table:table-cell>
          <table:table-cell table:formula="of:=SUBSTITUTE([.G26];&quot;á&quot;;&quot;&quot;)" office:value-type="string" office:string-value="21667">
            <text:p>21667</text:p>
          </table:table-cell>
          <table:table-cell office:value-type="string">
            <text:p>' ,'</text:p>
          </table:table-cell>
          <table:table-cell office:value-type="string">
            <text:p>53á279</text:p>
          </table:table-cell>
          <table:table-cell table:formula="of:=SUBSTITUTE([.J26];&quot;á&quot;;&quot;&quot;)" office:value-type="string" office:string-value="53279">
            <text:p>53279</text:p>
          </table:table-cell>
          <table:table-cell office:value-type="string">
            <text:p>','</text:p>
          </table:table-cell>
          <table:table-cell office:value-type="string">
            <text:p>80á733</text:p>
          </table:table-cell>
          <table:table-cell table:formula="of:=SUBSTITUTE([.M26];&quot;á&quot;;&quot;&quot;)" office:value-type="string" office:string-value="80733">
            <text:p>80733</text:p>
          </table:table-cell>
          <table:table-cell office:value-type="string">
            <text:p>','</text:p>
          </table:table-cell>
          <table:table-cell office:value-type="string">
            <text:p>4á505á922</text:p>
          </table:table-cell>
          <table:table-cell table:formula="of:=SUBSTITUTE([.P26];&quot;á&quot;;&quot;&quot;)" office:value-type="string" office:string-value="4505922">
            <text:p>4505922</text:p>
          </table:table-cell>
          <table:table-cell office:value-type="string">
            <text:p>','</text:p>
          </table:table-cell>
          <table:table-cell office:value-type="string">
            <text:p>392á957</text:p>
          </table:table-cell>
          <table:table-cell table:formula="of:=SUBSTITUTE([.S26];&quot;á&quot;;&quot;&quot;)" office:value-type="string" office:string-value="392957">
            <text:p>392957</text:p>
          </table:table-cell>
          <table:table-cell office:value-type="string">
            <text:p>','</text:p>
          </table:table-cell>
          <table:table-cell office:value-type="string">
            <text:p>48á982</text:p>
          </table:table-cell>
          <table:table-cell table:formula="of:=SUBSTITUTE([.V26];&quot;á&quot;;&quot;&quot;)" office:value-type="string" office:string-value="48982">
            <text:p>48982</text:p>
          </table:table-cell>
          <table:table-cell office:value-type="string">
            <text:p>'),</text:p>
          </table:table-cell>
          <table:table-cell table:formula="of:=CONCATENATE([.C26];[.E26];[.F26];[.H26];[.I26];[.K26];[.L26];[.N26];[.O26];[.Q26];[.R26];[.T26];[.U26];[.W26];[.X26])" office:value-type="string" office:string-value="('1791236','21667' ,'53279','80733','4505922','392957','48982'),">
            <text:p>('1791236','21667' ,'53279','80733','4505922','392957','48982'),</text:p>
          </table:table-cell>
        </table:table-row>
        <table:table-row table:style-name="ro1">
          <table:table-cell office:value-type="string">
            <text:p>STATE - KERALA <text:s/>32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84á427</text:p>
          </table:table-cell>
          <table:table-cell table:formula="of:=SUBSTITUTE([.D27];&quot;á&quot;;&quot;&quot;)" office:value-type="string" office:string-value="284427">
            <text:p>284427</text:p>
          </table:table-cell>
          <table:table-cell office:value-type="string">
            <text:p>','</text:p>
          </table:table-cell>
          <table:table-cell office:value-type="string">
            <text:p>5á094</text:p>
          </table:table-cell>
          <table:table-cell table:formula="of:=SUBSTITUTE([.G27];&quot;á&quot;;&quot;&quot;)" office:value-type="string" office:string-value="5094">
            <text:p>5094</text:p>
          </table:table-cell>
          <table:table-cell office:value-type="string">
            <text:p>' ,'</text:p>
          </table:table-cell>
          <table:table-cell office:value-type="string">
            <text:p>22á466</text:p>
          </table:table-cell>
          <table:table-cell table:formula="of:=SUBSTITUTE([.J27];&quot;á&quot;;&quot;&quot;)" office:value-type="string" office:string-value="22466">
            <text:p>22466</text:p>
          </table:table-cell>
          <table:table-cell office:value-type="string">
            <text:p>','</text:p>
          </table:table-cell>
          <table:table-cell office:value-type="string">
            <text:p>17á821</text:p>
          </table:table-cell>
          <table:table-cell table:formula="of:=SUBSTITUTE([.M27];&quot;á&quot;;&quot;&quot;)" office:value-type="string" office:string-value="17821">
            <text:p>17821</text:p>
          </table:table-cell>
          <table:table-cell office:value-type="string">
            <text:p>','</text:p>
          </table:table-cell>
          <table:table-cell office:value-type="string">
            <text:p>1á716á511</text:p>
          </table:table-cell>
          <table:table-cell table:formula="of:=SUBSTITUTE([.P27];&quot;á&quot;;&quot;&quot;)" office:value-type="string" office:string-value="1716511">
            <text:p>1716511</text:p>
          </table:table-cell>
          <table:table-cell office:value-type="string">
            <text:p>','</text:p>
          </table:table-cell>
          <table:table-cell office:value-type="string">
            <text:p>378á387</text:p>
          </table:table-cell>
          <table:table-cell table:formula="of:=SUBSTITUTE([.S27];&quot;á&quot;;&quot;&quot;)" office:value-type="string" office:string-value="378387">
            <text:p>378387</text:p>
          </table:table-cell>
          <table:table-cell office:value-type="string">
            <text:p>','</text:p>
          </table:table-cell>
          <table:table-cell office:value-type="string">
            <text:p>37á392</text:p>
          </table:table-cell>
          <table:table-cell table:formula="of:=SUBSTITUTE([.V27];&quot;á&quot;;&quot;&quot;)" office:value-type="string" office:string-value="37392">
            <text:p>37392</text:p>
          </table:table-cell>
          <table:table-cell office:value-type="string">
            <text:p>'),</text:p>
          </table:table-cell>
          <table:table-cell table:formula="of:=CONCATENATE([.C27];[.E27];[.F27];[.H27];[.I27];[.K27];[.L27];[.N27];[.O27];[.Q27];[.R27];[.T27];[.U27];[.W27];[.X27])" office:value-type="string" office:string-value="('284427','5094' ,'22466','17821','1716511','378387','37392'),">
            <text:p>('284427','5094' ,'22466','17821','1716511','378387','37392'),</text:p>
          </table:table-cell>
        </table:table-row>
        <table:table-row table:style-name="ro2">
          <table:table-cell office:value-type="string">
            <text:p>STATE - MADHYA PRADESH <text:s/>23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9á209á664</text:p>
          </table:table-cell>
          <table:table-cell table:formula="of:=SUBSTITUTE([.D28];&quot;á&quot;;&quot;&quot;)" office:value-type="string" office:string-value="9209664">
            <text:p>9209664</text:p>
          </table:table-cell>
          <table:table-cell office:value-type="string">
            <text:p>','</text:p>
          </table:table-cell>
          <table:table-cell office:value-type="string">
            <text:p>18á594</text:p>
          </table:table-cell>
          <table:table-cell table:formula="of:=SUBSTITUTE([.G28];&quot;á&quot;;&quot;&quot;)" office:value-type="string" office:string-value="18594">
            <text:p>18594</text:p>
          </table:table-cell>
          <table:table-cell office:value-type="string">
            <text:p>' ,'</text:p>
          </table:table-cell>
          <table:table-cell office:value-type="string">
            <text:p>45á042</text:p>
          </table:table-cell>
          <table:table-cell table:formula="of:=SUBSTITUTE([.J28];&quot;á&quot;;&quot;&quot;)" office:value-type="string" office:string-value="45042">
            <text:p>45042</text:p>
          </table:table-cell>
          <table:table-cell office:value-type="string">
            <text:p>','</text:p>
          </table:table-cell>
          <table:table-cell office:value-type="string">
            <text:p>321á367</text:p>
          </table:table-cell>
          <table:table-cell table:formula="of:=SUBSTITUTE([.M28];&quot;á&quot;;&quot;&quot;)" office:value-type="string" office:string-value="321367">
            <text:p>321367</text:p>
          </table:table-cell>
          <table:table-cell office:value-type="string">
            <text:p>','</text:p>
          </table:table-cell>
          <table:table-cell office:value-type="string">
            <text:p>654á200</text:p>
          </table:table-cell>
          <table:table-cell table:formula="of:=SUBSTITUTE([.P28];&quot;á&quot;;&quot;&quot;)" office:value-type="string" office:string-value="654200">
            <text:p>654200</text:p>
          </table:table-cell>
          <table:table-cell office:value-type="string">
            <text:p>','</text:p>
          </table:table-cell>
          <table:table-cell office:value-type="string">
            <text:p>131á912</text:p>
          </table:table-cell>
          <table:table-cell table:formula="of:=SUBSTITUTE([.S28];&quot;á&quot;;&quot;&quot;)" office:value-type="string" office:string-value="131912">
            <text:p>131912</text:p>
          </table:table-cell>
          <table:table-cell office:value-type="string">
            <text:p>','</text:p>
          </table:table-cell>
          <table:table-cell office:value-type="string">
            <text:p>11á758</text:p>
          </table:table-cell>
          <table:table-cell table:formula="of:=SUBSTITUTE([.V28];&quot;á&quot;;&quot;&quot;)" office:value-type="string" office:string-value="11758">
            <text:p>11758</text:p>
          </table:table-cell>
          <table:table-cell office:value-type="string">
            <text:p>'),</text:p>
          </table:table-cell>
          <table:table-cell table:formula="of:=CONCATENATE([.C28];[.E28];[.F28];[.H28];[.I28];[.K28];[.L28];[.N28];[.O28];[.Q28];[.R28];[.T28];[.U28];[.W28];[.X28])" office:value-type="string" office:string-value="('9209664','18594' ,'45042','321367','654200','131912','11758'),">
            <text:p>('9209664','18594' ,'45042','321367','654200','131912','11758'),</text:p>
          </table:table-cell>
        </table:table-row>
        <table:table-row table:style-name="ro1">
          <table:table-cell office:value-type="string">
            <text:p>STATE - MADHYA PRADESH <text:s/>23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á103á837</text:p>
          </table:table-cell>
          <table:table-cell table:formula="of:=SUBSTITUTE([.D29];&quot;á&quot;;&quot;&quot;)" office:value-type="string" office:string-value="1103837">
            <text:p>1103837</text:p>
          </table:table-cell>
          <table:table-cell office:value-type="string">
            <text:p>','</text:p>
          </table:table-cell>
          <table:table-cell office:value-type="string">
            <text:p>12á342</text:p>
          </table:table-cell>
          <table:table-cell table:formula="of:=SUBSTITUTE([.G29];&quot;á&quot;;&quot;&quot;)" office:value-type="string" office:string-value="12342">
            <text:p>12342</text:p>
          </table:table-cell>
          <table:table-cell office:value-type="string">
            <text:p>' ,'</text:p>
          </table:table-cell>
          <table:table-cell office:value-type="string">
            <text:p>25á222</text:p>
          </table:table-cell>
          <table:table-cell table:formula="of:=SUBSTITUTE([.J29];&quot;á&quot;;&quot;&quot;)" office:value-type="string" office:string-value="25222">
            <text:p>25222</text:p>
          </table:table-cell>
          <table:table-cell office:value-type="string">
            <text:p>','</text:p>
          </table:table-cell>
          <table:table-cell office:value-type="string">
            <text:p>512á506</text:p>
          </table:table-cell>
          <table:table-cell table:formula="of:=SUBSTITUTE([.M29];&quot;á&quot;;&quot;&quot;)" office:value-type="string" office:string-value="512506">
            <text:p>512506</text:p>
          </table:table-cell>
          <table:table-cell office:value-type="string">
            <text:p>','</text:p>
          </table:table-cell>
          <table:table-cell office:value-type="string">
            <text:p>1á349á038</text:p>
          </table:table-cell>
          <table:table-cell table:formula="of:=SUBSTITUTE([.P29];&quot;á&quot;;&quot;&quot;)" office:value-type="string" office:string-value="1349038">
            <text:p>1349038</text:p>
          </table:table-cell>
          <table:table-cell office:value-type="string">
            <text:p>','</text:p>
          </table:table-cell>
          <table:table-cell office:value-type="string">
            <text:p>615á130</text:p>
          </table:table-cell>
          <table:table-cell table:formula="of:=SUBSTITUTE([.S29];&quot;á&quot;;&quot;&quot;)" office:value-type="string" office:string-value="615130">
            <text:p>615130</text:p>
          </table:table-cell>
          <table:table-cell office:value-type="string">
            <text:p>','</text:p>
          </table:table-cell>
          <table:table-cell office:value-type="string">
            <text:p>8á734</text:p>
          </table:table-cell>
          <table:table-cell table:formula="of:=SUBSTITUTE([.V29];&quot;á&quot;;&quot;&quot;)" office:value-type="string" office:string-value="8734">
            <text:p>8734</text:p>
          </table:table-cell>
          <table:table-cell office:value-type="string">
            <text:p>'),</text:p>
          </table:table-cell>
          <table:table-cell table:formula="of:=CONCATENATE([.C29];[.E29];[.F29];[.H29];[.I29];[.K29];[.L29];[.N29];[.O29];[.Q29];[.R29];[.T29];[.U29];[.W29];[.X29])" office:value-type="string" office:string-value="('1103837','12342' ,'25222','512506','1349038','615130','8734'),">
            <text:p>('1103837','12342' ,'25222','512506','1349038','615130','8734'),</text:p>
          </table:table-cell>
        </table:table-row>
        <table:table-row table:style-name="ro2">
          <table:table-cell office:value-type="string">
            <text:p>STATE - MAHARASHTRA <text:s/>27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0á777á153</text:p>
          </table:table-cell>
          <table:table-cell table:formula="of:=SUBSTITUTE([.D30];&quot;á&quot;;&quot;&quot;)" office:value-type="string" office:string-value="10777153">
            <text:p>10777153</text:p>
          </table:table-cell>
          <table:table-cell office:value-type="string">
            <text:p>','</text:p>
          </table:table-cell>
          <table:table-cell office:value-type="string">
            <text:p>64á916</text:p>
          </table:table-cell>
          <table:table-cell table:formula="of:=SUBSTITUTE([.G30];&quot;á&quot;;&quot;&quot;)" office:value-type="string" office:string-value="64916">
            <text:p>64916</text:p>
          </table:table-cell>
          <table:table-cell office:value-type="string">
            <text:p>' ,'</text:p>
          </table:table-cell>
          <table:table-cell office:value-type="string">
            <text:p>105á431</text:p>
          </table:table-cell>
          <table:table-cell table:formula="of:=SUBSTITUTE([.J30];&quot;á&quot;;&quot;&quot;)" office:value-type="string" office:string-value="105431">
            <text:p>105431</text:p>
          </table:table-cell>
          <table:table-cell office:value-type="string">
            <text:p>','</text:p>
          </table:table-cell>
          <table:table-cell office:value-type="string">
            <text:p>533á788</text:p>
          </table:table-cell>
          <table:table-cell table:formula="of:=SUBSTITUTE([.M30];&quot;á&quot;;&quot;&quot;)" office:value-type="string" office:string-value="533788">
            <text:p>533788</text:p>
          </table:table-cell>
          <table:table-cell office:value-type="string">
            <text:p>','</text:p>
          </table:table-cell>
          <table:table-cell office:value-type="string">
            <text:p>1á126á947</text:p>
          </table:table-cell>
          <table:table-cell table:formula="of:=SUBSTITUTE([.P30];&quot;á&quot;;&quot;&quot;)" office:value-type="string" office:string-value="1126947">
            <text:p>1126947</text:p>
          </table:table-cell>
          <table:table-cell office:value-type="string">
            <text:p>','</text:p>
          </table:table-cell>
          <table:table-cell office:value-type="string">
            <text:p>1á658á651</text:p>
          </table:table-cell>
          <table:table-cell table:formula="of:=SUBSTITUTE([.S30];&quot;á&quot;;&quot;&quot;)" office:value-type="string" office:string-value="1658651">
            <text:p>1658651</text:p>
          </table:table-cell>
          <table:table-cell office:value-type="string">
            <text:p>','</text:p>
          </table:table-cell>
          <table:table-cell office:value-type="string">
            <text:p>142á109</text:p>
          </table:table-cell>
          <table:table-cell table:formula="of:=SUBSTITUTE([.V30];&quot;á&quot;;&quot;&quot;)" office:value-type="string" office:string-value="142109">
            <text:p>142109</text:p>
          </table:table-cell>
          <table:table-cell office:value-type="string">
            <text:p>'),</text:p>
          </table:table-cell>
          <table:table-cell table:formula="of:=CONCATENATE([.C30];[.E30];[.F30];[.H30];[.I30];[.K30];[.L30];[.N30];[.O30];[.Q30];[.R30];[.T30];[.U30];[.W30];[.X30])" office:value-type="string" office:string-value="('10777153','64916' ,'105431','533788','1126947','1658651','142109'),">
            <text:p>('10777153','64916' ,'105431','533788','1126947','1658651','142109'),</text:p>
          </table:table-cell>
        </table:table-row>
        <table:table-row table:style-name="ro1">
          <table:table-cell office:value-type="string">
            <text:p>STATE - MAHARASHTRA <text:s/>27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á412á513</text:p>
          </table:table-cell>
          <table:table-cell table:formula="of:=SUBSTITUTE([.D31];&quot;á&quot;;&quot;&quot;)" office:value-type="string" office:string-value="1412513">
            <text:p>1412513</text:p>
          </table:table-cell>
          <table:table-cell office:value-type="string">
            <text:p>','</text:p>
          </table:table-cell>
          <table:table-cell office:value-type="string">
            <text:p>48á147</text:p>
          </table:table-cell>
          <table:table-cell table:formula="of:=SUBSTITUTE([.G31];&quot;á&quot;;&quot;&quot;)" office:value-type="string" office:string-value="48147">
            <text:p>48147</text:p>
          </table:table-cell>
          <table:table-cell office:value-type="string">
            <text:p>' ,'</text:p>
          </table:table-cell>
          <table:table-cell office:value-type="string">
            <text:p>74á552</text:p>
          </table:table-cell>
          <table:table-cell table:formula="of:=SUBSTITUTE([.J31];&quot;á&quot;;&quot;&quot;)" office:value-type="string" office:string-value="74552">
            <text:p>74552</text:p>
          </table:table-cell>
          <table:table-cell office:value-type="string">
            <text:p>','</text:p>
          </table:table-cell>
          <table:table-cell office:value-type="string">
            <text:p>551á808</text:p>
          </table:table-cell>
          <table:table-cell table:formula="of:=SUBSTITUTE([.M31];&quot;á&quot;;&quot;&quot;)" office:value-type="string" office:string-value="551808">
            <text:p>551808</text:p>
          </table:table-cell>
          <table:table-cell office:value-type="string">
            <text:p>','</text:p>
          </table:table-cell>
          <table:table-cell office:value-type="string">
            <text:p>2á530á113</text:p>
          </table:table-cell>
          <table:table-cell table:formula="of:=SUBSTITUTE([.P31];&quot;á&quot;;&quot;&quot;)" office:value-type="string" office:string-value="2530113">
            <text:p>2530113</text:p>
          </table:table-cell>
          <table:table-cell office:value-type="string">
            <text:p>','</text:p>
          </table:table-cell>
          <table:table-cell office:value-type="string">
            <text:p>6á316á465</text:p>
          </table:table-cell>
          <table:table-cell table:formula="of:=SUBSTITUTE([.S31];&quot;á&quot;;&quot;&quot;)" office:value-type="string" office:string-value="6316465">
            <text:p>6316465</text:p>
          </table:table-cell>
          <table:table-cell office:value-type="string">
            <text:p>','</text:p>
          </table:table-cell>
          <table:table-cell office:value-type="string">
            <text:p>258á796</text:p>
          </table:table-cell>
          <table:table-cell table:formula="of:=SUBSTITUTE([.V31];&quot;á&quot;;&quot;&quot;)" office:value-type="string" office:string-value="258796">
            <text:p>258796</text:p>
          </table:table-cell>
          <table:table-cell office:value-type="string">
            <text:p>'),</text:p>
          </table:table-cell>
          <table:table-cell table:formula="of:=CONCATENATE([.C31];[.E31];[.F31];[.H31];[.I31];[.K31];[.L31];[.N31];[.O31];[.Q31];[.R31];[.T31];[.U31];[.W31];[.X31])" office:value-type="string" office:string-value="('1412513','48147' ,'74552','551808','2530113','6316465','258796'),">
            <text:p>('1412513','48147' ,'74552','551808','2530113','6316465','258796'),</text:p>
          </table:table-cell>
        </table:table-row>
        <table:table-row table:style-name="ro2">
          <table:table-cell office:value-type="string">
            <text:p>STATE - MANIPUR <text:s/>14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286á826</text:p>
          </table:table-cell>
          <table:table-cell table:formula="of:=SUBSTITUTE([.D32];&quot;á&quot;;&quot;&quot;)" office:value-type="string" office:string-value="286826">
            <text:p>286826</text:p>
          </table:table-cell>
          <table:table-cell office:value-type="string">
            <text:p>','</text:p>
          </table:table-cell>
          <table:table-cell office:value-type="string">
            <text:p>48á365</text:p>
          </table:table-cell>
          <table:table-cell table:formula="of:=SUBSTITUTE([.G32];&quot;á&quot;;&quot;&quot;)" office:value-type="string" office:string-value="48365">
            <text:p>48365</text:p>
          </table:table-cell>
          <table:table-cell office:value-type="string">
            <text:p>' ,'</text:p>
          </table:table-cell>
          <table:table-cell office:value-type="string">
            <text:p>2á112</text:p>
          </table:table-cell>
          <table:table-cell table:formula="of:=SUBSTITUTE([.J32];&quot;á&quot;;&quot;&quot;)" office:value-type="string" office:string-value="2112">
            <text:p>2112</text:p>
          </table:table-cell>
          <table:table-cell office:value-type="string">
            <text:p>','</text:p>
          </table:table-cell>
          <table:table-cell office:value-type="string">
            <text:p>1á671</text:p>
          </table:table-cell>
          <table:table-cell table:formula="of:=SUBSTITUTE([.M32];&quot;á&quot;;&quot;&quot;)" office:value-type="string" office:string-value="1671">
            <text:p>1671</text:p>
          </table:table-cell>
          <table:table-cell office:value-type="string">
            <text:p>','</text:p>
          </table:table-cell>
          <table:table-cell office:value-type="string">
            <text:p>22á342</text:p>
          </table:table-cell>
          <table:table-cell table:formula="of:=SUBSTITUTE([.P32];&quot;á&quot;;&quot;&quot;)" office:value-type="string" office:string-value="22342">
            <text:p>22342</text:p>
          </table:table-cell>
          <table:table-cell office:value-type="string">
            <text:p>','</text:p>
          </table:table-cell>
          <table:table-cell office:value-type="float" office:value="586">
            <text:p>586</text:p>
          </table:table-cell>
          <table:table-cell table:formula="of:=SUBSTITUTE([.S32];&quot;á&quot;;&quot;&quot;)" office:value-type="string" office:string-value="586">
            <text:p>586</text:p>
          </table:table-cell>
          <table:table-cell office:value-type="string">
            <text:p>','</text:p>
          </table:table-cell>
          <table:table-cell office:value-type="float" office:value="127">
            <text:p>127</text:p>
          </table:table-cell>
          <table:table-cell table:formula="of:=SUBSTITUTE([.V32];&quot;á&quot;;&quot;&quot;)" office:value-type="string" office:string-value="127">
            <text:p>127</text:p>
          </table:table-cell>
          <table:table-cell office:value-type="string">
            <text:p>'),</text:p>
          </table:table-cell>
          <table:table-cell table:formula="of:=CONCATENATE([.C32];[.E32];[.F32];[.H32];[.I32];[.K32];[.L32];[.N32];[.O32];[.Q32];[.R32];[.T32];[.U32];[.W32];[.X32])" office:value-type="string" office:string-value="('286826','48365' ,'2112','1671','22342','586','127'),">
            <text:p>('286826','48365' ,'2112','1671','22342','586','127'),</text:p>
          </table:table-cell>
        </table:table-row>
        <table:table-row table:style-name="ro1">
          <table:table-cell office:value-type="string">
            <text:p>STATE - MANIPUR <text:s/>14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92á392</text:p>
          </table:table-cell>
          <table:table-cell table:formula="of:=SUBSTITUTE([.D33];&quot;á&quot;;&quot;&quot;)" office:value-type="string" office:string-value="92392">
            <text:p>92392</text:p>
          </table:table-cell>
          <table:table-cell office:value-type="string">
            <text:p>','</text:p>
          </table:table-cell>
          <table:table-cell office:value-type="string">
            <text:p>2á604</text:p>
          </table:table-cell>
          <table:table-cell table:formula="of:=SUBSTITUTE([.G33];&quot;á&quot;;&quot;&quot;)" office:value-type="string" office:string-value="2604">
            <text:p>2604</text:p>
          </table:table-cell>
          <table:table-cell office:value-type="string">
            <text:p>' ,'</text:p>
          </table:table-cell>
          <table:table-cell office:value-type="string">
            <text:p>2á237</text:p>
          </table:table-cell>
          <table:table-cell table:formula="of:=SUBSTITUTE([.J33];&quot;á&quot;;&quot;&quot;)" office:value-type="string" office:string-value="2237">
            <text:p>2237</text:p>
          </table:table-cell>
          <table:table-cell office:value-type="string">
            <text:p>','</text:p>
          </table:table-cell>
          <table:table-cell office:value-type="string">
            <text:p>1á344</text:p>
          </table:table-cell>
          <table:table-cell table:formula="of:=SUBSTITUTE([.M33];&quot;á&quot;;&quot;&quot;)" office:value-type="string" office:string-value="1344">
            <text:p>1344</text:p>
          </table:table-cell>
          <table:table-cell office:value-type="string">
            <text:p>','</text:p>
          </table:table-cell>
          <table:table-cell office:value-type="string">
            <text:p>30á153</text:p>
          </table:table-cell>
          <table:table-cell table:formula="of:=SUBSTITUTE([.P33];&quot;á&quot;;&quot;&quot;)" office:value-type="string" office:string-value="30153">
            <text:p>30153</text:p>
          </table:table-cell>
          <table:table-cell office:value-type="string">
            <text:p>','</text:p>
          </table:table-cell>
          <table:table-cell office:value-type="string">
            <text:p>1á426</text:p>
          </table:table-cell>
          <table:table-cell table:formula="of:=SUBSTITUTE([.S33];&quot;á&quot;;&quot;&quot;)" office:value-type="string" office:string-value="1426">
            <text:p>1426</text:p>
          </table:table-cell>
          <table:table-cell office:value-type="string">
            <text:p>','</text:p>
          </table:table-cell>
          <table:table-cell office:value-type="float" office:value="186">
            <text:p>186</text:p>
          </table:table-cell>
          <table:table-cell table:formula="of:=SUBSTITUTE([.V33];&quot;á&quot;;&quot;&quot;)" office:value-type="string" office:string-value="186">
            <text:p>186</text:p>
          </table:table-cell>
          <table:table-cell office:value-type="string">
            <text:p>'),</text:p>
          </table:table-cell>
          <table:table-cell table:formula="of:=CONCATENATE([.C33];[.E33];[.F33];[.H33];[.I33];[.K33];[.L33];[.N33];[.O33];[.Q33];[.R33];[.T33];[.U33];[.W33];[.X33])" office:value-type="string" office:string-value="('92392','2604' ,'2237','1344','30153','1426','186'),">
            <text:p>('92392','2604' ,'2237','1344','30153','1426','186'),</text:p>
          </table:table-cell>
        </table:table-row>
        <table:table-row table:style-name="ro2">
          <table:table-cell office:value-type="string">
            <text:p>STATE - MEGHALAYA <text:s/>17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73á749</text:p>
          </table:table-cell>
          <table:table-cell table:formula="of:=SUBSTITUTE([.D34];&quot;á&quot;;&quot;&quot;)" office:value-type="string" office:string-value="173749">
            <text:p>173749</text:p>
          </table:table-cell>
          <table:table-cell office:value-type="string">
            <text:p>','</text:p>
          </table:table-cell>
          <table:table-cell office:value-type="string">
            <text:p>167á671</text:p>
          </table:table-cell>
          <table:table-cell table:formula="of:=SUBSTITUTE([.G34];&quot;á&quot;;&quot;&quot;)" office:value-type="string" office:string-value="167671">
            <text:p>167671</text:p>
          </table:table-cell>
          <table:table-cell office:value-type="string">
            <text:p>' ,'</text:p>
          </table:table-cell>
          <table:table-cell office:value-type="string">
            <text:p>1á588</text:p>
          </table:table-cell>
          <table:table-cell table:formula="of:=SUBSTITUTE([.J34];&quot;á&quot;;&quot;&quot;)" office:value-type="string" office:string-value="1588">
            <text:p>1588</text:p>
          </table:table-cell>
          <table:table-cell office:value-type="string">
            <text:p>','</text:p>
          </table:table-cell>
          <table:table-cell office:value-type="string">
            <text:p>1á209</text:p>
          </table:table-cell>
          <table:table-cell table:formula="of:=SUBSTITUTE([.M34];&quot;á&quot;;&quot;&quot;)" office:value-type="string" office:string-value="1209">
            <text:p>1209</text:p>
          </table:table-cell>
          <table:table-cell office:value-type="string">
            <text:p>','</text:p>
          </table:table-cell>
          <table:table-cell office:value-type="string">
            <text:p>55á987</text:p>
          </table:table-cell>
          <table:table-cell table:formula="of:=SUBSTITUTE([.P34];&quot;á&quot;;&quot;&quot;)" office:value-type="string" office:string-value="55987">
            <text:p>55987</text:p>
          </table:table-cell>
          <table:table-cell office:value-type="string">
            <text:p>','</text:p>
          </table:table-cell>
          <table:table-cell office:value-type="float" office:value="370">
            <text:p>370</text:p>
          </table:table-cell>
          <table:table-cell table:formula="of:=SUBSTITUTE([.S34];&quot;á&quot;;&quot;&quot;)" office:value-type="string" office:string-value="370">
            <text:p>370</text:p>
          </table:table-cell>
          <table:table-cell office:value-type="string">
            <text:p>','</text:p>
          </table:table-cell>
          <table:table-cell office:value-type="float" office:value="818">
            <text:p>818</text:p>
          </table:table-cell>
          <table:table-cell table:formula="of:=SUBSTITUTE([.V34];&quot;á&quot;;&quot;&quot;)" office:value-type="string" office:string-value="818">
            <text:p>818</text:p>
          </table:table-cell>
          <table:table-cell office:value-type="string">
            <text:p>'),</text:p>
          </table:table-cell>
          <table:table-cell table:formula="of:=CONCATENATE([.C34];[.E34];[.F34];[.H34];[.I34];[.K34];[.L34];[.N34];[.O34];[.Q34];[.R34];[.T34];[.U34];[.W34];[.X34])" office:value-type="string" office:string-value="('173749','167671' ,'1588','1209','55987','370','818'),">
            <text:p>('173749','167671' ,'1588','1209','55987','370','818'),</text:p>
          </table:table-cell>
        </table:table-row>
        <table:table-row table:style-name="ro1">
          <table:table-cell office:value-type="string">
            <text:p>STATE - MEGHALAYA <text:s/>17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6á345</text:p>
          </table:table-cell>
          <table:table-cell table:formula="of:=SUBSTITUTE([.D35];&quot;á&quot;;&quot;&quot;)" office:value-type="string" office:string-value="16345">
            <text:p>16345</text:p>
          </table:table-cell>
          <table:table-cell office:value-type="string">
            <text:p>','</text:p>
          </table:table-cell>
          <table:table-cell office:value-type="string">
            <text:p>40á313</text:p>
          </table:table-cell>
          <table:table-cell table:formula="of:=SUBSTITUTE([.G35];&quot;á&quot;;&quot;&quot;)" office:value-type="string" office:string-value="40313">
            <text:p>40313</text:p>
          </table:table-cell>
          <table:table-cell office:value-type="string">
            <text:p>' ,'</text:p>
          </table:table-cell>
          <table:table-cell office:value-type="float" office:value="431">
            <text:p>431</text:p>
          </table:table-cell>
          <table:table-cell table:formula="of:=SUBSTITUTE([.J35];&quot;á&quot;;&quot;&quot;)" office:value-type="string" office:string-value="431">
            <text:p>431</text:p>
          </table:table-cell>
          <table:table-cell office:value-type="string">
            <text:p>','</text:p>
          </table:table-cell>
          <table:table-cell office:value-type="float" office:value="792">
            <text:p>792</text:p>
          </table:table-cell>
          <table:table-cell table:formula="of:=SUBSTITUTE([.M35];&quot;á&quot;;&quot;&quot;)" office:value-type="string" office:string-value="792">
            <text:p>792</text:p>
          </table:table-cell>
          <table:table-cell office:value-type="string">
            <text:p>','</text:p>
          </table:table-cell>
          <table:table-cell office:value-type="string">
            <text:p>59á981</text:p>
          </table:table-cell>
          <table:table-cell table:formula="of:=SUBSTITUTE([.P35];&quot;á&quot;;&quot;&quot;)" office:value-type="string" office:string-value="59981">
            <text:p>59981</text:p>
          </table:table-cell>
          <table:table-cell office:value-type="string">
            <text:p>','</text:p>
          </table:table-cell>
          <table:table-cell office:value-type="string">
            <text:p>1á020</text:p>
          </table:table-cell>
          <table:table-cell table:formula="of:=SUBSTITUTE([.S35];&quot;á&quot;;&quot;&quot;)" office:value-type="string" office:string-value="1020">
            <text:p>1020</text:p>
          </table:table-cell>
          <table:table-cell office:value-type="string">
            <text:p>','</text:p>
          </table:table-cell>
          <table:table-cell office:value-type="float" office:value="328">
            <text:p>328</text:p>
          </table:table-cell>
          <table:table-cell table:formula="of:=SUBSTITUTE([.V35];&quot;á&quot;;&quot;&quot;)" office:value-type="string" office:string-value="328">
            <text:p>328</text:p>
          </table:table-cell>
          <table:table-cell office:value-type="string">
            <text:p>'),</text:p>
          </table:table-cell>
          <table:table-cell table:formula="of:=CONCATENATE([.C35];[.E35];[.F35];[.H35];[.I35];[.K35];[.L35];[.N35];[.O35];[.Q35];[.R35];[.T35];[.U35];[.W35];[.X35])" office:value-type="string" office:string-value="('16345','40313' ,'431','792','59981','1020','328'),">
            <text:p>('16345','40313' ,'431','792','59981','1020','328'),</text:p>
          </table:table-cell>
        </table:table-row>
        <table:table-row table:style-name="ro2">
          <table:table-cell office:value-type="string">
            <text:p>STATE - MIZORAM <text:s/>15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7á330</text:p>
          </table:table-cell>
          <table:table-cell table:formula="of:=SUBSTITUTE([.D36];&quot;á&quot;;&quot;&quot;)" office:value-type="string" office:string-value="7330">
            <text:p>7330</text:p>
          </table:table-cell>
          <table:table-cell office:value-type="string">
            <text:p>','</text:p>
          </table:table-cell>
          <table:table-cell office:value-type="string">
            <text:p>76á349</text:p>
          </table:table-cell>
          <table:table-cell table:formula="of:=SUBSTITUTE([.G36];&quot;á&quot;;&quot;&quot;)" office:value-type="string" office:string-value="76349">
            <text:p>76349</text:p>
          </table:table-cell>
          <table:table-cell office:value-type="string">
            <text:p>' ,'</text:p>
          </table:table-cell>
          <table:table-cell office:value-type="float" office:value="83">
            <text:p>83</text:p>
          </table:table-cell>
          <table:table-cell table:formula="of:=SUBSTITUTE([.J36];&quot;á&quot;;&quot;&quot;)" office:value-type="string" office:string-value="83">
            <text:p>83</text:p>
          </table:table-cell>
          <table:table-cell office:value-type="string">
            <text:p>','</text:p>
          </table:table-cell>
          <table:table-cell office:value-type="float" office:value="106">
            <text:p>106</text:p>
          </table:table-cell>
          <table:table-cell table:formula="of:=SUBSTITUTE([.M36];&quot;á&quot;;&quot;&quot;)" office:value-type="string" office:string-value="106">
            <text:p>106</text:p>
          </table:table-cell>
          <table:table-cell office:value-type="string">
            <text:p>','</text:p>
          </table:table-cell>
          <table:table-cell office:value-type="string">
            <text:p>7á142</text:p>
          </table:table-cell>
          <table:table-cell table:formula="of:=SUBSTITUTE([.P36];&quot;á&quot;;&quot;&quot;)" office:value-type="string" office:string-value="7142">
            <text:p>7142</text:p>
          </table:table-cell>
          <table:table-cell office:value-type="string">
            <text:p>','</text:p>
          </table:table-cell>
          <table:table-cell office:value-type="float" office:value="4">
            <text:p>4</text:p>
          </table:table-cell>
          <table:table-cell table:formula="of:=SUBSTITUTE([.S36];&quot;á&quot;;&quot;&quot;)" office:value-type="string" office:string-value="4">
            <text:p>4</text:p>
          </table:table-cell>
          <table:table-cell office:value-type="string">
            <text:p>','</text:p>
          </table:table-cell>
          <table:table-cell office:value-type="float" office:value="174">
            <text:p>174</text:p>
          </table:table-cell>
          <table:table-cell table:formula="of:=SUBSTITUTE([.V36];&quot;á&quot;;&quot;&quot;)" office:value-type="string" office:string-value="174">
            <text:p>174</text:p>
          </table:table-cell>
          <table:table-cell office:value-type="string">
            <text:p>'),</text:p>
          </table:table-cell>
          <table:table-cell table:formula="of:=CONCATENATE([.C36];[.E36];[.F36];[.H36];[.I36];[.K36];[.L36];[.N36];[.O36];[.Q36];[.R36];[.T36];[.U36];[.W36];[.X36])" office:value-type="string" office:string-value="('7330','76349' ,'83','106','7142','4','174'),">
            <text:p>('7330','76349' ,'83','106','7142','4','174'),</text:p>
          </table:table-cell>
        </table:table-row>
        <table:table-row table:style-name="ro1">
          <table:table-cell office:value-type="string">
            <text:p>STATE - MIZORAM <text:s/>15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7á194</text:p>
          </table:table-cell>
          <table:table-cell table:formula="of:=SUBSTITUTE([.D37];&quot;á&quot;;&quot;&quot;)" office:value-type="string" office:string-value="7194">
            <text:p>7194</text:p>
          </table:table-cell>
          <table:table-cell office:value-type="string">
            <text:p>','</text:p>
          </table:table-cell>
          <table:table-cell office:value-type="string">
            <text:p>56á040</text:p>
          </table:table-cell>
          <table:table-cell table:formula="of:=SUBSTITUTE([.G37];&quot;á&quot;;&quot;&quot;)" office:value-type="string" office:string-value="56040">
            <text:p>56040</text:p>
          </table:table-cell>
          <table:table-cell office:value-type="string">
            <text:p>' ,'</text:p>
          </table:table-cell>
          <table:table-cell office:value-type="float" office:value="164">
            <text:p>164</text:p>
          </table:table-cell>
          <table:table-cell table:formula="of:=SUBSTITUTE([.J37];&quot;á&quot;;&quot;&quot;)" office:value-type="string" office:string-value="164">
            <text:p>164</text:p>
          </table:table-cell>
          <table:table-cell office:value-type="string">
            <text:p>','</text:p>
          </table:table-cell>
          <table:table-cell office:value-type="float" office:value="105">
            <text:p>105</text:p>
          </table:table-cell>
          <table:table-cell table:formula="of:=SUBSTITUTE([.M37];&quot;á&quot;;&quot;&quot;)" office:value-type="string" office:string-value="105">
            <text:p>105</text:p>
          </table:table-cell>
          <table:table-cell office:value-type="string">
            <text:p>','</text:p>
          </table:table-cell>
          <table:table-cell office:value-type="string">
            <text:p>34á948</text:p>
          </table:table-cell>
          <table:table-cell table:formula="of:=SUBSTITUTE([.P37];&quot;á&quot;;&quot;&quot;)" office:value-type="string" office:string-value="34948">
            <text:p>34948</text:p>
          </table:table-cell>
          <table:table-cell office:value-type="string">
            <text:p>','</text:p>
          </table:table-cell>
          <table:table-cell office:value-type="float" office:value="249">
            <text:p>249</text:p>
          </table:table-cell>
          <table:table-cell table:formula="of:=SUBSTITUTE([.S37];&quot;á&quot;;&quot;&quot;)" office:value-type="string" office:string-value="249">
            <text:p>249</text:p>
          </table:table-cell>
          <table:table-cell office:value-type="string">
            <text:p>','</text:p>
          </table:table-cell>
          <table:table-cell office:value-type="float" office:value="181">
            <text:p>181</text:p>
          </table:table-cell>
          <table:table-cell table:formula="of:=SUBSTITUTE([.V37];&quot;á&quot;;&quot;&quot;)" office:value-type="string" office:string-value="181">
            <text:p>181</text:p>
          </table:table-cell>
          <table:table-cell office:value-type="string">
            <text:p>'),</text:p>
          </table:table-cell>
          <table:table-cell table:formula="of:=CONCATENATE([.C37];[.E37];[.F37];[.H37];[.I37];[.K37];[.L37];[.N37];[.O37];[.Q37];[.R37];[.T37];[.U37];[.W37];[.X37])" office:value-type="string" office:string-value="('7194','56040' ,'164','105','34948','249','181'),">
            <text:p>('7194','56040' ,'164','105','34948','249','181'),</text:p>
          </table:table-cell>
        </table:table-row>
        <table:table-row table:style-name="ro2">
          <table:table-cell office:value-type="string">
            <text:p>STATE - NAGALAND <text:s/>13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87á841</text:p>
          </table:table-cell>
          <table:table-cell table:formula="of:=SUBSTITUTE([.D38];&quot;á&quot;;&quot;&quot;)" office:value-type="string" office:string-value="187841">
            <text:p>187841</text:p>
          </table:table-cell>
          <table:table-cell office:value-type="string">
            <text:p>','</text:p>
          </table:table-cell>
          <table:table-cell office:value-type="string">
            <text:p>68á061</text:p>
          </table:table-cell>
          <table:table-cell table:formula="of:=SUBSTITUTE([.G38];&quot;á&quot;;&quot;&quot;)" office:value-type="string" office:string-value="68061">
            <text:p>68061</text:p>
          </table:table-cell>
          <table:table-cell office:value-type="string">
            <text:p>' ,'</text:p>
          </table:table-cell>
          <table:table-cell office:value-type="string">
            <text:p>1á573</text:p>
          </table:table-cell>
          <table:table-cell table:formula="of:=SUBSTITUTE([.J38];&quot;á&quot;;&quot;&quot;)" office:value-type="string" office:string-value="1573">
            <text:p>1573</text:p>
          </table:table-cell>
          <table:table-cell office:value-type="string">
            <text:p>','</text:p>
          </table:table-cell>
          <table:table-cell office:value-type="string">
            <text:p>1á379</text:p>
          </table:table-cell>
          <table:table-cell table:formula="of:=SUBSTITUTE([.M38];&quot;á&quot;;&quot;&quot;)" office:value-type="string" office:string-value="1379">
            <text:p>1379</text:p>
          </table:table-cell>
          <table:table-cell office:value-type="string">
            <text:p>','</text:p>
          </table:table-cell>
          <table:table-cell office:value-type="string">
            <text:p>35á331</text:p>
          </table:table-cell>
          <table:table-cell table:formula="of:=SUBSTITUTE([.P38];&quot;á&quot;;&quot;&quot;)" office:value-type="string" office:string-value="35331">
            <text:p>35331</text:p>
          </table:table-cell>
          <table:table-cell office:value-type="string">
            <text:p>','</text:p>
          </table:table-cell>
          <table:table-cell office:value-type="float" office:value="551">
            <text:p>551</text:p>
          </table:table-cell>
          <table:table-cell table:formula="of:=SUBSTITUTE([.S38];&quot;á&quot;;&quot;&quot;)" office:value-type="string" office:string-value="551">
            <text:p>551</text:p>
          </table:table-cell>
          <table:table-cell office:value-type="string">
            <text:p>','</text:p>
          </table:table-cell>
          <table:table-cell office:value-type="float" office:value="182">
            <text:p>182</text:p>
          </table:table-cell>
          <table:table-cell table:formula="of:=SUBSTITUTE([.V38];&quot;á&quot;;&quot;&quot;)" office:value-type="string" office:string-value="182">
            <text:p>182</text:p>
          </table:table-cell>
          <table:table-cell office:value-type="string">
            <text:p>'),</text:p>
          </table:table-cell>
          <table:table-cell table:formula="of:=CONCATENATE([.C38];[.E38];[.F38];[.H38];[.I38];[.K38];[.L38];[.N38];[.O38];[.Q38];[.R38];[.T38];[.U38];[.W38];[.X38])" office:value-type="string" office:string-value="('187841','68061' ,'1573','1379','35331','551','182'),">
            <text:p>('187841','68061' ,'1573','1379','35331','551','182'),</text:p>
          </table:table-cell>
        </table:table-row>
        <table:table-row table:style-name="ro1">
          <table:table-cell office:value-type="string">
            <text:p>STATE - NAGALAND <text:s/>13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5á835</text:p>
          </table:table-cell>
          <table:table-cell table:formula="of:=SUBSTITUTE([.D39];&quot;á&quot;;&quot;&quot;)" office:value-type="string" office:string-value="25835">
            <text:p>25835</text:p>
          </table:table-cell>
          <table:table-cell office:value-type="string">
            <text:p>','</text:p>
          </table:table-cell>
          <table:table-cell office:value-type="string">
            <text:p>13á717</text:p>
          </table:table-cell>
          <table:table-cell table:formula="of:=SUBSTITUTE([.G39];&quot;á&quot;;&quot;&quot;)" office:value-type="string" office:string-value="13717">
            <text:p>13717</text:p>
          </table:table-cell>
          <table:table-cell office:value-type="string">
            <text:p>' ,'</text:p>
          </table:table-cell>
          <table:table-cell office:value-type="float" office:value="577">
            <text:p>577</text:p>
          </table:table-cell>
          <table:table-cell table:formula="of:=SUBSTITUTE([.J39];&quot;á&quot;;&quot;&quot;)" office:value-type="string" office:string-value="577">
            <text:p>577</text:p>
          </table:table-cell>
          <table:table-cell office:value-type="string">
            <text:p>','</text:p>
          </table:table-cell>
          <table:table-cell office:value-type="float" office:value="391">
            <text:p>391</text:p>
          </table:table-cell>
          <table:table-cell table:formula="of:=SUBSTITUTE([.M39];&quot;á&quot;;&quot;&quot;)" office:value-type="string" office:string-value="391">
            <text:p>391</text:p>
          </table:table-cell>
          <table:table-cell office:value-type="string">
            <text:p>','</text:p>
          </table:table-cell>
          <table:table-cell office:value-type="string">
            <text:p>43á670</text:p>
          </table:table-cell>
          <table:table-cell table:formula="of:=SUBSTITUTE([.P39];&quot;á&quot;;&quot;&quot;)" office:value-type="string" office:string-value="43670">
            <text:p>43670</text:p>
          </table:table-cell>
          <table:table-cell office:value-type="string">
            <text:p>','</text:p>
          </table:table-cell>
          <table:table-cell office:value-type="string">
            <text:p>1á181</text:p>
          </table:table-cell>
          <table:table-cell table:formula="of:=SUBSTITUTE([.S39];&quot;á&quot;;&quot;&quot;)" office:value-type="string" office:string-value="1181">
            <text:p>1181</text:p>
          </table:table-cell>
          <table:table-cell office:value-type="string">
            <text:p>','</text:p>
          </table:table-cell>
          <table:table-cell office:value-type="float" office:value="56">
            <text:p>56</text:p>
          </table:table-cell>
          <table:table-cell table:formula="of:=SUBSTITUTE([.V39];&quot;á&quot;;&quot;&quot;)" office:value-type="string" office:string-value="56">
            <text:p>56</text:p>
          </table:table-cell>
          <table:table-cell office:value-type="string">
            <text:p>'),</text:p>
          </table:table-cell>
          <table:table-cell table:formula="of:=CONCATENATE([.C39];[.E39];[.F39];[.H39];[.I39];[.K39];[.L39];[.N39];[.O39];[.Q39];[.R39];[.T39];[.U39];[.W39];[.X39])" office:value-type="string" office:string-value="('25835','13717' ,'577','391','43670','1181','56'),">
            <text:p>('25835','13717' ,'577','391','43670','1181','56'),</text:p>
          </table:table-cell>
        </table:table-row>
        <table:table-row table:style-name="ro2">
          <table:table-cell office:value-type="string">
            <text:p>STATE - ORISSA <text:s/>21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6á507á071</text:p>
          </table:table-cell>
          <table:table-cell table:formula="of:=SUBSTITUTE([.D40];&quot;á&quot;;&quot;&quot;)" office:value-type="string" office:string-value="6507071">
            <text:p>6507071</text:p>
          </table:table-cell>
          <table:table-cell office:value-type="string">
            <text:p>','</text:p>
          </table:table-cell>
          <table:table-cell office:value-type="string">
            <text:p>72á064</text:p>
          </table:table-cell>
          <table:table-cell table:formula="of:=SUBSTITUTE([.G40];&quot;á&quot;;&quot;&quot;)" office:value-type="string" office:string-value="72064">
            <text:p>72064</text:p>
          </table:table-cell>
          <table:table-cell office:value-type="string">
            <text:p>' ,'</text:p>
          </table:table-cell>
          <table:table-cell office:value-type="string">
            <text:p>78á575</text:p>
          </table:table-cell>
          <table:table-cell table:formula="of:=SUBSTITUTE([.J40];&quot;á&quot;;&quot;&quot;)" office:value-type="string" office:string-value="78575">
            <text:p>78575</text:p>
          </table:table-cell>
          <table:table-cell office:value-type="string">
            <text:p>','</text:p>
          </table:table-cell>
          <table:table-cell office:value-type="string">
            <text:p>39á601</text:p>
          </table:table-cell>
          <table:table-cell table:formula="of:=SUBSTITUTE([.M40];&quot;á&quot;;&quot;&quot;)" office:value-type="string" office:string-value="39601">
            <text:p>39601</text:p>
          </table:table-cell>
          <table:table-cell office:value-type="string">
            <text:p>','</text:p>
          </table:table-cell>
          <table:table-cell office:value-type="string">
            <text:p>1á661á232</text:p>
          </table:table-cell>
          <table:table-cell table:formula="of:=SUBSTITUTE([.P40];&quot;á&quot;;&quot;&quot;)" office:value-type="string" office:string-value="1661232">
            <text:p>1661232</text:p>
          </table:table-cell>
          <table:table-cell office:value-type="string">
            <text:p>','</text:p>
          </table:table-cell>
          <table:table-cell office:value-type="string">
            <text:p>13á539</text:p>
          </table:table-cell>
          <table:table-cell table:formula="of:=SUBSTITUTE([.S40];&quot;á&quot;;&quot;&quot;)" office:value-type="string" office:string-value="13539">
            <text:p>13539</text:p>
          </table:table-cell>
          <table:table-cell office:value-type="string">
            <text:p>','</text:p>
          </table:table-cell>
          <table:table-cell office:value-type="string">
            <text:p>6á425</text:p>
          </table:table-cell>
          <table:table-cell table:formula="of:=SUBSTITUTE([.V40];&quot;á&quot;;&quot;&quot;)" office:value-type="string" office:string-value="6425">
            <text:p>6425</text:p>
          </table:table-cell>
          <table:table-cell office:value-type="string">
            <text:p>'),</text:p>
          </table:table-cell>
          <table:table-cell table:formula="of:=CONCATENATE([.C40];[.E40];[.F40];[.H40];[.I40];[.K40];[.L40];[.N40];[.O40];[.Q40];[.R40];[.T40];[.U40];[.W40];[.X40])" office:value-type="string" office:string-value="('6507071','72064' ,'78575','39601','1661232','13539','6425'),">
            <text:p>('6507071','72064' ,'78575','39601','1661232','13539','6425'),</text:p>
          </table:table-cell>
        </table:table-row>
        <table:table-row table:style-name="ro1">
          <table:table-cell office:value-type="string">
            <text:p>STATE - ORISSA <text:s/>21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91á466</text:p>
          </table:table-cell>
          <table:table-cell table:formula="of:=SUBSTITUTE([.D41];&quot;á&quot;;&quot;&quot;)" office:value-type="string" office:string-value="391466">
            <text:p>391466</text:p>
          </table:table-cell>
          <table:table-cell office:value-type="string">
            <text:p>','</text:p>
          </table:table-cell>
          <table:table-cell office:value-type="string">
            <text:p>35á953</text:p>
          </table:table-cell>
          <table:table-cell table:formula="of:=SUBSTITUTE([.G41];&quot;á&quot;;&quot;&quot;)" office:value-type="string" office:string-value="35953">
            <text:p>35953</text:p>
          </table:table-cell>
          <table:table-cell office:value-type="string">
            <text:p>' ,'</text:p>
          </table:table-cell>
          <table:table-cell office:value-type="string">
            <text:p>16á897</text:p>
          </table:table-cell>
          <table:table-cell table:formula="of:=SUBSTITUTE([.J41];&quot;á&quot;;&quot;&quot;)" office:value-type="string" office:string-value="16897">
            <text:p>16897</text:p>
          </table:table-cell>
          <table:table-cell office:value-type="string">
            <text:p>','</text:p>
          </table:table-cell>
          <table:table-cell office:value-type="string">
            <text:p>6á799</text:p>
          </table:table-cell>
          <table:table-cell table:formula="of:=SUBSTITUTE([.M41];&quot;á&quot;;&quot;&quot;)" office:value-type="string" office:string-value="6799">
            <text:p>6799</text:p>
          </table:table-cell>
          <table:table-cell office:value-type="string">
            <text:p>','</text:p>
          </table:table-cell>
          <table:table-cell office:value-type="string">
            <text:p>992á842</text:p>
          </table:table-cell>
          <table:table-cell table:formula="of:=SUBSTITUTE([.P41];&quot;á&quot;;&quot;&quot;)" office:value-type="string" office:string-value="992842">
            <text:p>992842</text:p>
          </table:table-cell>
          <table:table-cell office:value-type="string">
            <text:p>','</text:p>
          </table:table-cell>
          <table:table-cell office:value-type="string">
            <text:p>48á400</text:p>
          </table:table-cell>
          <table:table-cell table:formula="of:=SUBSTITUTE([.S41];&quot;á&quot;;&quot;&quot;)" office:value-type="string" office:string-value="48400">
            <text:p>48400</text:p>
          </table:table-cell>
          <table:table-cell office:value-type="string">
            <text:p>','</text:p>
          </table:table-cell>
          <table:table-cell office:value-type="string">
            <text:p>2á165</text:p>
          </table:table-cell>
          <table:table-cell table:formula="of:=SUBSTITUTE([.V41];&quot;á&quot;;&quot;&quot;)" office:value-type="string" office:string-value="2165">
            <text:p>2165</text:p>
          </table:table-cell>
          <table:table-cell office:value-type="string">
            <text:p>'),</text:p>
          </table:table-cell>
          <table:table-cell table:formula="of:=CONCATENATE([.C41];[.E41];[.F41];[.H41];[.I41];[.K41];[.L41];[.N41];[.O41];[.Q41];[.R41];[.T41];[.U41];[.W41];[.X41])" office:value-type="string" office:string-value="('391466','35953' ,'16897','6799','992842','48400','2165'),">
            <text:p>('391466','35953' ,'16897','6799','992842','48400','2165'),</text:p>
          </table:table-cell>
        </table:table-row>
        <table:table-row table:style-name="ro2">
          <table:table-cell office:value-type="string">
            <text:p>STATE - PUNJAB <text:s/>03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907á982</text:p>
          </table:table-cell>
          <table:table-cell table:formula="of:=SUBSTITUTE([.D42];&quot;á&quot;;&quot;&quot;)" office:value-type="string" office:string-value="1907982">
            <text:p>1907982</text:p>
          </table:table-cell>
          <table:table-cell office:value-type="string">
            <text:p>','</text:p>
          </table:table-cell>
          <table:table-cell office:value-type="string">
            <text:p>6á549</text:p>
          </table:table-cell>
          <table:table-cell table:formula="of:=SUBSTITUTE([.G42];&quot;á&quot;;&quot;&quot;)" office:value-type="string" office:string-value="6549">
            <text:p>6549</text:p>
          </table:table-cell>
          <table:table-cell office:value-type="string">
            <text:p>' ,'</text:p>
          </table:table-cell>
          <table:table-cell office:value-type="string">
            <text:p>655á972</text:p>
          </table:table-cell>
          <table:table-cell table:formula="of:=SUBSTITUTE([.J42];&quot;á&quot;;&quot;&quot;)" office:value-type="string" office:string-value="655972">
            <text:p>655972</text:p>
          </table:table-cell>
          <table:table-cell office:value-type="string">
            <text:p>','</text:p>
          </table:table-cell>
          <table:table-cell office:value-type="string">
            <text:p>104á777</text:p>
          </table:table-cell>
          <table:table-cell table:formula="of:=SUBSTITUTE([.M42];&quot;á&quot;;&quot;&quot;)" office:value-type="string" office:string-value="104777">
            <text:p>104777</text:p>
          </table:table-cell>
          <table:table-cell office:value-type="string">
            <text:p>','</text:p>
          </table:table-cell>
          <table:table-cell office:value-type="string">
            <text:p>1á063á286</text:p>
          </table:table-cell>
          <table:table-cell table:formula="of:=SUBSTITUTE([.P42];&quot;á&quot;;&quot;&quot;)" office:value-type="string" office:string-value="1063286">
            <text:p>1063286</text:p>
          </table:table-cell>
          <table:table-cell office:value-type="string">
            <text:p>','</text:p>
          </table:table-cell>
          <table:table-cell office:value-type="string">
            <text:p>59á930</text:p>
          </table:table-cell>
          <table:table-cell table:formula="of:=SUBSTITUTE([.S42];&quot;á&quot;;&quot;&quot;)" office:value-type="string" office:string-value="59930">
            <text:p>59930</text:p>
          </table:table-cell>
          <table:table-cell office:value-type="string">
            <text:p>','</text:p>
          </table:table-cell>
          <table:table-cell office:value-type="string">
            <text:p>6á579</text:p>
          </table:table-cell>
          <table:table-cell table:formula="of:=SUBSTITUTE([.V42];&quot;á&quot;;&quot;&quot;)" office:value-type="string" office:string-value="6579">
            <text:p>6579</text:p>
          </table:table-cell>
          <table:table-cell office:value-type="string">
            <text:p>'),</text:p>
          </table:table-cell>
          <table:table-cell table:formula="of:=CONCATENATE([.C42];[.E42];[.F42];[.H42];[.I42];[.K42];[.L42];[.N42];[.O42];[.Q42];[.R42];[.T42];[.U42];[.W42];[.X42])" office:value-type="string" office:string-value="('1907982','6549' ,'655972','104777','1063286','59930','6579'),">
            <text:p>('1907982','6549' ,'655972','104777','1063286','59930','6579'),</text:p>
          </table:table-cell>
        </table:table-row>
        <table:table-row table:style-name="ro1">
          <table:table-cell office:value-type="string">
            <text:p>STATE - PUNJAB <text:s/>03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88á532</text:p>
          </table:table-cell>
          <table:table-cell table:formula="of:=SUBSTITUTE([.D43];&quot;á&quot;;&quot;&quot;)" office:value-type="string" office:string-value="288532">
            <text:p>288532</text:p>
          </table:table-cell>
          <table:table-cell office:value-type="string">
            <text:p>','</text:p>
          </table:table-cell>
          <table:table-cell office:value-type="string">
            <text:p>5á585</text:p>
          </table:table-cell>
          <table:table-cell table:formula="of:=SUBSTITUTE([.G43];&quot;á&quot;;&quot;&quot;)" office:value-type="string" office:string-value="5585">
            <text:p>5585</text:p>
          </table:table-cell>
          <table:table-cell office:value-type="string">
            <text:p>' ,'</text:p>
          </table:table-cell>
          <table:table-cell office:value-type="string">
            <text:p>342á473</text:p>
          </table:table-cell>
          <table:table-cell table:formula="of:=SUBSTITUTE([.J43];&quot;á&quot;;&quot;&quot;)" office:value-type="string" office:string-value="342473">
            <text:p>342473</text:p>
          </table:table-cell>
          <table:table-cell office:value-type="string">
            <text:p>','</text:p>
          </table:table-cell>
          <table:table-cell office:value-type="string">
            <text:p>283á772</text:p>
          </table:table-cell>
          <table:table-cell table:formula="of:=SUBSTITUTE([.M43];&quot;á&quot;;&quot;&quot;)" office:value-type="string" office:string-value="283772">
            <text:p>283772</text:p>
          </table:table-cell>
          <table:table-cell office:value-type="string">
            <text:p>','</text:p>
          </table:table-cell>
          <table:table-cell office:value-type="string">
            <text:p>1á149á899</text:p>
          </table:table-cell>
          <table:table-cell table:formula="of:=SUBSTITUTE([.P43];&quot;á&quot;;&quot;&quot;)" office:value-type="string" office:string-value="1149899">
            <text:p>1149899</text:p>
          </table:table-cell>
          <table:table-cell office:value-type="string">
            <text:p>','</text:p>
          </table:table-cell>
          <table:table-cell office:value-type="string">
            <text:p>81á937</text:p>
          </table:table-cell>
          <table:table-cell table:formula="of:=SUBSTITUTE([.S43];&quot;á&quot;;&quot;&quot;)" office:value-type="string" office:string-value="81937">
            <text:p>81937</text:p>
          </table:table-cell>
          <table:table-cell office:value-type="string">
            <text:p>','</text:p>
          </table:table-cell>
          <table:table-cell office:value-type="string">
            <text:p>10á203</text:p>
          </table:table-cell>
          <table:table-cell table:formula="of:=SUBSTITUTE([.V43];&quot;á&quot;;&quot;&quot;)" office:value-type="string" office:string-value="10203">
            <text:p>10203</text:p>
          </table:table-cell>
          <table:table-cell office:value-type="string">
            <text:p>'),</text:p>
          </table:table-cell>
          <table:table-cell table:formula="of:=CONCATENATE([.C43];[.E43];[.F43];[.H43];[.I43];[.K43];[.L43];[.N43];[.O43];[.Q43];[.R43];[.T43];[.U43];[.W43];[.X43])" office:value-type="string" office:string-value="('288532','5585' ,'342473','283772','1149899','81937','10203'),">
            <text:p>('288532','5585' ,'342473','283772','1149899','81937','10203'),</text:p>
          </table:table-cell>
        </table:table-row>
        <table:table-row table:style-name="ro2">
          <table:table-cell office:value-type="string">
            <text:p>STATE - RAJASTHAN <text:s/>08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5á634á567</text:p>
          </table:table-cell>
          <table:table-cell table:formula="of:=SUBSTITUTE([.D44];&quot;á&quot;;&quot;&quot;)" office:value-type="string" office:string-value="5634567">
            <text:p>5634567</text:p>
          </table:table-cell>
          <table:table-cell office:value-type="string">
            <text:p>','</text:p>
          </table:table-cell>
          <table:table-cell office:value-type="string">
            <text:p>17á450</text:p>
          </table:table-cell>
          <table:table-cell table:formula="of:=SUBSTITUTE([.G44];&quot;á&quot;;&quot;&quot;)" office:value-type="string" office:string-value="17450">
            <text:p>17450</text:p>
          </table:table-cell>
          <table:table-cell office:value-type="string">
            <text:p>' ,'</text:p>
          </table:table-cell>
          <table:table-cell office:value-type="string">
            <text:p>133á296</text:p>
          </table:table-cell>
          <table:table-cell table:formula="of:=SUBSTITUTE([.J44];&quot;á&quot;;&quot;&quot;)" office:value-type="string" office:string-value="133296">
            <text:p>133296</text:p>
          </table:table-cell>
          <table:table-cell office:value-type="string">
            <text:p>','</text:p>
          </table:table-cell>
          <table:table-cell office:value-type="string">
            <text:p>879á243</text:p>
          </table:table-cell>
          <table:table-cell table:formula="of:=SUBSTITUTE([.M44];&quot;á&quot;;&quot;&quot;)" office:value-type="string" office:string-value="879243">
            <text:p>879243</text:p>
          </table:table-cell>
          <table:table-cell office:value-type="string">
            <text:p>','</text:p>
          </table:table-cell>
          <table:table-cell office:value-type="string">
            <text:p>2á892á857</text:p>
          </table:table-cell>
          <table:table-cell table:formula="of:=SUBSTITUTE([.P44];&quot;á&quot;;&quot;&quot;)" office:value-type="string" office:string-value="2892857">
            <text:p>2892857</text:p>
          </table:table-cell>
          <table:table-cell office:value-type="string">
            <text:p>','</text:p>
          </table:table-cell>
          <table:table-cell office:value-type="string">
            <text:p>124á357</text:p>
          </table:table-cell>
          <table:table-cell table:formula="of:=SUBSTITUTE([.S44];&quot;á&quot;;&quot;&quot;)" office:value-type="string" office:string-value="124357">
            <text:p>124357</text:p>
          </table:table-cell>
          <table:table-cell office:value-type="string">
            <text:p>','</text:p>
          </table:table-cell>
          <table:table-cell office:value-type="string">
            <text:p>55á774</text:p>
          </table:table-cell>
          <table:table-cell table:formula="of:=SUBSTITUTE([.V44];&quot;á&quot;;&quot;&quot;)" office:value-type="string" office:string-value="55774">
            <text:p>55774</text:p>
          </table:table-cell>
          <table:table-cell office:value-type="string">
            <text:p>'),</text:p>
          </table:table-cell>
          <table:table-cell table:formula="of:=CONCATENATE([.C44];[.E44];[.F44];[.H44];[.I44];[.K44];[.L44];[.N44];[.O44];[.Q44];[.R44];[.T44];[.U44];[.W44];[.X44])" office:value-type="string" office:string-value="('5634567','17450' ,'133296','879243','2892857','124357','55774'),">
            <text:p>('5634567','17450' ,'133296','879243','2892857','124357','55774'),</text:p>
          </table:table-cell>
        </table:table-row>
        <table:table-row table:style-name="ro1">
          <table:table-cell office:value-type="string">
            <text:p>STATE - RAJASTHAN <text:s/>08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358á679</text:p>
          </table:table-cell>
          <table:table-cell table:formula="of:=SUBSTITUTE([.D45];&quot;á&quot;;&quot;&quot;)" office:value-type="string" office:string-value="358679">
            <text:p>358679</text:p>
          </table:table-cell>
          <table:table-cell office:value-type="string">
            <text:p>','</text:p>
          </table:table-cell>
          <table:table-cell office:value-type="string">
            <text:p>6á368</text:p>
          </table:table-cell>
          <table:table-cell table:formula="of:=SUBSTITUTE([.G45];&quot;á&quot;;&quot;&quot;)" office:value-type="string" office:string-value="6368">
            <text:p>6368</text:p>
          </table:table-cell>
          <table:table-cell office:value-type="string">
            <text:p>' ,'</text:p>
          </table:table-cell>
          <table:table-cell office:value-type="string">
            <text:p>75á403</text:p>
          </table:table-cell>
          <table:table-cell table:formula="of:=SUBSTITUTE([.J45];&quot;á&quot;;&quot;&quot;)" office:value-type="string" office:string-value="75403">
            <text:p>75403</text:p>
          </table:table-cell>
          <table:table-cell office:value-type="string">
            <text:p>','</text:p>
          </table:table-cell>
          <table:table-cell office:value-type="string">
            <text:p>676á792</text:p>
          </table:table-cell>
          <table:table-cell table:formula="of:=SUBSTITUTE([.M45];&quot;á&quot;;&quot;&quot;)" office:value-type="string" office:string-value="676792">
            <text:p>676792</text:p>
          </table:table-cell>
          <table:table-cell office:value-type="string">
            <text:p>','</text:p>
          </table:table-cell>
          <table:table-cell office:value-type="string">
            <text:p>1á704á100</text:p>
          </table:table-cell>
          <table:table-cell table:formula="of:=SUBSTITUTE([.P45];&quot;á&quot;;&quot;&quot;)" office:value-type="string" office:string-value="1704100">
            <text:p>1704100</text:p>
          </table:table-cell>
          <table:table-cell office:value-type="string">
            <text:p>','</text:p>
          </table:table-cell>
          <table:table-cell office:value-type="string">
            <text:p>353á253</text:p>
          </table:table-cell>
          <table:table-cell table:formula="of:=SUBSTITUTE([.S45];&quot;á&quot;;&quot;&quot;)" office:value-type="string" office:string-value="353253">
            <text:p>353253</text:p>
          </table:table-cell>
          <table:table-cell office:value-type="string">
            <text:p>','</text:p>
          </table:table-cell>
          <table:table-cell office:value-type="string">
            <text:p>25á594</text:p>
          </table:table-cell>
          <table:table-cell table:formula="of:=SUBSTITUTE([.V45];&quot;á&quot;;&quot;&quot;)" office:value-type="string" office:string-value="25594">
            <text:p>25594</text:p>
          </table:table-cell>
          <table:table-cell office:value-type="string">
            <text:p>'),</text:p>
          </table:table-cell>
          <table:table-cell table:formula="of:=CONCATENATE([.C45];[.E45];[.F45];[.H45];[.I45];[.K45];[.L45];[.N45];[.O45];[.Q45];[.R45];[.T45];[.U45];[.W45];[.X45])" office:value-type="string" office:string-value="('358679','6368' ,'75403','676792','1704100','353253','25594'),">
            <text:p>('358679','6368' ,'75403','676792','1704100','353253','25594'),</text:p>
          </table:table-cell>
        </table:table-row>
        <table:table-row table:style-name="ro2">
          <table:table-cell office:value-type="string">
            <text:p>STATE - SIKKIM <text:s/>11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4á708</text:p>
          </table:table-cell>
          <table:table-cell table:formula="of:=SUBSTITUTE([.D46];&quot;á&quot;;&quot;&quot;)" office:value-type="string" office:string-value="44708">
            <text:p>44708</text:p>
          </table:table-cell>
          <table:table-cell office:value-type="string">
            <text:p>','</text:p>
          </table:table-cell>
          <table:table-cell office:value-type="string">
            <text:p>24á060</text:p>
          </table:table-cell>
          <table:table-cell table:formula="of:=SUBSTITUTE([.G46];&quot;á&quot;;&quot;&quot;)" office:value-type="string" office:string-value="24060">
            <text:p>24060</text:p>
          </table:table-cell>
          <table:table-cell office:value-type="string">
            <text:p>' ,'</text:p>
          </table:table-cell>
          <table:table-cell office:value-type="float" office:value="204">
            <text:p>204</text:p>
          </table:table-cell>
          <table:table-cell table:formula="of:=SUBSTITUTE([.J46];&quot;á&quot;;&quot;&quot;)" office:value-type="string" office:string-value="204">
            <text:p>204</text:p>
          </table:table-cell>
          <table:table-cell office:value-type="string">
            <text:p>','</text:p>
          </table:table-cell>
          <table:table-cell office:value-type="string">
            <text:p>2á225</text:p>
          </table:table-cell>
          <table:table-cell table:formula="of:=SUBSTITUTE([.M46];&quot;á&quot;;&quot;&quot;)" office:value-type="string" office:string-value="2225">
            <text:p>2225</text:p>
          </table:table-cell>
          <table:table-cell office:value-type="string">
            <text:p>','</text:p>
          </table:table-cell>
          <table:table-cell office:value-type="string">
            <text:p>38á078</text:p>
          </table:table-cell>
          <table:table-cell table:formula="of:=SUBSTITUTE([.P46];&quot;á&quot;;&quot;&quot;)" office:value-type="string" office:string-value="38078">
            <text:p>38078</text:p>
          </table:table-cell>
          <table:table-cell office:value-type="string">
            <text:p>','</text:p>
          </table:table-cell>
          <table:table-cell office:value-type="float" office:value="475">
            <text:p>475</text:p>
          </table:table-cell>
          <table:table-cell table:formula="of:=SUBSTITUTE([.S46];&quot;á&quot;;&quot;&quot;)" office:value-type="string" office:string-value="475">
            <text:p>475</text:p>
          </table:table-cell>
          <table:table-cell office:value-type="string">
            <text:p>','</text:p>
          </table:table-cell>
          <table:table-cell office:value-type="float" office:value="205">
            <text:p>205</text:p>
          </table:table-cell>
          <table:table-cell table:formula="of:=SUBSTITUTE([.V46];&quot;á&quot;;&quot;&quot;)" office:value-type="string" office:string-value="205">
            <text:p>205</text:p>
          </table:table-cell>
          <table:table-cell office:value-type="string">
            <text:p>'),</text:p>
          </table:table-cell>
          <table:table-cell table:formula="of:=CONCATENATE([.C46];[.E46];[.F46];[.H46];[.I46];[.K46];[.L46];[.N46];[.O46];[.Q46];[.R46];[.T46];[.U46];[.W46];[.X46])" office:value-type="string" office:string-value="('44708','24060' ,'204','2225','38078','475','205'),">
            <text:p>('44708','24060' ,'204','2225','38078','475','205'),</text:p>
          </table:table-cell>
        </table:table-row>
        <table:table-row table:style-name="ro1">
          <table:table-cell office:value-type="string">
            <text:p>STATE - SIKKIM <text:s/>11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float" office:value="637">
            <text:p>637</text:p>
          </table:table-cell>
          <table:table-cell table:formula="of:=SUBSTITUTE([.D47];&quot;á&quot;;&quot;&quot;)" office:value-type="string" office:string-value="637">
            <text:p>637</text:p>
          </table:table-cell>
          <table:table-cell office:value-type="string">
            <text:p>','</text:p>
          </table:table-cell>
          <table:table-cell office:value-type="string">
            <text:p>1á039</text:p>
          </table:table-cell>
          <table:table-cell table:formula="of:=SUBSTITUTE([.G47];&quot;á&quot;;&quot;&quot;)" office:value-type="string" office:string-value="1039">
            <text:p>1039</text:p>
          </table:table-cell>
          <table:table-cell office:value-type="string">
            <text:p>' ,'</text:p>
          </table:table-cell>
          <table:table-cell office:value-type="float" office:value="25">
            <text:p>25</text:p>
          </table:table-cell>
          <table:table-cell table:formula="of:=SUBSTITUTE([.J47];&quot;á&quot;;&quot;&quot;)" office:value-type="string" office:string-value="25">
            <text:p>25</text:p>
          </table:table-cell>
          <table:table-cell office:value-type="string">
            <text:p>','</text:p>
          </table:table-cell>
          <table:table-cell office:value-type="float" office:value="56">
            <text:p>56</text:p>
          </table:table-cell>
          <table:table-cell table:formula="of:=SUBSTITUTE([.M47];&quot;á&quot;;&quot;&quot;)" office:value-type="string" office:string-value="56">
            <text:p>56</text:p>
          </table:table-cell>
          <table:table-cell office:value-type="string">
            <text:p>','</text:p>
          </table:table-cell>
          <table:table-cell office:value-type="string">
            <text:p>16á250</text:p>
          </table:table-cell>
          <table:table-cell table:formula="of:=SUBSTITUTE([.P47];&quot;á&quot;;&quot;&quot;)" office:value-type="string" office:string-value="16250">
            <text:p>16250</text:p>
          </table:table-cell>
          <table:table-cell office:value-type="string">
            <text:p>','</text:p>
          </table:table-cell>
          <table:table-cell office:value-type="float" office:value="876">
            <text:p>876</text:p>
          </table:table-cell>
          <table:table-cell table:formula="of:=SUBSTITUTE([.S47];&quot;á&quot;;&quot;&quot;)" office:value-type="string" office:string-value="876">
            <text:p>876</text:p>
          </table:table-cell>
          <table:table-cell office:value-type="string">
            <text:p>','</text:p>
          </table:table-cell>
          <table:table-cell office:value-type="float" office:value="5">
            <text:p>5</text:p>
          </table:table-cell>
          <table:table-cell table:formula="of:=SUBSTITUTE([.V47];&quot;á&quot;;&quot;&quot;)" office:value-type="string" office:string-value="5">
            <text:p>5</text:p>
          </table:table-cell>
          <table:table-cell office:value-type="string">
            <text:p>'),</text:p>
          </table:table-cell>
          <table:table-cell table:formula="of:=CONCATENATE([.C47];[.E47];[.F47];[.H47];[.I47];[.K47];[.L47];[.N47];[.O47];[.Q47];[.R47];[.T47];[.U47];[.W47];[.X47])" office:value-type="string" office:string-value="('637','1039' ,'25','56','16250','876','5'),">
            <text:p>('637','1039' ,'25','56','16250','876','5'),</text:p>
          </table:table-cell>
        </table:table-row>
        <table:table-row table:style-name="ro2">
          <table:table-cell office:value-type="string">
            <text:p>STATE - TAMIL NADU <text:s/>33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á178á613</text:p>
          </table:table-cell>
          <table:table-cell table:formula="of:=SUBSTITUTE([.D48];&quot;á&quot;;&quot;&quot;)" office:value-type="string" office:string-value="4178613">
            <text:p>4178613</text:p>
          </table:table-cell>
          <table:table-cell office:value-type="string">
            <text:p>','</text:p>
          </table:table-cell>
          <table:table-cell office:value-type="string">
            <text:p>12á476</text:p>
          </table:table-cell>
          <table:table-cell table:formula="of:=SUBSTITUTE([.G48];&quot;á&quot;;&quot;&quot;)" office:value-type="string" office:string-value="12476">
            <text:p>12476</text:p>
          </table:table-cell>
          <table:table-cell office:value-type="string">
            <text:p>' ,'</text:p>
          </table:table-cell>
          <table:table-cell office:value-type="string">
            <text:p>181á770</text:p>
          </table:table-cell>
          <table:table-cell table:formula="of:=SUBSTITUTE([.J48];&quot;á&quot;;&quot;&quot;)" office:value-type="string" office:string-value="181770">
            <text:p>181770</text:p>
          </table:table-cell>
          <table:table-cell office:value-type="string">
            <text:p>','</text:p>
          </table:table-cell>
          <table:table-cell office:value-type="string">
            <text:p>44á746</text:p>
          </table:table-cell>
          <table:table-cell table:formula="of:=SUBSTITUTE([.M48];&quot;á&quot;;&quot;&quot;)" office:value-type="string" office:string-value="44746">
            <text:p>44746</text:p>
          </table:table-cell>
          <table:table-cell office:value-type="string">
            <text:p>','</text:p>
          </table:table-cell>
          <table:table-cell office:value-type="string">
            <text:p>5á095á522</text:p>
          </table:table-cell>
          <table:table-cell table:formula="of:=SUBSTITUTE([.P48];&quot;á&quot;;&quot;&quot;)" office:value-type="string" office:string-value="5095522">
            <text:p>5095522</text:p>
          </table:table-cell>
          <table:table-cell office:value-type="string">
            <text:p>','</text:p>
          </table:table-cell>
          <table:table-cell office:value-type="string">
            <text:p>199á742</text:p>
          </table:table-cell>
          <table:table-cell table:formula="of:=SUBSTITUTE([.S48];&quot;á&quot;;&quot;&quot;)" office:value-type="string" office:string-value="199742">
            <text:p>199742</text:p>
          </table:table-cell>
          <table:table-cell office:value-type="string">
            <text:p>','</text:p>
          </table:table-cell>
          <table:table-cell office:value-type="string">
            <text:p>11á842</text:p>
          </table:table-cell>
          <table:table-cell table:formula="of:=SUBSTITUTE([.V48];&quot;á&quot;;&quot;&quot;)" office:value-type="string" office:string-value="11842">
            <text:p>11842</text:p>
          </table:table-cell>
          <table:table-cell office:value-type="string">
            <text:p>'),</text:p>
          </table:table-cell>
          <table:table-cell table:formula="of:=CONCATENATE([.C48];[.E48];[.F48];[.H48];[.I48];[.K48];[.L48];[.N48];[.O48];[.Q48];[.R48];[.T48];[.U48];[.W48];[.X48])" office:value-type="string" office:string-value="('4178613','12476' ,'181770','44746','5095522','199742','11842'),">
            <text:p>('4178613','12476' ,'181770','44746','5095522','199742','11842'),</text:p>
          </table:table-cell>
        </table:table-row>
        <table:table-row table:style-name="ro1">
          <table:table-cell office:value-type="string">
            <text:p>STATE - TAMIL NADU <text:s/>33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955á203</text:p>
          </table:table-cell>
          <table:table-cell table:formula="of:=SUBSTITUTE([.D49];&quot;á&quot;;&quot;&quot;)" office:value-type="string" office:string-value="955203">
            <text:p>955203</text:p>
          </table:table-cell>
          <table:table-cell office:value-type="string">
            <text:p>','</text:p>
          </table:table-cell>
          <table:table-cell office:value-type="string">
            <text:p>9á546</text:p>
          </table:table-cell>
          <table:table-cell table:formula="of:=SUBSTITUTE([.G49];&quot;á&quot;;&quot;&quot;)" office:value-type="string" office:string-value="9546">
            <text:p>9546</text:p>
          </table:table-cell>
          <table:table-cell office:value-type="string">
            <text:p>' ,'</text:p>
          </table:table-cell>
          <table:table-cell office:value-type="string">
            <text:p>148á668</text:p>
          </table:table-cell>
          <table:table-cell table:formula="of:=SUBSTITUTE([.J49];&quot;á&quot;;&quot;&quot;)" office:value-type="string" office:string-value="148668">
            <text:p>148668</text:p>
          </table:table-cell>
          <table:table-cell office:value-type="string">
            <text:p>','</text:p>
          </table:table-cell>
          <table:table-cell office:value-type="string">
            <text:p>31á472</text:p>
          </table:table-cell>
          <table:table-cell table:formula="of:=SUBSTITUTE([.M49];&quot;á&quot;;&quot;&quot;)" office:value-type="string" office:string-value="31472">
            <text:p>31472</text:p>
          </table:table-cell>
          <table:table-cell office:value-type="string">
            <text:p>','</text:p>
          </table:table-cell>
          <table:table-cell office:value-type="string">
            <text:p>5á024á425</text:p>
          </table:table-cell>
          <table:table-cell table:formula="of:=SUBSTITUTE([.P49];&quot;á&quot;;&quot;&quot;)" office:value-type="string" office:string-value="5024425">
            <text:p>5024425</text:p>
          </table:table-cell>
          <table:table-cell office:value-type="string">
            <text:p>','</text:p>
          </table:table-cell>
          <table:table-cell office:value-type="string">
            <text:p>1á080á325</text:p>
          </table:table-cell>
          <table:table-cell table:formula="of:=SUBSTITUTE([.S49];&quot;á&quot;;&quot;&quot;)" office:value-type="string" office:string-value="1080325">
            <text:p>1080325</text:p>
          </table:table-cell>
          <table:table-cell office:value-type="string">
            <text:p>','</text:p>
          </table:table-cell>
          <table:table-cell office:value-type="string">
            <text:p>22á254</text:p>
          </table:table-cell>
          <table:table-cell table:formula="of:=SUBSTITUTE([.V49];&quot;á&quot;;&quot;&quot;)" office:value-type="string" office:string-value="22254">
            <text:p>22254</text:p>
          </table:table-cell>
          <table:table-cell office:value-type="string">
            <text:p>'),</text:p>
          </table:table-cell>
          <table:table-cell table:formula="of:=CONCATENATE([.C49];[.E49];[.F49];[.H49];[.I49];[.K49];[.L49];[.N49];[.O49];[.Q49];[.R49];[.T49];[.U49];[.W49];[.X49])" office:value-type="string" office:string-value="('955203','9546' ,'148668','31472','5024425','1080325','22254'),">
            <text:p>('955203','9546' ,'148668','31472','5024425','1080325','22254'),</text:p>
          </table:table-cell>
        </table:table-row>
        <table:table-row table:style-name="ro2">
          <table:table-cell office:value-type="string">
            <text:p>STATE - TRIPURA <text:s/>16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618á452</text:p>
          </table:table-cell>
          <table:table-cell table:formula="of:=SUBSTITUTE([.D50];&quot;á&quot;;&quot;&quot;)" office:value-type="string" office:string-value="618452">
            <text:p>618452</text:p>
          </table:table-cell>
          <table:table-cell office:value-type="string">
            <text:p>','</text:p>
          </table:table-cell>
          <table:table-cell office:value-type="string">
            <text:p>30á644</text:p>
          </table:table-cell>
          <table:table-cell table:formula="of:=SUBSTITUTE([.G50];&quot;á&quot;;&quot;&quot;)" office:value-type="string" office:string-value="30644">
            <text:p>30644</text:p>
          </table:table-cell>
          <table:table-cell office:value-type="string">
            <text:p>' ,'</text:p>
          </table:table-cell>
          <table:table-cell office:value-type="string">
            <text:p>11á307</text:p>
          </table:table-cell>
          <table:table-cell table:formula="of:=SUBSTITUTE([.J50];&quot;á&quot;;&quot;&quot;)" office:value-type="string" office:string-value="11307">
            <text:p>11307</text:p>
          </table:table-cell>
          <table:table-cell office:value-type="string">
            <text:p>','</text:p>
          </table:table-cell>
          <table:table-cell office:value-type="float" office:value="831">
            <text:p>831</text:p>
          </table:table-cell>
          <table:table-cell table:formula="of:=SUBSTITUTE([.M50];&quot;á&quot;;&quot;&quot;)" office:value-type="string" office:string-value="831">
            <text:p>831</text:p>
          </table:table-cell>
          <table:table-cell office:value-type="string">
            <text:p>','</text:p>
          </table:table-cell>
          <table:table-cell office:value-type="string">
            <text:p>39á045</text:p>
          </table:table-cell>
          <table:table-cell table:formula="of:=SUBSTITUTE([.P50];&quot;á&quot;;&quot;&quot;)" office:value-type="string" office:string-value="39045">
            <text:p>39045</text:p>
          </table:table-cell>
          <table:table-cell office:value-type="string">
            <text:p>','</text:p>
          </table:table-cell>
          <table:table-cell office:value-type="float" office:value="674">
            <text:p>674</text:p>
          </table:table-cell>
          <table:table-cell table:formula="of:=SUBSTITUTE([.S50];&quot;á&quot;;&quot;&quot;)" office:value-type="string" office:string-value="674">
            <text:p>674</text:p>
          </table:table-cell>
          <table:table-cell office:value-type="string">
            <text:p>','</text:p>
          </table:table-cell>
          <table:table-cell office:value-type="float" office:value="202">
            <text:p>202</text:p>
          </table:table-cell>
          <table:table-cell table:formula="of:=SUBSTITUTE([.V50];&quot;á&quot;;&quot;&quot;)" office:value-type="string" office:string-value="202">
            <text:p>202</text:p>
          </table:table-cell>
          <table:table-cell office:value-type="string">
            <text:p>'),</text:p>
          </table:table-cell>
          <table:table-cell table:formula="of:=CONCATENATE([.C50];[.E50];[.F50];[.H50];[.I50];[.K50];[.L50];[.N50];[.O50];[.Q50];[.R50];[.T50];[.U50];[.W50];[.X50])" office:value-type="string" office:string-value="('618452','30644' ,'11307','831','39045','674','202'),">
            <text:p>('618452','30644' ,'11307','831','39045','674','202'),</text:p>
          </table:table-cell>
        </table:table-row>
        <table:table-row table:style-name="ro1">
          <table:table-cell office:value-type="string">
            <text:p>STATE - TRIPURA <text:s/>16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83á829</text:p>
          </table:table-cell>
          <table:table-cell table:formula="of:=SUBSTITUTE([.D51];&quot;á&quot;;&quot;&quot;)" office:value-type="string" office:string-value="83829">
            <text:p>83829</text:p>
          </table:table-cell>
          <table:table-cell office:value-type="string">
            <text:p>','</text:p>
          </table:table-cell>
          <table:table-cell office:value-type="string">
            <text:p>1á220</text:p>
          </table:table-cell>
          <table:table-cell table:formula="of:=SUBSTITUTE([.G51];&quot;á&quot;;&quot;&quot;)" office:value-type="string" office:string-value="1220">
            <text:p>1220</text:p>
          </table:table-cell>
          <table:table-cell office:value-type="string">
            <text:p>' ,'</text:p>
          </table:table-cell>
          <table:table-cell office:value-type="string">
            <text:p>7á774</text:p>
          </table:table-cell>
          <table:table-cell table:formula="of:=SUBSTITUTE([.J51];&quot;á&quot;;&quot;&quot;)" office:value-type="string" office:string-value="7774">
            <text:p>7774</text:p>
          </table:table-cell>
          <table:table-cell office:value-type="string">
            <text:p>','</text:p>
          </table:table-cell>
          <table:table-cell office:value-type="float" office:value="737">
            <text:p>737</text:p>
          </table:table-cell>
          <table:table-cell table:formula="of:=SUBSTITUTE([.M51];&quot;á&quot;;&quot;&quot;)" office:value-type="string" office:string-value="737">
            <text:p>737</text:p>
          </table:table-cell>
          <table:table-cell office:value-type="string">
            <text:p>','</text:p>
          </table:table-cell>
          <table:table-cell office:value-type="string">
            <text:p>66á737</text:p>
          </table:table-cell>
          <table:table-cell table:formula="of:=SUBSTITUTE([.P51];&quot;á&quot;;&quot;&quot;)" office:value-type="string" office:string-value="66737">
            <text:p>66737</text:p>
          </table:table-cell>
          <table:table-cell office:value-type="string">
            <text:p>','</text:p>
          </table:table-cell>
          <table:table-cell office:value-type="string">
            <text:p>1á638</text:p>
          </table:table-cell>
          <table:table-cell table:formula="of:=SUBSTITUTE([.S51];&quot;á&quot;;&quot;&quot;)" office:value-type="string" office:string-value="1638">
            <text:p>1638</text:p>
          </table:table-cell>
          <table:table-cell office:value-type="string">
            <text:p>','</text:p>
          </table:table-cell>
          <table:table-cell office:value-type="float" office:value="93">
            <text:p>93</text:p>
          </table:table-cell>
          <table:table-cell table:formula="of:=SUBSTITUTE([.V51];&quot;á&quot;;&quot;&quot;)" office:value-type="string" office:string-value="93">
            <text:p>93</text:p>
          </table:table-cell>
          <table:table-cell office:value-type="string">
            <text:p>'),</text:p>
          </table:table-cell>
          <table:table-cell table:formula="of:=CONCATENATE([.C51];[.E51];[.F51];[.H51];[.I51];[.K51];[.L51];[.N51];[.O51];[.Q51];[.R51];[.T51];[.U51];[.W51];[.X51])" office:value-type="string" office:string-value="('83829','1220' ,'7774','737','66737','1638','93'),">
            <text:p>('83829','1220' ,'7774','737','66737','1638','93'),</text:p>
          </table:table-cell>
        </table:table-row>
        <table:table-row table:style-name="ro2">
          <table:table-cell office:value-type="string">
            <text:p>STATE - UTTAR PRADESH <text:s/>09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23á548á929</text:p>
          </table:table-cell>
          <table:table-cell table:formula="of:=SUBSTITUTE([.D52];&quot;á&quot;;&quot;&quot;)" office:value-type="string" office:string-value="23548929">
            <text:p>23548929</text:p>
          </table:table-cell>
          <table:table-cell office:value-type="string">
            <text:p>','</text:p>
          </table:table-cell>
          <table:table-cell office:value-type="string">
            <text:p>82á547</text:p>
          </table:table-cell>
          <table:table-cell table:formula="of:=SUBSTITUTE([.G52];&quot;á&quot;;&quot;&quot;)" office:value-type="string" office:string-value="82547">
            <text:p>82547</text:p>
          </table:table-cell>
          <table:table-cell office:value-type="string">
            <text:p>' ,'</text:p>
          </table:table-cell>
          <table:table-cell office:value-type="string">
            <text:p>1á135á947</text:p>
          </table:table-cell>
          <table:table-cell table:formula="of:=SUBSTITUTE([.J52];&quot;á&quot;;&quot;&quot;)" office:value-type="string" office:string-value="1135947">
            <text:p>1135947</text:p>
          </table:table-cell>
          <table:table-cell office:value-type="string">
            <text:p>','</text:p>
          </table:table-cell>
          <table:table-cell office:value-type="string">
            <text:p>97á578</text:p>
          </table:table-cell>
          <table:table-cell table:formula="of:=SUBSTITUTE([.M52];&quot;á&quot;;&quot;&quot;)" office:value-type="string" office:string-value="97578">
            <text:p>97578</text:p>
          </table:table-cell>
          <table:table-cell office:value-type="string">
            <text:p>','</text:p>
          </table:table-cell>
          <table:table-cell office:value-type="string">
            <text:p>2á180á738</text:p>
          </table:table-cell>
          <table:table-cell table:formula="of:=SUBSTITUTE([.P52];&quot;á&quot;;&quot;&quot;)" office:value-type="string" office:string-value="2180738">
            <text:p>2180738</text:p>
          </table:table-cell>
          <table:table-cell office:value-type="string">
            <text:p>','</text:p>
          </table:table-cell>
          <table:table-cell office:value-type="string">
            <text:p>115á504</text:p>
          </table:table-cell>
          <table:table-cell table:formula="of:=SUBSTITUTE([.S52];&quot;á&quot;;&quot;&quot;)" office:value-type="string" office:string-value="115504">
            <text:p>115504</text:p>
          </table:table-cell>
          <table:table-cell office:value-type="string">
            <text:p>','</text:p>
          </table:table-cell>
          <table:table-cell office:value-type="string">
            <text:p>17á740</text:p>
          </table:table-cell>
          <table:table-cell table:formula="of:=SUBSTITUTE([.V52];&quot;á&quot;;&quot;&quot;)" office:value-type="string" office:string-value="17740">
            <text:p>17740</text:p>
          </table:table-cell>
          <table:table-cell office:value-type="string">
            <text:p>'),</text:p>
          </table:table-cell>
          <table:table-cell table:formula="of:=CONCATENATE([.C52];[.E52];[.F52];[.H52];[.I52];[.K52];[.L52];[.N52];[.O52];[.Q52];[.R52];[.T52];[.U52];[.W52];[.X52])" office:value-type="string" office:string-value="('23548929','82547' ,'1135947','97578','2180738','115504','17740'),">
            <text:p>('23548929','82547' ,'1135947','97578','2180738','115504','17740'),</text:p>
          </table:table-cell>
        </table:table-row>
        <table:table-row table:style-name="ro1">
          <table:table-cell office:value-type="string">
            <text:p>STATE - UTTAR PRADESH <text:s/>09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á766á174</text:p>
          </table:table-cell>
          <table:table-cell table:formula="of:=SUBSTITUTE([.D53];&quot;á&quot;;&quot;&quot;)" office:value-type="string" office:string-value="1766174">
            <text:p>1766174</text:p>
          </table:table-cell>
          <table:table-cell office:value-type="string">
            <text:p>','</text:p>
          </table:table-cell>
          <table:table-cell office:value-type="string">
            <text:p>31á881</text:p>
          </table:table-cell>
          <table:table-cell table:formula="of:=SUBSTITUTE([.G53];&quot;á&quot;;&quot;&quot;)" office:value-type="string" office:string-value="31881">
            <text:p>31881</text:p>
          </table:table-cell>
          <table:table-cell office:value-type="string">
            <text:p>' ,'</text:p>
          </table:table-cell>
          <table:table-cell office:value-type="string">
            <text:p>827á258</text:p>
          </table:table-cell>
          <table:table-cell table:formula="of:=SUBSTITUTE([.J53];&quot;á&quot;;&quot;&quot;)" office:value-type="string" office:string-value="827258">
            <text:p>827258</text:p>
          </table:table-cell>
          <table:table-cell office:value-type="string">
            <text:p>','</text:p>
          </table:table-cell>
          <table:table-cell office:value-type="string">
            <text:p>144á213</text:p>
          </table:table-cell>
          <table:table-cell table:formula="of:=SUBSTITUTE([.M53];&quot;á&quot;;&quot;&quot;)" office:value-type="string" office:string-value="144213">
            <text:p>144213</text:p>
          </table:table-cell>
          <table:table-cell office:value-type="string">
            <text:p>','</text:p>
          </table:table-cell>
          <table:table-cell office:value-type="string">
            <text:p>3á924á493</text:p>
          </table:table-cell>
          <table:table-cell table:formula="of:=SUBSTITUTE([.P53];&quot;á&quot;;&quot;&quot;)" office:value-type="string" office:string-value="3924493">
            <text:p>3924493</text:p>
          </table:table-cell>
          <table:table-cell office:value-type="string">
            <text:p>','</text:p>
          </table:table-cell>
          <table:table-cell office:value-type="string">
            <text:p>416á239</text:p>
          </table:table-cell>
          <table:table-cell table:formula="of:=SUBSTITUTE([.S53];&quot;á&quot;;&quot;&quot;)" office:value-type="string" office:string-value="416239">
            <text:p>416239</text:p>
          </table:table-cell>
          <table:table-cell office:value-type="string">
            <text:p>','</text:p>
          </table:table-cell>
          <table:table-cell office:value-type="string">
            <text:p>12á214</text:p>
          </table:table-cell>
          <table:table-cell table:formula="of:=SUBSTITUTE([.V53];&quot;á&quot;;&quot;&quot;)" office:value-type="string" office:string-value="12214">
            <text:p>12214</text:p>
          </table:table-cell>
          <table:table-cell office:value-type="string">
            <text:p>'),</text:p>
          </table:table-cell>
          <table:table-cell table:formula="of:=CONCATENATE([.C53];[.E53];[.F53];[.H53];[.I53];[.K53];[.L53];[.N53];[.O53];[.Q53];[.R53];[.T53];[.U53];[.W53];[.X53])" office:value-type="string" office:string-value="('1766174','31881' ,'827258','144213','3924493','416239','12214'),">
            <text:p>('1766174','31881' ,'827258','144213','3924493','416239','12214'),</text:p>
          </table:table-cell>
        </table:table-row>
        <table:table-row table:style-name="ro2">
          <table:table-cell office:value-type="string">
            <text:p>STATE - UTTARANCHAL <text:s/>05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389á703</text:p>
          </table:table-cell>
          <table:table-cell table:formula="of:=SUBSTITUTE([.D54];&quot;á&quot;;&quot;&quot;)" office:value-type="string" office:string-value="1389703">
            <text:p>1389703</text:p>
          </table:table-cell>
          <table:table-cell office:value-type="string">
            <text:p>','</text:p>
          </table:table-cell>
          <table:table-cell office:value-type="string">
            <text:p>52á751</text:p>
          </table:table-cell>
          <table:table-cell table:formula="of:=SUBSTITUTE([.G54];&quot;á&quot;;&quot;&quot;)" office:value-type="string" office:string-value="52751">
            <text:p>52751</text:p>
          </table:table-cell>
          <table:table-cell office:value-type="string">
            <text:p>' ,'</text:p>
          </table:table-cell>
          <table:table-cell office:value-type="string">
            <text:p>21á658</text:p>
          </table:table-cell>
          <table:table-cell table:formula="of:=SUBSTITUTE([.J54];&quot;á&quot;;&quot;&quot;)" office:value-type="string" office:string-value="21658">
            <text:p>21658</text:p>
          </table:table-cell>
          <table:table-cell office:value-type="string">
            <text:p>','</text:p>
          </table:table-cell>
          <table:table-cell office:value-type="string">
            <text:p>71á481</text:p>
          </table:table-cell>
          <table:table-cell table:formula="of:=SUBSTITUTE([.M54];&quot;á&quot;;&quot;&quot;)" office:value-type="string" office:string-value="71481">
            <text:p>71481</text:p>
          </table:table-cell>
          <table:table-cell office:value-type="string">
            <text:p>','</text:p>
          </table:table-cell>
          <table:table-cell office:value-type="string">
            <text:p>461á179</text:p>
          </table:table-cell>
          <table:table-cell table:formula="of:=SUBSTITUTE([.P54];&quot;á&quot;;&quot;&quot;)" office:value-type="string" office:string-value="461179">
            <text:p>461179</text:p>
          </table:table-cell>
          <table:table-cell office:value-type="string">
            <text:p>','</text:p>
          </table:table-cell>
          <table:table-cell office:value-type="string">
            <text:p>12á953</text:p>
          </table:table-cell>
          <table:table-cell table:formula="of:=SUBSTITUTE([.S54];&quot;á&quot;;&quot;&quot;)" office:value-type="string" office:string-value="12953">
            <text:p>12953</text:p>
          </table:table-cell>
          <table:table-cell office:value-type="string">
            <text:p>','</text:p>
          </table:table-cell>
          <table:table-cell office:value-type="string">
            <text:p>2á905</text:p>
          </table:table-cell>
          <table:table-cell table:formula="of:=SUBSTITUTE([.V54];&quot;á&quot;;&quot;&quot;)" office:value-type="string" office:string-value="2905">
            <text:p>2905</text:p>
          </table:table-cell>
          <table:table-cell office:value-type="string">
            <text:p>'),</text:p>
          </table:table-cell>
          <table:table-cell table:formula="of:=CONCATENATE([.C54];[.E54];[.F54];[.H54];[.I54];[.K54];[.L54];[.N54];[.O54];[.Q54];[.R54];[.T54];[.U54];[.W54];[.X54])" office:value-type="string" office:string-value="('1389703','52751' ,'21658','71481','461179','12953','2905'),">
            <text:p>('1389703','52751' ,'21658','71481','461179','12953','2905'),</text:p>
          </table:table-cell>
        </table:table-row>
        <table:table-row table:style-name="ro1">
          <table:table-cell office:value-type="string">
            <text:p>STATE - UTTARANCHAL <text:s/>05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75á802</text:p>
          </table:table-cell>
          <table:table-cell table:formula="of:=SUBSTITUTE([.D55];&quot;á&quot;;&quot;&quot;)" office:value-type="string" office:string-value="75802">
            <text:p>75802</text:p>
          </table:table-cell>
          <table:table-cell office:value-type="string">
            <text:p>','</text:p>
          </table:table-cell>
          <table:table-cell office:value-type="string">
            <text:p>3á384</text:p>
          </table:table-cell>
          <table:table-cell table:formula="of:=SUBSTITUTE([.G55];&quot;á&quot;;&quot;&quot;)" office:value-type="string" office:string-value="3384">
            <text:p>3384</text:p>
          </table:table-cell>
          <table:table-cell office:value-type="string">
            <text:p>' ,'</text:p>
          </table:table-cell>
          <table:table-cell office:value-type="string">
            <text:p>12á336</text:p>
          </table:table-cell>
          <table:table-cell table:formula="of:=SUBSTITUTE([.J55];&quot;á&quot;;&quot;&quot;)" office:value-type="string" office:string-value="12336">
            <text:p>12336</text:p>
          </table:table-cell>
          <table:table-cell office:value-type="string">
            <text:p>','</text:p>
          </table:table-cell>
          <table:table-cell office:value-type="string">
            <text:p>5á481</text:p>
          </table:table-cell>
          <table:table-cell table:formula="of:=SUBSTITUTE([.M55];&quot;á&quot;;&quot;&quot;)" office:value-type="string" office:string-value="5481">
            <text:p>5481</text:p>
          </table:table-cell>
          <table:table-cell office:value-type="string">
            <text:p>','</text:p>
          </table:table-cell>
          <table:table-cell office:value-type="string">
            <text:p>404á278</text:p>
          </table:table-cell>
          <table:table-cell table:formula="of:=SUBSTITUTE([.P55];&quot;á&quot;;&quot;&quot;)" office:value-type="string" office:string-value="404278">
            <text:p>404278</text:p>
          </table:table-cell>
          <table:table-cell office:value-type="string">
            <text:p>','</text:p>
          </table:table-cell>
          <table:table-cell office:value-type="string">
            <text:p>51á714</text:p>
          </table:table-cell>
          <table:table-cell table:formula="of:=SUBSTITUTE([.S55];&quot;á&quot;;&quot;&quot;)" office:value-type="string" office:string-value="51714">
            <text:p>51714</text:p>
          </table:table-cell>
          <table:table-cell office:value-type="string">
            <text:p>','</text:p>
          </table:table-cell>
          <table:table-cell office:value-type="float" office:value="657">
            <text:p>657</text:p>
          </table:table-cell>
          <table:table-cell table:formula="of:=SUBSTITUTE([.V55];&quot;á&quot;;&quot;&quot;)" office:value-type="string" office:string-value="657">
            <text:p>657</text:p>
          </table:table-cell>
          <table:table-cell office:value-type="string">
            <text:p>'),</text:p>
          </table:table-cell>
          <table:table-cell table:formula="of:=CONCATENATE([.C55];[.E55];[.F55];[.H55];[.I55];[.K55];[.L55];[.N55];[.O55];[.Q55];[.R55];[.T55];[.U55];[.W55];[.X55])" office:value-type="string" office:string-value="('75802','3384' ,'12336','5481','404278','51714','657'),">
            <text:p>('75802','3384' ,'12336','5481','404278','51714','657'),</text:p>
          </table:table-cell>
        </table:table-row>
        <table:table-row table:style-name="ro2">
          <table:table-cell office:value-type="string">
            <text:p>STATE - WEST BENGAL <text:s/>19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1á441á120</text:p>
          </table:table-cell>
          <table:table-cell table:formula="of:=SUBSTITUTE([.D56];&quot;á&quot;;&quot;&quot;)" office:value-type="string" office:string-value="11441120">
            <text:p>11441120</text:p>
          </table:table-cell>
          <table:table-cell office:value-type="string">
            <text:p>','</text:p>
          </table:table-cell>
          <table:table-cell office:value-type="string">
            <text:p>151á907</text:p>
          </table:table-cell>
          <table:table-cell table:formula="of:=SUBSTITUTE([.G56];&quot;á&quot;;&quot;&quot;)" office:value-type="string" office:string-value="151907">
            <text:p>151907</text:p>
          </table:table-cell>
          <table:table-cell office:value-type="string">
            <text:p>' ,'</text:p>
          </table:table-cell>
          <table:table-cell office:value-type="string">
            <text:p>415á797</text:p>
          </table:table-cell>
          <table:table-cell table:formula="of:=SUBSTITUTE([.J56];&quot;á&quot;;&quot;&quot;)" office:value-type="string" office:string-value="415797">
            <text:p>415797</text:p>
          </table:table-cell>
          <table:table-cell office:value-type="string">
            <text:p>','</text:p>
          </table:table-cell>
          <table:table-cell office:value-type="string">
            <text:p>50á849</text:p>
          </table:table-cell>
          <table:table-cell table:formula="of:=SUBSTITUTE([.M56];&quot;á&quot;;&quot;&quot;)" office:value-type="string" office:string-value="50849">
            <text:p>50849</text:p>
          </table:table-cell>
          <table:table-cell office:value-type="string">
            <text:p>','</text:p>
          </table:table-cell>
          <table:table-cell office:value-type="string">
            <text:p>2á307á003</text:p>
          </table:table-cell>
          <table:table-cell table:formula="of:=SUBSTITUTE([.P56];&quot;á&quot;;&quot;&quot;)" office:value-type="string" office:string-value="2307003">
            <text:p>2307003</text:p>
          </table:table-cell>
          <table:table-cell office:value-type="string">
            <text:p>','</text:p>
          </table:table-cell>
          <table:table-cell office:value-type="string">
            <text:p>30á558</text:p>
          </table:table-cell>
          <table:table-cell table:formula="of:=SUBSTITUTE([.S56];&quot;á&quot;;&quot;&quot;)" office:value-type="string" office:string-value="30558">
            <text:p>30558</text:p>
          </table:table-cell>
          <table:table-cell office:value-type="string">
            <text:p>','</text:p>
          </table:table-cell>
          <table:table-cell office:value-type="string">
            <text:p>16á077</text:p>
          </table:table-cell>
          <table:table-cell table:formula="of:=SUBSTITUTE([.V56];&quot;á&quot;;&quot;&quot;)" office:value-type="string" office:string-value="16077">
            <text:p>16077</text:p>
          </table:table-cell>
          <table:table-cell office:value-type="string">
            <text:p>'),</text:p>
          </table:table-cell>
          <table:table-cell table:formula="of:=CONCATENATE([.C56];[.E56];[.F56];[.H56];[.I56];[.K56];[.L56];[.N56];[.O56];[.Q56];[.R56];[.T56];[.U56];[.W56];[.X56])" office:value-type="string" office:string-value="('11441120','151907' ,'415797','50849','2307003','30558','16077'),">
            <text:p>('11441120','151907' ,'415797','50849','2307003','30558','16077'),</text:p>
          </table:table-cell>
        </table:table-row>
        <table:table-row table:style-name="ro1">
          <table:table-cell office:value-type="string">
            <text:p>STATE - WEST BENGAL <text:s/>19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1á245á696</text:p>
          </table:table-cell>
          <table:table-cell table:formula="of:=SUBSTITUTE([.D57];&quot;á&quot;;&quot;&quot;)" office:value-type="string" office:string-value="1245696">
            <text:p>1245696</text:p>
          </table:table-cell>
          <table:table-cell office:value-type="string">
            <text:p>','</text:p>
          </table:table-cell>
          <table:table-cell office:value-type="string">
            <text:p>59á323</text:p>
          </table:table-cell>
          <table:table-cell table:formula="of:=SUBSTITUTE([.G57];&quot;á&quot;;&quot;&quot;)" office:value-type="string" office:string-value="59323">
            <text:p>59323</text:p>
          </table:table-cell>
          <table:table-cell office:value-type="string">
            <text:p>' ,'</text:p>
          </table:table-cell>
          <table:table-cell office:value-type="string">
            <text:p>194á141</text:p>
          </table:table-cell>
          <table:table-cell table:formula="of:=SUBSTITUTE([.J57];&quot;á&quot;;&quot;&quot;)" office:value-type="string" office:string-value="194141">
            <text:p>194141</text:p>
          </table:table-cell>
          <table:table-cell office:value-type="string">
            <text:p>','</text:p>
          </table:table-cell>
          <table:table-cell office:value-type="string">
            <text:p>29á636</text:p>
          </table:table-cell>
          <table:table-cell table:formula="of:=SUBSTITUTE([.M57];&quot;á&quot;;&quot;&quot;)" office:value-type="string" office:string-value="29636">
            <text:p>29636</text:p>
          </table:table-cell>
          <table:table-cell office:value-type="string">
            <text:p>','</text:p>
          </table:table-cell>
          <table:table-cell office:value-type="string">
            <text:p>3á872á338</text:p>
          </table:table-cell>
          <table:table-cell table:formula="of:=SUBSTITUTE([.P57];&quot;á&quot;;&quot;&quot;)" office:value-type="string" office:string-value="3872338">
            <text:p>3872338</text:p>
          </table:table-cell>
          <table:table-cell office:value-type="string">
            <text:p>','</text:p>
          </table:table-cell>
          <table:table-cell office:value-type="string">
            <text:p>318á914</text:p>
          </table:table-cell>
          <table:table-cell table:formula="of:=SUBSTITUTE([.S57];&quot;á&quot;;&quot;&quot;)" office:value-type="string" office:string-value="318914">
            <text:p>318914</text:p>
          </table:table-cell>
          <table:table-cell office:value-type="string">
            <text:p>','</text:p>
          </table:table-cell>
          <table:table-cell office:value-type="string">
            <text:p>6á798</text:p>
          </table:table-cell>
          <table:table-cell table:formula="of:=SUBSTITUTE([.V57];&quot;á&quot;;&quot;&quot;)" office:value-type="string" office:string-value="6798">
            <text:p>6798</text:p>
          </table:table-cell>
          <table:table-cell office:value-type="string">
            <text:p>'),</text:p>
          </table:table-cell>
          <table:table-cell table:formula="of:=CONCATENATE([.C57];[.E57];[.F57];[.H57];[.I57];[.K57];[.L57];[.N57];[.O57];[.Q57];[.R57];[.T57];[.U57];[.W57];[.X57])" office:value-type="string" office:string-value="('1245696','59323' ,'194141','29636','3872338','318914','6798'),">
            <text:p>('1245696','59323' ,'194141','29636','3872338','318914','6798'),</text:p>
          </table:table-cell>
        </table:table-row>
        <table:table-row table:style-name="ro2">
          <table:table-cell office:value-type="string">
            <text:p>UNION TERRITORY - ANDAMAN &amp; NICOBAR ISLANDS <text:s/>35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34á822</text:p>
          </table:table-cell>
          <table:table-cell table:formula="of:=SUBSTITUTE([.D58];&quot;á&quot;;&quot;&quot;)" office:value-type="string" office:string-value="34822">
            <text:p>34822</text:p>
          </table:table-cell>
          <table:table-cell office:value-type="string">
            <text:p>','</text:p>
          </table:table-cell>
          <table:table-cell office:value-type="string">
            <text:p>5á077</text:p>
          </table:table-cell>
          <table:table-cell table:formula="of:=SUBSTITUTE([.G58];&quot;á&quot;;&quot;&quot;)" office:value-type="string" office:string-value="5077">
            <text:p>5077</text:p>
          </table:table-cell>
          <table:table-cell office:value-type="string">
            <text:p>' ,'</text:p>
          </table:table-cell>
          <table:table-cell office:value-type="float" office:value="121">
            <text:p>121</text:p>
          </table:table-cell>
          <table:table-cell table:formula="of:=SUBSTITUTE([.J58];&quot;á&quot;;&quot;&quot;)" office:value-type="string" office:string-value="121">
            <text:p>121</text:p>
          </table:table-cell>
          <table:table-cell office:value-type="string">
            <text:p>','</text:p>
          </table:table-cell>
          <table:table-cell office:value-type="float" office:value="181">
            <text:p>181</text:p>
          </table:table-cell>
          <table:table-cell table:formula="of:=SUBSTITUTE([.M58];&quot;á&quot;;&quot;&quot;)" office:value-type="string" office:string-value="181">
            <text:p>181</text:p>
          </table:table-cell>
          <table:table-cell office:value-type="string">
            <text:p>','</text:p>
          </table:table-cell>
          <table:table-cell office:value-type="string">
            <text:p>31á392</text:p>
          </table:table-cell>
          <table:table-cell table:formula="of:=SUBSTITUTE([.P58];&quot;á&quot;;&quot;&quot;)" office:value-type="string" office:string-value="31392">
            <text:p>31392</text:p>
          </table:table-cell>
          <table:table-cell office:value-type="string">
            <text:p>','</text:p>
          </table:table-cell>
          <table:table-cell office:value-type="float" office:value="91">
            <text:p>91</text:p>
          </table:table-cell>
          <table:table-cell table:formula="of:=SUBSTITUTE([.S58];&quot;á&quot;;&quot;&quot;)" office:value-type="string" office:string-value="91">
            <text:p>91</text:p>
          </table:table-cell>
          <table:table-cell office:value-type="string">
            <text:p>','</text:p>
          </table:table-cell>
          <table:table-cell office:value-type="float" office:value="152">
            <text:p>152</text:p>
          </table:table-cell>
          <table:table-cell table:formula="of:=SUBSTITUTE([.V58];&quot;á&quot;;&quot;&quot;)" office:value-type="string" office:string-value="152">
            <text:p>152</text:p>
          </table:table-cell>
          <table:table-cell office:value-type="string">
            <text:p>'),</text:p>
          </table:table-cell>
          <table:table-cell table:formula="of:=CONCATENATE([.C58];[.E58];[.F58];[.H58];[.I58];[.K58];[.L58];[.N58];[.O58];[.Q58];[.R58];[.T58];[.U58];[.W58];[.X58])" office:value-type="string" office:string-value="('34822','5077' ,'121','181','31392','91','152'),">
            <text:p>('34822','5077' ,'121','181','31392','91','152'),</text:p>
          </table:table-cell>
        </table:table-row>
        <table:table-row table:style-name="ro1">
          <table:table-cell office:value-type="string">
            <text:p>UNION TERRITORY - ANDAMAN &amp; NICOBAR ISLANDS <text:s/>35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á660</text:p>
          </table:table-cell>
          <table:table-cell table:formula="of:=SUBSTITUTE([.D59];&quot;á&quot;;&quot;&quot;)" office:value-type="string" office:string-value="2660">
            <text:p>2660</text:p>
          </table:table-cell>
          <table:table-cell office:value-type="string">
            <text:p>','</text:p>
          </table:table-cell>
          <table:table-cell office:value-type="string">
            <text:p>1á478</text:p>
          </table:table-cell>
          <table:table-cell table:formula="of:=SUBSTITUTE([.G59];&quot;á&quot;;&quot;&quot;)" office:value-type="string" office:string-value="1478">
            <text:p>1478</text:p>
          </table:table-cell>
          <table:table-cell office:value-type="string">
            <text:p>' ,'</text:p>
          </table:table-cell>
          <table:table-cell office:value-type="float" office:value="136">
            <text:p>136</text:p>
          </table:table-cell>
          <table:table-cell table:formula="of:=SUBSTITUTE([.J59];&quot;á&quot;;&quot;&quot;)" office:value-type="string" office:string-value="136">
            <text:p>136</text:p>
          </table:table-cell>
          <table:table-cell office:value-type="string">
            <text:p>','</text:p>
          </table:table-cell>
          <table:table-cell office:value-type="float" office:value="108">
            <text:p>108</text:p>
          </table:table-cell>
          <table:table-cell table:formula="of:=SUBSTITUTE([.M59];&quot;á&quot;;&quot;&quot;)" office:value-type="string" office:string-value="108">
            <text:p>108</text:p>
          </table:table-cell>
          <table:table-cell office:value-type="string">
            <text:p>','</text:p>
          </table:table-cell>
          <table:table-cell office:value-type="string">
            <text:p>27á636</text:p>
          </table:table-cell>
          <table:table-cell table:formula="of:=SUBSTITUTE([.P59];&quot;á&quot;;&quot;&quot;)" office:value-type="string" office:string-value="27636">
            <text:p>27636</text:p>
          </table:table-cell>
          <table:table-cell office:value-type="string">
            <text:p>','</text:p>
          </table:table-cell>
          <table:table-cell office:value-type="float" office:value="343">
            <text:p>343</text:p>
          </table:table-cell>
          <table:table-cell table:formula="of:=SUBSTITUTE([.S59];&quot;á&quot;;&quot;&quot;)" office:value-type="string" office:string-value="343">
            <text:p>343</text:p>
          </table:table-cell>
          <table:table-cell office:value-type="string">
            <text:p>','</text:p>
          </table:table-cell>
          <table:table-cell office:value-type="float" office:value="25">
            <text:p>25</text:p>
          </table:table-cell>
          <table:table-cell table:formula="of:=SUBSTITUTE([.V59];&quot;á&quot;;&quot;&quot;)" office:value-type="string" office:string-value="25">
            <text:p>25</text:p>
          </table:table-cell>
          <table:table-cell office:value-type="string">
            <text:p>'),</text:p>
          </table:table-cell>
          <table:table-cell table:formula="of:=CONCATENATE([.C59];[.E59];[.F59];[.H59];[.I59];[.K59];[.L59];[.N59];[.O59];[.Q59];[.R59];[.T59];[.U59];[.W59];[.X59])" office:value-type="string" office:string-value="('2660','1478' ,'136','108','27636','343','25'),">
            <text:p>('2660','1478' ,'136','108','27636','343','25'),</text:p>
          </table:table-cell>
        </table:table-row>
        <table:table-row table:style-name="ro2">
          <table:table-cell office:value-type="string">
            <text:p>UNION TERRITORY - CHANDIGARH <text:s/>04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2á605</text:p>
          </table:table-cell>
          <table:table-cell table:formula="of:=SUBSTITUTE([.D60];&quot;á&quot;;&quot;&quot;)" office:value-type="string" office:string-value="2605">
            <text:p>2605</text:p>
          </table:table-cell>
          <table:table-cell office:value-type="string">
            <text:p>','</text:p>
          </table:table-cell>
          <table:table-cell office:value-type="float" office:value="52">
            <text:p>52</text:p>
          </table:table-cell>
          <table:table-cell table:formula="of:=SUBSTITUTE([.G60];&quot;á&quot;;&quot;&quot;)" office:value-type="string" office:string-value="52">
            <text:p>52</text:p>
          </table:table-cell>
          <table:table-cell office:value-type="string">
            <text:p>' ,'</text:p>
          </table:table-cell>
          <table:table-cell office:value-type="string">
            <text:p>1á265</text:p>
          </table:table-cell>
          <table:table-cell table:formula="of:=SUBSTITUTE([.J60];&quot;á&quot;;&quot;&quot;)" office:value-type="string" office:string-value="1265">
            <text:p>1265</text:p>
          </table:table-cell>
          <table:table-cell office:value-type="string">
            <text:p>','</text:p>
          </table:table-cell>
          <table:table-cell office:value-type="float" office:value="118">
            <text:p>118</text:p>
          </table:table-cell>
          <table:table-cell table:formula="of:=SUBSTITUTE([.M60];&quot;á&quot;;&quot;&quot;)" office:value-type="string" office:string-value="118">
            <text:p>118</text:p>
          </table:table-cell>
          <table:table-cell office:value-type="string">
            <text:p>','</text:p>
          </table:table-cell>
          <table:table-cell office:value-type="string">
            <text:p>22á095</text:p>
          </table:table-cell>
          <table:table-cell table:formula="of:=SUBSTITUTE([.P60];&quot;á&quot;;&quot;&quot;)" office:value-type="string" office:string-value="22095">
            <text:p>22095</text:p>
          </table:table-cell>
          <table:table-cell office:value-type="string">
            <text:p>','</text:p>
          </table:table-cell>
          <table:table-cell office:value-type="float" office:value="269">
            <text:p>269</text:p>
          </table:table-cell>
          <table:table-cell table:formula="of:=SUBSTITUTE([.S60];&quot;á&quot;;&quot;&quot;)" office:value-type="string" office:string-value="269">
            <text:p>269</text:p>
          </table:table-cell>
          <table:table-cell office:value-type="string">
            <text:p>','</text:p>
          </table:table-cell>
          <table:table-cell office:value-type="float" office:value="24">
            <text:p>24</text:p>
          </table:table-cell>
          <table:table-cell table:formula="of:=SUBSTITUTE([.V60];&quot;á&quot;;&quot;&quot;)" office:value-type="string" office:string-value="24">
            <text:p>24</text:p>
          </table:table-cell>
          <table:table-cell office:value-type="string">
            <text:p>'),</text:p>
          </table:table-cell>
          <table:table-cell table:formula="of:=CONCATENATE([.C60];[.E60];[.F60];[.H60];[.I60];[.K60];[.L60];[.N60];[.O60];[.Q60];[.R60];[.T60];[.U60];[.W60];[.X60])" office:value-type="string" office:string-value="('2605','52' ,'1265','118','22095','269','24'),">
            <text:p>('2605','52' ,'1265','118','22095','269','24'),</text:p>
          </table:table-cell>
        </table:table-row>
        <table:table-row table:style-name="ro1">
          <table:table-cell office:value-type="string">
            <text:p>UNION TERRITORY - CHANDIGARH <text:s/>04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3á578</text:p>
          </table:table-cell>
          <table:table-cell table:formula="of:=SUBSTITUTE([.D61];&quot;á&quot;;&quot;&quot;)" office:value-type="string" office:string-value="23578">
            <text:p>23578</text:p>
          </table:table-cell>
          <table:table-cell office:value-type="string">
            <text:p>','</text:p>
          </table:table-cell>
          <table:table-cell office:value-type="float" office:value="279">
            <text:p>279</text:p>
          </table:table-cell>
          <table:table-cell table:formula="of:=SUBSTITUTE([.G61];&quot;á&quot;;&quot;&quot;)" office:value-type="string" office:string-value="279">
            <text:p>279</text:p>
          </table:table-cell>
          <table:table-cell office:value-type="string">
            <text:p>' ,'</text:p>
          </table:table-cell>
          <table:table-cell office:value-type="string">
            <text:p>4á111</text:p>
          </table:table-cell>
          <table:table-cell table:formula="of:=SUBSTITUTE([.J61];&quot;á&quot;;&quot;&quot;)" office:value-type="string" office:string-value="4111">
            <text:p>4111</text:p>
          </table:table-cell>
          <table:table-cell office:value-type="string">
            <text:p>','</text:p>
          </table:table-cell>
          <table:table-cell office:value-type="string">
            <text:p>5á703</text:p>
          </table:table-cell>
          <table:table-cell table:formula="of:=SUBSTITUTE([.M61];&quot;á&quot;;&quot;&quot;)" office:value-type="string" office:string-value="5703">
            <text:p>5703</text:p>
          </table:table-cell>
          <table:table-cell office:value-type="string">
            <text:p>','</text:p>
          </table:table-cell>
          <table:table-cell office:value-type="string">
            <text:p>160á327</text:p>
          </table:table-cell>
          <table:table-cell table:formula="of:=SUBSTITUTE([.P61];&quot;á&quot;;&quot;&quot;)" office:value-type="string" office:string-value="160327">
            <text:p>160327</text:p>
          </table:table-cell>
          <table:table-cell office:value-type="string">
            <text:p>','</text:p>
          </table:table-cell>
          <table:table-cell office:value-type="string">
            <text:p>20á269</text:p>
          </table:table-cell>
          <table:table-cell table:formula="of:=SUBSTITUTE([.S61];&quot;á&quot;;&quot;&quot;)" office:value-type="string" office:string-value="20269">
            <text:p>20269</text:p>
          </table:table-cell>
          <table:table-cell office:value-type="string">
            <text:p>','</text:p>
          </table:table-cell>
          <table:table-cell office:value-type="string">
            <text:p>3á439</text:p>
          </table:table-cell>
          <table:table-cell table:formula="of:=SUBSTITUTE([.V61];&quot;á&quot;;&quot;&quot;)" office:value-type="string" office:string-value="3439">
            <text:p>3439</text:p>
          </table:table-cell>
          <table:table-cell office:value-type="string">
            <text:p>'),</text:p>
          </table:table-cell>
          <table:table-cell table:formula="of:=CONCATENATE([.C61];[.E61];[.F61];[.H61];[.I61];[.K61];[.L61];[.N61];[.O61];[.Q61];[.R61];[.T61];[.U61];[.W61];[.X61])" office:value-type="string" office:string-value="('23578','279' ,'4111','5703','160327','20269','3439'),">
            <text:p>('23578','279' ,'4111','5703','160327','20269','3439'),</text:p>
          </table:table-cell>
        </table:table-row>
        <table:table-row table:style-name="ro2">
          <table:table-cell office:value-type="string">
            <text:p>UNION TERRITORY - DADRA &amp; NAGAR HAVELI <text:s/>26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25á886</text:p>
          </table:table-cell>
          <table:table-cell table:formula="of:=SUBSTITUTE([.D62];&quot;á&quot;;&quot;&quot;)" office:value-type="string" office:string-value="25886">
            <text:p>25886</text:p>
          </table:table-cell>
          <table:table-cell office:value-type="string">
            <text:p>','</text:p>
          </table:table-cell>
          <table:table-cell office:value-type="float" office:value="36">
            <text:p>36</text:p>
          </table:table-cell>
          <table:table-cell table:formula="of:=SUBSTITUTE([.G62];&quot;á&quot;;&quot;&quot;)" office:value-type="string" office:string-value="36">
            <text:p>36</text:p>
          </table:table-cell>
          <table:table-cell office:value-type="string">
            <text:p>' ,'</text:p>
          </table:table-cell>
          <table:table-cell office:value-type="float" office:value="295">
            <text:p>295</text:p>
          </table:table-cell>
          <table:table-cell table:formula="of:=SUBSTITUTE([.J62];&quot;á&quot;;&quot;&quot;)" office:value-type="string" office:string-value="295">
            <text:p>295</text:p>
          </table:table-cell>
          <table:table-cell office:value-type="string">
            <text:p>','</text:p>
          </table:table-cell>
          <table:table-cell office:value-type="float" office:value="404">
            <text:p>404</text:p>
          </table:table-cell>
          <table:table-cell table:formula="of:=SUBSTITUTE([.M62];&quot;á&quot;;&quot;&quot;)" office:value-type="string" office:string-value="404">
            <text:p>404</text:p>
          </table:table-cell>
          <table:table-cell office:value-type="string">
            <text:p>','</text:p>
          </table:table-cell>
          <table:table-cell office:value-type="string">
            <text:p>8á108</text:p>
          </table:table-cell>
          <table:table-cell table:formula="of:=SUBSTITUTE([.P62];&quot;á&quot;;&quot;&quot;)" office:value-type="string" office:string-value="8108">
            <text:p>8108</text:p>
          </table:table-cell>
          <table:table-cell office:value-type="string">
            <text:p>','</text:p>
          </table:table-cell>
          <table:table-cell office:value-type="string">
            <text:p>6á086</text:p>
          </table:table-cell>
          <table:table-cell table:formula="of:=SUBSTITUTE([.S62];&quot;á&quot;;&quot;&quot;)" office:value-type="string" office:string-value="6086">
            <text:p>6086</text:p>
          </table:table-cell>
          <table:table-cell office:value-type="string">
            <text:p>','</text:p>
          </table:table-cell>
          <table:table-cell office:value-type="float" office:value="109">
            <text:p>109</text:p>
          </table:table-cell>
          <table:table-cell table:formula="of:=SUBSTITUTE([.V62];&quot;á&quot;;&quot;&quot;)" office:value-type="string" office:string-value="109">
            <text:p>109</text:p>
          </table:table-cell>
          <table:table-cell office:value-type="string">
            <text:p>'),</text:p>
          </table:table-cell>
          <table:table-cell table:formula="of:=CONCATENATE([.C62];[.E62];[.F62];[.H62];[.I62];[.K62];[.L62];[.N62];[.O62];[.Q62];[.R62];[.T62];[.U62];[.W62];[.X62])" office:value-type="string" office:string-value="('25886','36' ,'295','404','8108','6086','109'),">
            <text:p>('25886','36' ,'295','404','8108','6086','109'),</text:p>
          </table:table-cell>
        </table:table-row>
        <table:table-row table:style-name="ro1">
          <table:table-cell office:value-type="string">
            <text:p>UNION TERRITORY - DADRA &amp; NAGAR HAVELI <text:s/>26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á391</text:p>
          </table:table-cell>
          <table:table-cell table:formula="of:=SUBSTITUTE([.D63];&quot;á&quot;;&quot;&quot;)" office:value-type="string" office:string-value="2391">
            <text:p>2391</text:p>
          </table:table-cell>
          <table:table-cell office:value-type="string">
            <text:p>','</text:p>
          </table:table-cell>
          <table:table-cell office:value-type="float" office:value="31">
            <text:p>31</text:p>
          </table:table-cell>
          <table:table-cell table:formula="of:=SUBSTITUTE([.G63];&quot;á&quot;;&quot;&quot;)" office:value-type="string" office:string-value="31">
            <text:p>31</text:p>
          </table:table-cell>
          <table:table-cell office:value-type="string">
            <text:p>' ,'</text:p>
          </table:table-cell>
          <table:table-cell office:value-type="float" office:value="166">
            <text:p>166</text:p>
          </table:table-cell>
          <table:table-cell table:formula="of:=SUBSTITUTE([.J63];&quot;á&quot;;&quot;&quot;)" office:value-type="string" office:string-value="166">
            <text:p>166</text:p>
          </table:table-cell>
          <table:table-cell office:value-type="string">
            <text:p>','</text:p>
          </table:table-cell>
          <table:table-cell office:value-type="float" office:value="481">
            <text:p>481</text:p>
          </table:table-cell>
          <table:table-cell table:formula="of:=SUBSTITUTE([.M63];&quot;á&quot;;&quot;&quot;)" office:value-type="string" office:string-value="481">
            <text:p>481</text:p>
          </table:table-cell>
          <table:table-cell office:value-type="string">
            <text:p>','</text:p>
          </table:table-cell>
          <table:table-cell office:value-type="string">
            <text:p>5á950</text:p>
          </table:table-cell>
          <table:table-cell table:formula="of:=SUBSTITUTE([.P63];&quot;á&quot;;&quot;&quot;)" office:value-type="string" office:string-value="5950">
            <text:p>5950</text:p>
          </table:table-cell>
          <table:table-cell office:value-type="string">
            <text:p>','</text:p>
          </table:table-cell>
          <table:table-cell office:value-type="string">
            <text:p>7á381</text:p>
          </table:table-cell>
          <table:table-cell table:formula="of:=SUBSTITUTE([.S63];&quot;á&quot;;&quot;&quot;)" office:value-type="string" office:string-value="7381">
            <text:p>7381</text:p>
          </table:table-cell>
          <table:table-cell office:value-type="string">
            <text:p>','</text:p>
          </table:table-cell>
          <table:table-cell office:value-type="float" office:value="179">
            <text:p>179</text:p>
          </table:table-cell>
          <table:table-cell table:formula="of:=SUBSTITUTE([.V63];&quot;á&quot;;&quot;&quot;)" office:value-type="string" office:string-value="179">
            <text:p>179</text:p>
          </table:table-cell>
          <table:table-cell office:value-type="string">
            <text:p>'),</text:p>
          </table:table-cell>
          <table:table-cell table:formula="of:=CONCATENATE([.C63];[.E63];[.F63];[.H63];[.I63];[.K63];[.L63];[.N63];[.O63];[.Q63];[.R63];[.T63];[.U63];[.W63];[.X63])" office:value-type="string" office:string-value="('2391','31' ,'166','481','5950','7381','179'),">
            <text:p>('2391','31' ,'166','481','5950','7381','179'),</text:p>
          </table:table-cell>
        </table:table-row>
        <table:table-row table:style-name="ro2">
          <table:table-cell office:value-type="string">
            <text:p>UNION TERRITORY - DAMAN &amp; DIU <text:s/>25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5á494</text:p>
          </table:table-cell>
          <table:table-cell table:formula="of:=SUBSTITUTE([.D64];&quot;á&quot;;&quot;&quot;)" office:value-type="string" office:string-value="5494">
            <text:p>5494</text:p>
          </table:table-cell>
          <table:table-cell office:value-type="string">
            <text:p>','</text:p>
          </table:table-cell>
          <table:table-cell office:value-type="float" office:value="88">
            <text:p>88</text:p>
          </table:table-cell>
          <table:table-cell table:formula="of:=SUBSTITUTE([.G64];&quot;á&quot;;&quot;&quot;)" office:value-type="string" office:string-value="88">
            <text:p>88</text:p>
          </table:table-cell>
          <table:table-cell office:value-type="string">
            <text:p>' ,'</text:p>
          </table:table-cell>
          <table:table-cell office:value-type="float" office:value="77">
            <text:p>77</text:p>
          </table:table-cell>
          <table:table-cell table:formula="of:=SUBSTITUTE([.J64];&quot;á&quot;;&quot;&quot;)" office:value-type="string" office:string-value="77">
            <text:p>77</text:p>
          </table:table-cell>
          <table:table-cell office:value-type="string">
            <text:p>','</text:p>
          </table:table-cell>
          <table:table-cell office:value-type="float" office:value="308">
            <text:p>308</text:p>
          </table:table-cell>
          <table:table-cell table:formula="of:=SUBSTITUTE([.M64];&quot;á&quot;;&quot;&quot;)" office:value-type="string" office:string-value="308">
            <text:p>308</text:p>
          </table:table-cell>
          <table:table-cell office:value-type="string">
            <text:p>','</text:p>
          </table:table-cell>
          <table:table-cell office:value-type="string">
            <text:p>21á840</text:p>
          </table:table-cell>
          <table:table-cell table:formula="of:=SUBSTITUTE([.P64];&quot;á&quot;;&quot;&quot;)" office:value-type="string" office:string-value="21840">
            <text:p>21840</text:p>
          </table:table-cell>
          <table:table-cell office:value-type="string">
            <text:p>','</text:p>
          </table:table-cell>
          <table:table-cell office:value-type="string">
            <text:p>6á453</text:p>
          </table:table-cell>
          <table:table-cell table:formula="of:=SUBSTITUTE([.S64];&quot;á&quot;;&quot;&quot;)" office:value-type="string" office:string-value="6453">
            <text:p>6453</text:p>
          </table:table-cell>
          <table:table-cell office:value-type="string">
            <text:p>','</text:p>
          </table:table-cell>
          <table:table-cell office:value-type="float" office:value="55">
            <text:p>55</text:p>
          </table:table-cell>
          <table:table-cell table:formula="of:=SUBSTITUTE([.V64];&quot;á&quot;;&quot;&quot;)" office:value-type="string" office:string-value="55">
            <text:p>55</text:p>
          </table:table-cell>
          <table:table-cell office:value-type="string">
            <text:p>'),</text:p>
          </table:table-cell>
          <table:table-cell table:formula="of:=CONCATENATE([.C64];[.E64];[.F64];[.H64];[.I64];[.K64];[.L64];[.N64];[.O64];[.Q64];[.R64];[.T64];[.U64];[.W64];[.X64])" office:value-type="string" office:string-value="('5494','88' ,'77','308','21840','6453','55'),">
            <text:p>('5494','88' ,'77','308','21840','6453','55'),</text:p>
          </table:table-cell>
        </table:table-row>
        <table:table-row table:style-name="ro1">
          <table:table-cell office:value-type="string">
            <text:p>UNION TERRITORY - DAMAN &amp; DIU <text:s/>25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float" office:value="787">
            <text:p>787</text:p>
          </table:table-cell>
          <table:table-cell table:formula="of:=SUBSTITUTE([.D65];&quot;á&quot;;&quot;&quot;)" office:value-type="string" office:string-value="787">
            <text:p>787</text:p>
          </table:table-cell>
          <table:table-cell office:value-type="string">
            <text:p>','</text:p>
          </table:table-cell>
          <table:table-cell office:value-type="float" office:value="81">
            <text:p>81</text:p>
          </table:table-cell>
          <table:table-cell table:formula="of:=SUBSTITUTE([.G65];&quot;á&quot;;&quot;&quot;)" office:value-type="string" office:string-value="81">
            <text:p>81</text:p>
          </table:table-cell>
          <table:table-cell office:value-type="string">
            <text:p>' ,'</text:p>
          </table:table-cell>
          <table:table-cell office:value-type="float" office:value="102">
            <text:p>102</text:p>
          </table:table-cell>
          <table:table-cell table:formula="of:=SUBSTITUTE([.J65];&quot;á&quot;;&quot;&quot;)" office:value-type="string" office:string-value="102">
            <text:p>102</text:p>
          </table:table-cell>
          <table:table-cell office:value-type="string">
            <text:p>','</text:p>
          </table:table-cell>
          <table:table-cell office:value-type="float" office:value="542">
            <text:p>542</text:p>
          </table:table-cell>
          <table:table-cell table:formula="of:=SUBSTITUTE([.M65];&quot;á&quot;;&quot;&quot;)" office:value-type="string" office:string-value="542">
            <text:p>542</text:p>
          </table:table-cell>
          <table:table-cell office:value-type="string">
            <text:p>','</text:p>
          </table:table-cell>
          <table:table-cell office:value-type="string">
            <text:p>8á978</text:p>
          </table:table-cell>
          <table:table-cell table:formula="of:=SUBSTITUTE([.P65];&quot;á&quot;;&quot;&quot;)" office:value-type="string" office:string-value="8978">
            <text:p>8978</text:p>
          </table:table-cell>
          <table:table-cell office:value-type="string">
            <text:p>','</text:p>
          </table:table-cell>
          <table:table-cell office:value-type="string">
            <text:p>9á032</text:p>
          </table:table-cell>
          <table:table-cell table:formula="of:=SUBSTITUTE([.S65];&quot;á&quot;;&quot;&quot;)" office:value-type="string" office:string-value="9032">
            <text:p>9032</text:p>
          </table:table-cell>
          <table:table-cell office:value-type="string">
            <text:p>','</text:p>
          </table:table-cell>
          <table:table-cell office:value-type="float" office:value="65">
            <text:p>65</text:p>
          </table:table-cell>
          <table:table-cell table:formula="of:=SUBSTITUTE([.V65];&quot;á&quot;;&quot;&quot;)" office:value-type="string" office:string-value="65">
            <text:p>65</text:p>
          </table:table-cell>
          <table:table-cell office:value-type="string">
            <text:p>'),</text:p>
          </table:table-cell>
          <table:table-cell table:formula="of:=CONCATENATE([.C65];[.E65];[.F65];[.H65];[.I65];[.K65];[.L65];[.N65];[.O65];[.Q65];[.R65];[.T65];[.U65];[.W65];[.X65])" office:value-type="string" office:string-value="('787','81' ,'102','542','8978','9032','65'),">
            <text:p>('787','81' ,'102','542','8978','9032','65'),</text:p>
          </table:table-cell>
        </table:table-row>
        <table:table-row table:style-name="ro2">
          <table:table-cell office:value-type="string">
            <text:p>UNION TERRITORY - DELHI <text:s/>07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47á809</text:p>
          </table:table-cell>
          <table:table-cell table:formula="of:=SUBSTITUTE([.D66];&quot;á&quot;;&quot;&quot;)" office:value-type="string" office:string-value="47809">
            <text:p>47809</text:p>
          </table:table-cell>
          <table:table-cell office:value-type="string">
            <text:p>','</text:p>
          </table:table-cell>
          <table:table-cell office:value-type="float" office:value="311">
            <text:p>311</text:p>
          </table:table-cell>
          <table:table-cell table:formula="of:=SUBSTITUTE([.G66];&quot;á&quot;;&quot;&quot;)" office:value-type="string" office:string-value="311">
            <text:p>311</text:p>
          </table:table-cell>
          <table:table-cell office:value-type="string">
            <text:p>' ,'</text:p>
          </table:table-cell>
          <table:table-cell office:value-type="string">
            <text:p>24á879</text:p>
          </table:table-cell>
          <table:table-cell table:formula="of:=SUBSTITUTE([.J66];&quot;á&quot;;&quot;&quot;)" office:value-type="string" office:string-value="24879">
            <text:p>24879</text:p>
          </table:table-cell>
          <table:table-cell office:value-type="string">
            <text:p>','</text:p>
          </table:table-cell>
          <table:table-cell office:value-type="string">
            <text:p>4á947</text:p>
          </table:table-cell>
          <table:table-cell table:formula="of:=SUBSTITUTE([.M66];&quot;á&quot;;&quot;&quot;)" office:value-type="string" office:string-value="4947">
            <text:p>4947</text:p>
          </table:table-cell>
          <table:table-cell office:value-type="string">
            <text:p>','</text:p>
          </table:table-cell>
          <table:table-cell office:value-type="string">
            <text:p>147á382</text:p>
          </table:table-cell>
          <table:table-cell table:formula="of:=SUBSTITUTE([.P66];&quot;á&quot;;&quot;&quot;)" office:value-type="string" office:string-value="147382">
            <text:p>147382</text:p>
          </table:table-cell>
          <table:table-cell office:value-type="string">
            <text:p>','</text:p>
          </table:table-cell>
          <table:table-cell office:value-type="string">
            <text:p>18á494</text:p>
          </table:table-cell>
          <table:table-cell table:formula="of:=SUBSTITUTE([.S66];&quot;á&quot;;&quot;&quot;)" office:value-type="string" office:string-value="18494">
            <text:p>18494</text:p>
          </table:table-cell>
          <table:table-cell office:value-type="string">
            <text:p>','</text:p>
          </table:table-cell>
          <table:table-cell office:value-type="float" office:value="866">
            <text:p>866</text:p>
          </table:table-cell>
          <table:table-cell table:formula="of:=SUBSTITUTE([.V66];&quot;á&quot;;&quot;&quot;)" office:value-type="string" office:string-value="866">
            <text:p>866</text:p>
          </table:table-cell>
          <table:table-cell office:value-type="string">
            <text:p>'),</text:p>
          </table:table-cell>
          <table:table-cell table:formula="of:=CONCATENATE([.C66];[.E66];[.F66];[.H66];[.I66];[.K66];[.L66];[.N66];[.O66];[.Q66];[.R66];[.T66];[.U66];[.W66];[.X66])" office:value-type="string" office:string-value="('47809','311' ,'24879','4947','147382','18494','866'),">
            <text:p>('47809','311' ,'24879','4947','147382','18494','866'),</text:p>
          </table:table-cell>
        </table:table-row>
        <table:table-row table:style-name="ro1">
          <table:table-cell office:value-type="string">
            <text:p>UNION TERRITORY - DELHI <text:s/>07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13á832</text:p>
          </table:table-cell>
          <table:table-cell table:formula="of:=SUBSTITUTE([.D67];&quot;á&quot;;&quot;&quot;)" office:value-type="string" office:string-value="213832">
            <text:p>213832</text:p>
          </table:table-cell>
          <table:table-cell office:value-type="string">
            <text:p>','</text:p>
          </table:table-cell>
          <table:table-cell office:value-type="string">
            <text:p>4á790</text:p>
          </table:table-cell>
          <table:table-cell table:formula="of:=SUBSTITUTE([.G67];&quot;á&quot;;&quot;&quot;)" office:value-type="string" office:string-value="4790">
            <text:p>4790</text:p>
          </table:table-cell>
          <table:table-cell office:value-type="string">
            <text:p>' ,'</text:p>
          </table:table-cell>
          <table:table-cell office:value-type="string">
            <text:p>120á231</text:p>
          </table:table-cell>
          <table:table-cell table:formula="of:=SUBSTITUTE([.J67];&quot;á&quot;;&quot;&quot;)" office:value-type="string" office:string-value="120231">
            <text:p>120231</text:p>
          </table:table-cell>
          <table:table-cell office:value-type="string">
            <text:p>','</text:p>
          </table:table-cell>
          <table:table-cell office:value-type="string">
            <text:p>92á931</text:p>
          </table:table-cell>
          <table:table-cell table:formula="of:=SUBSTITUTE([.M67];&quot;á&quot;;&quot;&quot;)" office:value-type="string" office:string-value="92931">
            <text:p>92931</text:p>
          </table:table-cell>
          <table:table-cell office:value-type="string">
            <text:p>','</text:p>
          </table:table-cell>
          <table:table-cell office:value-type="string">
            <text:p>2á266á101</text:p>
          </table:table-cell>
          <table:table-cell table:formula="of:=SUBSTITUTE([.P67];&quot;á&quot;;&quot;&quot;)" office:value-type="string" office:string-value="2266101">
            <text:p>2266101</text:p>
          </table:table-cell>
          <table:table-cell office:value-type="string">
            <text:p>','</text:p>
          </table:table-cell>
          <table:table-cell office:value-type="string">
            <text:p>427á073</text:p>
          </table:table-cell>
          <table:table-cell table:formula="of:=SUBSTITUTE([.S67];&quot;á&quot;;&quot;&quot;)" office:value-type="string" office:string-value="427073">
            <text:p>427073</text:p>
          </table:table-cell>
          <table:table-cell office:value-type="string">
            <text:p>','</text:p>
          </table:table-cell>
          <table:table-cell office:value-type="string">
            <text:p>10á310</text:p>
          </table:table-cell>
          <table:table-cell table:formula="of:=SUBSTITUTE([.V67];&quot;á&quot;;&quot;&quot;)" office:value-type="string" office:string-value="10310">
            <text:p>10310</text:p>
          </table:table-cell>
          <table:table-cell office:value-type="string">
            <text:p>'),</text:p>
          </table:table-cell>
          <table:table-cell table:formula="of:=CONCATENATE([.C67];[.E67];[.F67];[.H67];[.I67];[.K67];[.L67];[.N67];[.O67];[.Q67];[.R67];[.T67];[.U67];[.W67];[.X67])" office:value-type="string" office:string-value="('213832','4790' ,'120231','92931','2266101','427073','10310'),">
            <text:p>('213832','4790' ,'120231','92931','2266101','427073','10310'),</text:p>
          </table:table-cell>
        </table:table-row>
        <table:table-row table:style-name="ro2">
          <table:table-cell office:value-type="string">
            <text:p>UNION TERRITORY - LAKSHADWEEP <text:s/>31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1á390</text:p>
          </table:table-cell>
          <table:table-cell table:formula="of:=SUBSTITUTE([.D68];&quot;á&quot;;&quot;&quot;)" office:value-type="string" office:string-value="1390">
            <text:p>1390</text:p>
          </table:table-cell>
          <table:table-cell office:value-type="string">
            <text:p>','</text:p>
          </table:table-cell>
          <table:table-cell office:value-type="float" office:value="1">
            <text:p>1</text:p>
          </table:table-cell>
          <table:table-cell table:formula="of:=SUBSTITUTE([.G68];&quot;á&quot;;&quot;&quot;)" office:value-type="string" office:string-value="1">
            <text:p>1</text:p>
          </table:table-cell>
          <table:table-cell office:value-type="string">
            <text:p>' ,'</text:p>
          </table:table-cell>
          <table:table-cell office:value-type="float" office:value="12">
            <text:p>12</text:p>
          </table:table-cell>
          <table:table-cell table:formula="of:=SUBSTITUTE([.J68];&quot;á&quot;;&quot;&quot;)" office:value-type="string" office:string-value="12">
            <text:p>12</text:p>
          </table:table-cell>
          <table:table-cell office:value-type="string">
            <text:p>','</text:p>
          </table:table-cell>
          <table:table-cell office:value-type="float" office:value="3">
            <text:p>3</text:p>
          </table:table-cell>
          <table:table-cell table:formula="of:=SUBSTITUTE([.M68];&quot;á&quot;;&quot;&quot;)" office:value-type="string" office:string-value="3">
            <text:p>3</text:p>
          </table:table-cell>
          <table:table-cell office:value-type="string">
            <text:p>','</text:p>
          </table:table-cell>
          <table:table-cell office:value-type="string">
            <text:p>7á759</text:p>
          </table:table-cell>
          <table:table-cell table:formula="of:=SUBSTITUTE([.P68];&quot;á&quot;;&quot;&quot;)" office:value-type="string" office:string-value="7759">
            <text:p>7759</text:p>
          </table:table-cell>
          <table:table-cell office:value-type="string">
            <text:p>','</text:p>
          </table:table-cell>
          <table:table-cell office:value-type="float" office:value="261">
            <text:p>261</text:p>
          </table:table-cell>
          <table:table-cell table:formula="of:=SUBSTITUTE([.S68];&quot;á&quot;;&quot;&quot;)" office:value-type="string" office:string-value="261">
            <text:p>261</text:p>
          </table:table-cell>
          <table:table-cell office:value-type="string">
            <text:p>','</text:p>
          </table:table-cell>
          <table:table-cell office:value-type="float" office:value="33">
            <text:p>33</text:p>
          </table:table-cell>
          <table:table-cell table:formula="of:=SUBSTITUTE([.V68];&quot;á&quot;;&quot;&quot;)" office:value-type="string" office:string-value="33">
            <text:p>33</text:p>
          </table:table-cell>
          <table:table-cell office:value-type="string">
            <text:p>'),</text:p>
          </table:table-cell>
          <table:table-cell table:formula="of:=CONCATENATE([.C68];[.E68];[.F68];[.H68];[.I68];[.K68];[.L68];[.N68];[.O68];[.Q68];[.R68];[.T68];[.U68];[.W68];[.X68])" office:value-type="string" office:string-value="('1390','1' ,'12','3','7759','261','33'),">
            <text:p>('1390','1' ,'12','3','7759','261','33'),</text:p>
          </table:table-cell>
        </table:table-row>
        <table:table-row table:style-name="ro1">
          <table:table-cell office:value-type="string">
            <text:p>UNION TERRITORY - LAKSHADWEEP <text:s/>31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float" office:value="753">
            <text:p>753</text:p>
          </table:table-cell>
          <table:table-cell table:formula="of:=SUBSTITUTE([.D69];&quot;á&quot;;&quot;&quot;)" office:value-type="string" office:string-value="753">
            <text:p>753</text:p>
          </table:table-cell>
          <table:table-cell office:value-type="string">
            <text:p>','</text:p>
          </table:table-cell>
          <table:table-cell office:value-type="float" office:value="2">
            <text:p>2</text:p>
          </table:table-cell>
          <table:table-cell table:formula="of:=SUBSTITUTE([.G69];&quot;á&quot;;&quot;&quot;)" office:value-type="string" office:string-value="2">
            <text:p>2</text:p>
          </table:table-cell>
          <table:table-cell office:value-type="string">
            <text:p>' ,'</text:p>
          </table:table-cell>
          <table:table-cell office:value-type="float" office:value="9">
            <text:p>9</text:p>
          </table:table-cell>
          <table:table-cell table:formula="of:=SUBSTITUTE([.J69];&quot;á&quot;;&quot;&quot;)" office:value-type="string" office:string-value="9">
            <text:p>9</text:p>
          </table:table-cell>
          <table:table-cell office:value-type="string">
            <text:p>','</text:p>
          </table:table-cell>
          <table:table-cell office:value-type="float" office:value="4">
            <text:p>4</text:p>
          </table:table-cell>
          <table:table-cell table:formula="of:=SUBSTITUTE([.M69];&quot;á&quot;;&quot;&quot;)" office:value-type="string" office:string-value="4">
            <text:p>4</text:p>
          </table:table-cell>
          <table:table-cell office:value-type="string">
            <text:p>','</text:p>
          </table:table-cell>
          <table:table-cell office:value-type="string">
            <text:p>5á830</text:p>
          </table:table-cell>
          <table:table-cell table:formula="of:=SUBSTITUTE([.P69];&quot;á&quot;;&quot;&quot;)" office:value-type="string" office:string-value="5830">
            <text:p>5830</text:p>
          </table:table-cell>
          <table:table-cell office:value-type="string">
            <text:p>','</text:p>
          </table:table-cell>
          <table:table-cell office:value-type="float" office:value="338">
            <text:p>338</text:p>
          </table:table-cell>
          <table:table-cell table:formula="of:=SUBSTITUTE([.S69];&quot;á&quot;;&quot;&quot;)" office:value-type="string" office:string-value="338">
            <text:p>338</text:p>
          </table:table-cell>
          <table:table-cell office:value-type="string">
            <text:p>','</text:p>
          </table:table-cell>
          <table:table-cell office:value-type="float" office:value="212">
            <text:p>212</text:p>
          </table:table-cell>
          <table:table-cell table:formula="of:=SUBSTITUTE([.V69];&quot;á&quot;;&quot;&quot;)" office:value-type="string" office:string-value="212">
            <text:p>212</text:p>
          </table:table-cell>
          <table:table-cell office:value-type="string">
            <text:p>'),</text:p>
          </table:table-cell>
          <table:table-cell table:formula="of:=CONCATENATE([.C69];[.E69];[.F69];[.H69];[.I69];[.K69];[.L69];[.N69];[.O69];[.Q69];[.R69];[.T69];[.U69];[.W69];[.X69])" office:value-type="string" office:string-value="('753','2' ,'9','4','5830','338','212'),">
            <text:p>('753','2' ,'9','4','5830','338','212'),</text:p>
          </table:table-cell>
        </table:table-row>
        <table:table-row table:style-name="ro2">
          <table:table-cell office:value-type="string">
            <text:p>UNION TERRITORY - PONDICHERRY <text:s/>34</text:p>
          </table:table-cell>
          <table:table-cell office:value-type="string">
            <text:p>Rural</text:p>
          </table:table-cell>
          <table:table-cell office:value-type="string">
            <text:p>('</text:p>
          </table:table-cell>
          <table:table-cell office:value-type="string">
            <text:p>36á591</text:p>
          </table:table-cell>
          <table:table-cell table:formula="of:=SUBSTITUTE([.D70];&quot;á&quot;;&quot;&quot;)" office:value-type="string" office:string-value="36591">
            <text:p>36591</text:p>
          </table:table-cell>
          <table:table-cell office:value-type="string">
            <text:p>','</text:p>
          </table:table-cell>
          <table:table-cell office:value-type="float" office:value="88">
            <text:p>88</text:p>
          </table:table-cell>
          <table:table-cell table:formula="of:=SUBSTITUTE([.G70];&quot;á&quot;;&quot;&quot;)" office:value-type="string" office:string-value="88">
            <text:p>88</text:p>
          </table:table-cell>
          <table:table-cell office:value-type="string">
            <text:p>' ,'</text:p>
          </table:table-cell>
          <table:table-cell office:value-type="float" office:value="600">
            <text:p>600</text:p>
          </table:table-cell>
          <table:table-cell table:formula="of:=SUBSTITUTE([.J70];&quot;á&quot;;&quot;&quot;)" office:value-type="string" office:string-value="600">
            <text:p>600</text:p>
          </table:table-cell>
          <table:table-cell office:value-type="string">
            <text:p>','</text:p>
          </table:table-cell>
          <table:table-cell office:value-type="float" office:value="227">
            <text:p>227</text:p>
          </table:table-cell>
          <table:table-cell table:formula="of:=SUBSTITUTE([.M70];&quot;á&quot;;&quot;&quot;)" office:value-type="string" office:string-value="227">
            <text:p>227</text:p>
          </table:table-cell>
          <table:table-cell office:value-type="string">
            <text:p>','</text:p>
          </table:table-cell>
          <table:table-cell office:value-type="string">
            <text:p>49á992</text:p>
          </table:table-cell>
          <table:table-cell table:formula="of:=SUBSTITUTE([.P70];&quot;á&quot;;&quot;&quot;)" office:value-type="string" office:string-value="49992">
            <text:p>49992</text:p>
          </table:table-cell>
          <table:table-cell office:value-type="string">
            <text:p>','</text:p>
          </table:table-cell>
          <table:table-cell office:value-type="string">
            <text:p>2á440</text:p>
          </table:table-cell>
          <table:table-cell table:formula="of:=SUBSTITUTE([.S70];&quot;á&quot;;&quot;&quot;)" office:value-type="string" office:string-value="2440">
            <text:p>2440</text:p>
          </table:table-cell>
          <table:table-cell office:value-type="string">
            <text:p>','</text:p>
          </table:table-cell>
          <table:table-cell office:value-type="float" office:value="41">
            <text:p>41</text:p>
          </table:table-cell>
          <table:table-cell table:formula="of:=SUBSTITUTE([.V70];&quot;á&quot;;&quot;&quot;)" office:value-type="string" office:string-value="41">
            <text:p>41</text:p>
          </table:table-cell>
          <table:table-cell office:value-type="string">
            <text:p>'),</text:p>
          </table:table-cell>
          <table:table-cell table:formula="of:=CONCATENATE([.C70];[.E70];[.F70];[.H70];[.I70];[.K70];[.L70];[.N70];[.O70];[.Q70];[.R70];[.T70];[.U70];[.W70];[.X70])" office:value-type="string" office:string-value="('36591','88' ,'600','227','49992','2440','41'),">
            <text:p>('36591','88' ,'600','227','49992','2440','41'),</text:p>
          </table:table-cell>
        </table:table-row>
        <table:table-row table:style-name="ro1">
          <table:table-cell office:value-type="string">
            <text:p>UNION TERRITORY - PONDICHERRY <text:s/>34</text:p>
          </table:table-cell>
          <table:table-cell office:value-type="string">
            <text:p>Urban</text:p>
          </table:table-cell>
          <table:table-cell office:value-type="string">
            <text:p>('</text:p>
          </table:table-cell>
          <table:table-cell office:value-type="string">
            <text:p>25á155</text:p>
          </table:table-cell>
          <table:table-cell table:formula="of:=SUBSTITUTE([.D71];&quot;á&quot;;&quot;&quot;)" office:value-type="string" office:string-value="25155">
            <text:p>25155</text:p>
          </table:table-cell>
          <table:table-cell office:value-type="string">
            <text:p>','</text:p>
          </table:table-cell>
          <table:table-cell office:value-type="float" office:value="203">
            <text:p>203</text:p>
          </table:table-cell>
          <table:table-cell table:formula="of:=SUBSTITUTE([.G71];&quot;á&quot;;&quot;&quot;)" office:value-type="string" office:string-value="203">
            <text:p>203</text:p>
          </table:table-cell>
          <table:table-cell office:value-type="string">
            <text:p>' ,'</text:p>
          </table:table-cell>
          <table:table-cell office:value-type="float" office:value="928">
            <text:p>928</text:p>
          </table:table-cell>
          <table:table-cell table:formula="of:=SUBSTITUTE([.J71];&quot;á&quot;;&quot;&quot;)" office:value-type="string" office:string-value="928">
            <text:p>928</text:p>
          </table:table-cell>
          <table:table-cell office:value-type="string">
            <text:p>','</text:p>
          </table:table-cell>
          <table:table-cell office:value-type="float" office:value="428">
            <text:p>428</text:p>
          </table:table-cell>
          <table:table-cell table:formula="of:=SUBSTITUTE([.M71];&quot;á&quot;;&quot;&quot;)" office:value-type="string" office:string-value="428">
            <text:p>428</text:p>
          </table:table-cell>
          <table:table-cell office:value-type="string">
            <text:p>','</text:p>
          </table:table-cell>
          <table:table-cell office:value-type="string">
            <text:p>120á156</text:p>
          </table:table-cell>
          <table:table-cell table:formula="of:=SUBSTITUTE([.P71];&quot;á&quot;;&quot;&quot;)" office:value-type="string" office:string-value="120156">
            <text:p>120156</text:p>
          </table:table-cell>
          <table:table-cell office:value-type="string">
            <text:p>','</text:p>
          </table:table-cell>
          <table:table-cell office:value-type="string">
            <text:p>29á677</text:p>
          </table:table-cell>
          <table:table-cell table:formula="of:=SUBSTITUTE([.S71];&quot;á&quot;;&quot;&quot;)" office:value-type="string" office:string-value="29677">
            <text:p>29677</text:p>
          </table:table-cell>
          <table:table-cell office:value-type="string">
            <text:p>','</text:p>
          </table:table-cell>
          <table:table-cell office:value-type="float" office:value="680">
            <text:p>680</text:p>
          </table:table-cell>
          <table:table-cell table:formula="of:=SUBSTITUTE([.V71];&quot;á&quot;;&quot;&quot;)" office:value-type="string" office:string-value="680">
            <text:p>680</text:p>
          </table:table-cell>
          <table:table-cell office:value-type="string">
            <text:p>'),</text:p>
          </table:table-cell>
          <table:table-cell table:formula="of:=CONCATENATE([.C71];[.E71];[.F71];[.H71];[.I71];[.K71];[.L71];[.N71];[.O71];[.Q71];[.R71];[.T71];[.U71];[.W71];[.X71])" office:value-type="string" office:string-value="('25155','203' ,'928','428','120156','29677','680'),">
            <text:p>('25155','203' ,'928','428','120156','29677','680')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3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3:41:00.53</dc:date>
    <meta:editing-duration>PT3H8M38S</meta:editing-duration>
    <meta:editing-cycles>1</meta:editing-cycles>
    <meta:document-statistic meta:table-count="1" meta:cell-count="1758" meta:object-count="0"/>
    <meta:generator>OpenOffice/4.0.0$Win32 OpenOffice.org_project/400m3$Build-9702</meta:generator>
  </office:meta>
</office:document-meta>
</file>